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mpact" svg:font-family="Impact"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text-properties officeooo:rsid="0018134d" officeooo:paragraph-rsid="0018134d"/>
    </style:style>
    <style:style style:name="P2" style:family="paragraph" style:parent-style-name="Standard">
      <style:paragraph-properties fo:text-align="center" style:justify-single-word="false"/>
      <style:text-properties officeooo:rsid="0018134d" officeooo:paragraph-rsid="0018134d"/>
    </style:style>
    <style:style style:name="P3" style:family="paragraph" style:parent-style-name="Title">
      <style:paragraph-properties fo:text-align="center" style:justify-single-word="false"/>
      <style:text-properties officeooo:rsid="0079ce1b" officeooo:paragraph-rsid="0079ce1b"/>
    </style:style>
    <style:style style:name="P4" style:family="paragraph" style:parent-style-name="Standard">
      <style:paragraph-properties fo:text-align="center" style:justify-single-word="false"/>
      <style:text-properties officeooo:rsid="0079ce1b" officeooo:paragraph-rsid="0079ce1b"/>
    </style:style>
    <style:style style:name="P5" style:family="paragraph" style:parent-style-name="Standard">
      <style:paragraph-properties fo:text-align="center" style:justify-single-word="false" fo:break-before="page"/>
      <style:text-properties officeooo:paragraph-rsid="0079ce1b"/>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Contents_20_4">
      <style:paragraph-properties>
        <style:tab-stops>
          <style:tab-stop style:position="15.499cm" style:type="right" style:leader-style="dotted" style:leader-text="."/>
        </style:tab-stops>
      </style:paragraph-properties>
    </style:style>
    <style:style style:name="P10" style:family="paragraph" style:parent-style-name="Standard">
      <style:paragraph-properties fo:text-align="start" style:justify-single-word="false"/>
      <style:text-properties officeooo:paragraph-rsid="0018134d"/>
    </style:style>
    <style:style style:name="P11" style:family="paragraph" style:parent-style-name="Standard">
      <style:paragraph-properties fo:text-align="start" style:justify-single-word="false"/>
      <style:text-properties officeooo:rsid="0018134d" officeooo:paragraph-rsid="0018134d"/>
    </style:style>
    <style:style style:name="P12" style:family="paragraph" style:parent-style-name="Standard">
      <style:text-properties officeooo:rsid="004413c0" officeooo:paragraph-rsid="004413c0"/>
    </style:style>
    <style:style style:name="P13" style:family="paragraph" style:parent-style-name="Standard">
      <style:text-properties officeooo:rsid="001ace83" officeooo:paragraph-rsid="001ace83"/>
    </style:style>
    <style:style style:name="P14" style:family="paragraph" style:parent-style-name="Standard">
      <style:text-properties fo:font-weight="bold" officeooo:rsid="001ace83" officeooo:paragraph-rsid="001ace83" style:font-weight-asian="bold" style:font-weight-complex="bold"/>
    </style:style>
    <style:style style:name="P15" style:family="paragraph" style:parent-style-name="List_20_Contents">
      <style:text-properties fo:font-weight="bold" style:font-weight-asian="bold" style:font-weight-complex="bold"/>
    </style:style>
    <style:style style:name="P16" style:family="paragraph" style:parent-style-name="List_20_Contents">
      <style:text-properties fo:font-weight="bold" officeooo:paragraph-rsid="0044da9d" style:font-weight-asian="bold" style:font-weight-complex="bold"/>
    </style:style>
    <style:style style:name="P17" style:family="paragraph" style:parent-style-name="List_20_Contents">
      <style:text-properties officeooo:rsid="001cbf97" officeooo:paragraph-rsid="001cbf97"/>
    </style:style>
    <style:style style:name="P18" style:family="paragraph" style:parent-style-name="Standard">
      <style:text-properties officeooo:rsid="001cbf97" officeooo:paragraph-rsid="001cbf97"/>
    </style:style>
    <style:style style:name="P19" style:family="paragraph" style:parent-style-name="Standard">
      <style:text-properties officeooo:paragraph-rsid="001cbf97"/>
    </style:style>
    <style:style style:name="P20" style:family="paragraph" style:parent-style-name="List_20_Contents">
      <style:text-properties fo:color="#000000" loext:opacity="100%" fo:font-weight="bold" officeooo:rsid="002055d1" officeooo:paragraph-rsid="002055d1" style:font-weight-asian="bold" style:font-weight-complex="bold"/>
    </style:style>
    <style:style style:name="P21" style:family="paragraph" style:parent-style-name="List_20_Contents">
      <style:text-properties officeooo:rsid="002055d1" officeooo:paragraph-rsid="002055d1"/>
    </style:style>
    <style:style style:name="P22" style:family="paragraph" style:parent-style-name="Standard">
      <style:text-properties officeooo:rsid="0044da9d"/>
    </style:style>
    <style:style style:name="P23" style:family="paragraph" style:parent-style-name="Standard">
      <style:text-properties officeooo:rsid="001df082" officeooo:paragraph-rsid="001df082"/>
    </style:style>
    <style:style style:name="P24" style:family="paragraph" style:parent-style-name="List_20_Contents">
      <style:text-properties fo:font-weight="bold" officeooo:rsid="002055d1" officeooo:paragraph-rsid="002055d1" style:font-weight-asian="bold" style:font-weight-complex="bold"/>
    </style:style>
    <style:style style:name="P25" style:family="paragraph" style:parent-style-name="Standard">
      <style:text-properties officeooo:rsid="0020fdc3" officeooo:paragraph-rsid="0020fdc3"/>
    </style:style>
    <style:style style:name="P26" style:family="paragraph" style:parent-style-name="Standard">
      <style:text-properties officeooo:rsid="0079ce1b" officeooo:paragraph-rsid="0079ce1b"/>
    </style:style>
    <style:style style:name="P27" style:family="paragraph" style:parent-style-name="List_20_Contents">
      <style:text-properties fo:font-weight="bold" officeooo:rsid="0079ce1b" officeooo:paragraph-rsid="0079ce1b" style:font-weight-asian="bold" style:font-weight-complex="bold"/>
    </style:style>
    <style:style style:name="P28" style:family="paragraph" style:parent-style-name="Standard">
      <style:paragraph-properties fo:text-align="start" style:justify-single-word="false"/>
      <style:text-properties officeooo:rsid="0020fdc3" officeooo:paragraph-rsid="0020fdc3"/>
    </style:style>
    <style:style style:name="P29" style:family="paragraph" style:parent-style-name="List_20_Contents">
      <style:text-properties fo:font-weight="bold" officeooo:paragraph-rsid="0079ce1b" style:font-weight-asian="bold" style:font-weight-complex="bold"/>
    </style:style>
    <style:style style:name="P30" style:family="paragraph" style:parent-style-name="List_20_Contents">
      <style:paragraph-properties fo:text-align="start" style:justify-single-word="false"/>
      <style:text-properties officeooo:rsid="0020fdc3" officeooo:paragraph-rsid="0079ce1b"/>
    </style:style>
    <style:style style:name="P31" style:family="paragraph" style:parent-style-name="Standard">
      <style:text-properties officeooo:rsid="0044da9d" officeooo:paragraph-rsid="0044da9d"/>
    </style:style>
    <style:style style:name="P32" style:family="paragraph" style:parent-style-name="Standard">
      <style:text-properties officeooo:rsid="0020fdc3"/>
    </style:style>
    <style:style style:name="P33" style:family="paragraph" style:parent-style-name="Heading_20_2">
      <style:text-properties officeooo:rsid="004413c0" officeooo:paragraph-rsid="004413c0"/>
    </style:style>
    <style:style style:name="P34" style:family="paragraph" style:parent-style-name="List_20_Contents">
      <style:text-properties officeooo:rsid="0020fdc3" officeooo:paragraph-rsid="0020fdc3"/>
    </style:style>
    <style:style style:name="P35" style:family="paragraph" style:parent-style-name="Standard">
      <style:text-properties officeooo:rsid="004597e7" officeooo:paragraph-rsid="004597e7"/>
    </style:style>
    <style:style style:name="P36" style:family="paragraph" style:parent-style-name="Heading_20_3">
      <style:text-properties officeooo:rsid="004597e7" officeooo:paragraph-rsid="004597e7"/>
    </style:style>
    <style:style style:name="P37" style:family="paragraph" style:parent-style-name="Standard">
      <style:text-properties officeooo:rsid="004c10ff" officeooo:paragraph-rsid="004c10ff"/>
    </style:style>
    <style:style style:name="P38" style:family="paragraph" style:parent-style-name="Heading_20_3">
      <style:text-properties officeooo:paragraph-rsid="004597e7"/>
    </style:style>
    <style:style style:name="P39" style:family="paragraph" style:parent-style-name="Standard">
      <style:text-properties officeooo:paragraph-rsid="004597e7"/>
    </style:style>
    <style:style style:name="P40" style:family="paragraph" style:parent-style-name="List_20_Contents">
      <style:text-properties officeooo:rsid="00771139" officeooo:paragraph-rsid="00771139"/>
    </style:style>
    <style:style style:name="P41" style:family="paragraph" style:parent-style-name="List_20_Contents">
      <style:text-properties fo:color="#885d04" loext:opacity="100%" fo:font-weight="bold" style:font-weight-asian="bold" style:font-weight-complex="bold"/>
    </style:style>
    <style:style style:name="P42" style:family="paragraph" style:parent-style-name="List_20_Contents">
      <style:text-properties fo:color="#885d04" loext:opacity="100%" fo:font-weight="bold" officeooo:rsid="0049c8c1" officeooo:paragraph-rsid="0049c8c1" style:font-weight-asian="bold" style:font-weight-complex="bold"/>
    </style:style>
    <style:style style:name="P43" style:family="paragraph" style:parent-style-name="List_20_Contents">
      <style:text-properties officeooo:rsid="0049c8c1" officeooo:paragraph-rsid="0049c8c1"/>
    </style:style>
    <style:style style:name="P44" style:family="paragraph" style:parent-style-name="Heading_20_2">
      <style:text-properties officeooo:rsid="0049c8c1" officeooo:paragraph-rsid="0049c8c1"/>
    </style:style>
    <style:style style:name="P45" style:family="paragraph" style:parent-style-name="Standard">
      <style:text-properties officeooo:paragraph-rsid="0049c8c1"/>
    </style:style>
    <style:style style:name="P46" style:family="paragraph" style:parent-style-name="Heading_20_3">
      <style:text-properties officeooo:paragraph-rsid="0049c8c1"/>
    </style:style>
    <style:style style:name="P47" style:family="paragraph" style:parent-style-name="Standard">
      <style:text-properties officeooo:rsid="004597e7" officeooo:paragraph-rsid="0049c8c1"/>
    </style:style>
    <style:style style:name="P48" style:family="paragraph" style:parent-style-name="Heading_20_3">
      <style:text-properties officeooo:rsid="004597e7" officeooo:paragraph-rsid="0049c8c1"/>
    </style:style>
    <style:style style:name="P49" style:family="paragraph" style:parent-style-name="List_20_Contents">
      <style:text-properties fo:font-weight="normal" style:font-weight-asian="normal" style:font-weight-complex="normal"/>
    </style:style>
    <style:style style:name="P50" style:family="paragraph" style:parent-style-name="Standard">
      <style:text-properties fo:font-weight="normal" officeooo:paragraph-rsid="0049c8c1" style:font-weight-asian="normal" style:font-weight-complex="normal"/>
    </style:style>
    <style:style style:name="P51" style:family="paragraph" style:parent-style-name="List_20_Contents">
      <style:text-properties fo:font-weight="normal" officeooo:rsid="00771139" officeooo:paragraph-rsid="00771139" style:font-weight-asian="normal" style:font-weight-complex="normal"/>
    </style:style>
    <style:style style:name="P52" style:family="paragraph" style:parent-style-name="List_20_Contents">
      <style:text-properties fo:color="#885d04" loext:opacity="100%" fo:font-weight="bold" officeooo:paragraph-rsid="0049c8c1" style:font-weight-asian="bold" style:font-weight-complex="bold"/>
    </style:style>
    <style:style style:name="P53" style:family="paragraph" style:parent-style-name="List_20_Contents">
      <style:text-properties officeooo:paragraph-rsid="0049c8c1"/>
    </style:style>
    <style:style style:name="P54" style:family="paragraph" style:parent-style-name="Standard">
      <style:text-properties officeooo:rsid="004a38d8" officeooo:paragraph-rsid="004a38d8"/>
    </style:style>
    <style:style style:name="P55" style:family="paragraph" style:parent-style-name="List_20_Contents">
      <style:text-properties officeooo:paragraph-rsid="004c10ff"/>
    </style:style>
    <style:style style:name="P56" style:family="paragraph" style:parent-style-name="List_20_Contents">
      <style:text-properties fo:color="#885d04" loext:opacity="100%" fo:font-weight="bold" officeooo:rsid="004c10ff" officeooo:paragraph-rsid="004c10ff" style:font-weight-asian="bold" style:font-weight-complex="bold"/>
    </style:style>
    <style:style style:name="P57" style:family="paragraph" style:parent-style-name="Standard">
      <style:text-properties officeooo:rsid="0047c8f1" officeooo:paragraph-rsid="0047c8f1"/>
    </style:style>
    <style:style style:name="P58" style:family="paragraph" style:parent-style-name="Standard">
      <style:text-properties officeooo:rsid="002d57de" officeooo:paragraph-rsid="002d57de"/>
    </style:style>
    <style:style style:name="P59" style:family="paragraph" style:parent-style-name="Standard">
      <style:text-properties officeooo:rsid="0021a00d" officeooo:paragraph-rsid="0021a00d"/>
    </style:style>
    <style:style style:name="P60" style:family="paragraph" style:parent-style-name="List_20_Contents">
      <style:text-properties officeooo:rsid="0021a00d" officeooo:paragraph-rsid="0021a00d"/>
    </style:style>
    <style:style style:name="P61" style:family="paragraph" style:parent-style-name="List_20_Contents">
      <style:text-properties officeooo:rsid="002d262e" officeooo:paragraph-rsid="002d262e"/>
    </style:style>
    <style:style style:name="P62" style:family="paragraph" style:parent-style-name="Standard">
      <style:paragraph-properties fo:text-align="start" style:justify-single-word="false"/>
      <style:text-properties officeooo:rsid="0021a00d" officeooo:paragraph-rsid="0021a00d"/>
    </style:style>
    <style:style style:name="P63" style:family="paragraph" style:parent-style-name="List_20_Contents">
      <style:text-properties officeooo:paragraph-rsid="0021a00d"/>
    </style:style>
    <style:style style:name="P64" style:family="paragraph" style:parent-style-name="List_20_Contents">
      <style:text-properties fo:font-weight="bold" officeooo:rsid="0021a00d" officeooo:paragraph-rsid="004413c0" style:font-weight-asian="bold" style:font-weight-complex="bold"/>
    </style:style>
    <style:style style:name="P65" style:family="paragraph" style:parent-style-name="List_20_Contents">
      <style:text-properties fo:font-weight="normal" officeooo:rsid="004597e7" officeooo:paragraph-rsid="004597e7" style:font-weight-asian="normal" style:font-weight-complex="normal"/>
    </style:style>
    <style:style style:name="P66" style:family="paragraph" style:parent-style-name="List_20_Contents">
      <style:text-properties officeooo:rsid="0021a00d" officeooo:paragraph-rsid="004413c0"/>
    </style:style>
    <style:style style:name="P67" style:family="paragraph" style:parent-style-name="List_20_Contents">
      <style:text-properties fo:color="#885d04" loext:opacity="100%" fo:font-weight="bold" officeooo:rsid="0021a00d" officeooo:paragraph-rsid="0021a00d" style:font-weight-asian="bold" style:font-weight-complex="bold"/>
    </style:style>
    <style:style style:name="P68" style:family="paragraph" style:parent-style-name="List_20_Contents">
      <style:text-properties officeooo:rsid="00237f39" officeooo:paragraph-rsid="00237f39"/>
    </style:style>
    <style:style style:name="P69" style:family="paragraph" style:parent-style-name="List_20_Contents">
      <style:text-properties officeooo:rsid="00237f39" officeooo:paragraph-rsid="00247974"/>
    </style:style>
    <style:style style:name="P70" style:family="paragraph" style:parent-style-name="List_20_Contents">
      <style:text-properties officeooo:rsid="00247974" officeooo:paragraph-rsid="00247974"/>
    </style:style>
    <style:style style:name="P71" style:family="paragraph" style:parent-style-name="List_20_Contents">
      <style:text-properties officeooo:rsid="00247974" officeooo:paragraph-rsid="002a3213"/>
    </style:style>
    <style:style style:name="P72" style:family="paragraph" style:parent-style-name="List_20_Contents">
      <style:text-properties officeooo:rsid="00237f39" officeooo:paragraph-rsid="002a3213"/>
    </style:style>
    <style:style style:name="P73" style:family="paragraph" style:parent-style-name="List_20_Contents">
      <style:text-properties fo:color="#885d04" loext:opacity="100%" fo:font-weight="bold" officeooo:rsid="00237f39" officeooo:paragraph-rsid="00237f39" style:font-weight-asian="bold" style:font-weight-complex="bold"/>
    </style:style>
    <style:style style:name="P74" style:family="paragraph" style:parent-style-name="List_20_Contents">
      <style:text-properties fo:font-weight="bold" officeooo:rsid="00237f39" officeooo:paragraph-rsid="00237f39" style:font-weight-asian="bold" style:font-weight-complex="bold"/>
    </style:style>
    <style:style style:name="P75" style:family="paragraph" style:parent-style-name="List_20_Contents">
      <style:text-properties officeooo:rsid="002a3213" officeooo:paragraph-rsid="002a3213"/>
    </style:style>
    <style:style style:name="P76" style:family="paragraph" style:parent-style-name="List_20_Contents">
      <style:text-properties officeooo:rsid="0025a216" officeooo:paragraph-rsid="0025a216"/>
    </style:style>
    <style:style style:name="P77" style:family="paragraph" style:parent-style-name="List_20_Contents">
      <style:text-properties fo:color="#885d04" loext:opacity="100%" fo:font-weight="bold" officeooo:rsid="0025a216" officeooo:paragraph-rsid="0025a216" style:font-weight-asian="bold" style:font-weight-complex="bold"/>
    </style:style>
    <style:style style:name="P78" style:family="paragraph" style:parent-style-name="List_20_Contents">
      <style:text-properties officeooo:rsid="00266b7a" officeooo:paragraph-rsid="00266b7a"/>
    </style:style>
    <style:style style:name="P79" style:family="paragraph" style:parent-style-name="List_20_Contents">
      <style:text-properties fo:color="#885d04" loext:opacity="100%" fo:font-weight="bold" officeooo:rsid="00266b7a" officeooo:paragraph-rsid="00266b7a" style:font-weight-asian="bold" style:font-weight-complex="bold"/>
    </style:style>
    <style:style style:name="P80" style:family="paragraph" style:parent-style-name="List_20_Contents">
      <style:text-properties officeooo:rsid="00266b7a" officeooo:paragraph-rsid="00270a06"/>
    </style:style>
    <style:style style:name="P81" style:family="paragraph" style:parent-style-name="List_20_Contents">
      <style:text-properties officeooo:rsid="00270a06" officeooo:paragraph-rsid="00270a06"/>
    </style:style>
    <style:style style:name="P82" style:family="paragraph" style:parent-style-name="List_20_Contents">
      <style:text-properties fo:color="#885d04" loext:opacity="100%" fo:font-weight="bold" officeooo:rsid="00270a06" officeooo:paragraph-rsid="00270a06" style:font-weight-asian="bold" style:font-weight-complex="bold"/>
    </style:style>
    <style:style style:name="P83" style:family="paragraph" style:parent-style-name="List_20_Contents">
      <style:text-properties officeooo:rsid="00288eea" officeooo:paragraph-rsid="00288eea"/>
    </style:style>
    <style:style style:name="P84" style:family="paragraph" style:parent-style-name="List_20_Contents">
      <style:text-properties fo:color="#885d04" loext:opacity="100%" style:text-underline-style="none" fo:font-weight="bold" officeooo:rsid="00288eea" officeooo:paragraph-rsid="00288eea" style:font-weight-asian="bold" style:font-weight-complex="bold"/>
    </style:style>
    <style:style style:name="P85" style:family="paragraph" style:parent-style-name="List_20_Contents">
      <style:text-properties officeooo:rsid="00270a06" officeooo:paragraph-rsid="00288eea"/>
    </style:style>
    <style:style style:name="P86" style:family="paragraph" style:parent-style-name="List_20_Contents">
      <style:text-properties fo:color="#885d04" loext:opacity="100%" fo:font-weight="bold" officeooo:rsid="00270a06" officeooo:paragraph-rsid="00288eea" style:font-weight-asian="bold" style:font-weight-complex="bold"/>
    </style:style>
    <style:style style:name="P87" style:family="paragraph" style:parent-style-name="List_20_Contents">
      <style:text-properties officeooo:rsid="00270a06" officeooo:paragraph-rsid="002b0683"/>
    </style:style>
    <style:style style:name="P88" style:family="paragraph" style:parent-style-name="List_20_Contents">
      <style:text-properties fo:color="#885d04" loext:opacity="100%" fo:font-weight="bold" officeooo:rsid="00270a06" officeooo:paragraph-rsid="002b0683" style:font-weight-asian="bold" style:font-weight-complex="bold"/>
    </style:style>
    <style:style style:name="P89" style:family="paragraph" style:parent-style-name="List_20_Contents">
      <style:text-properties officeooo:rsid="002b0683" officeooo:paragraph-rsid="002b0683"/>
    </style:style>
    <style:style style:name="P90" style:family="paragraph" style:parent-style-name="List_20_Contents">
      <style:text-properties fo:color="#885d04" loext:opacity="100%" fo:font-weight="bold" officeooo:rsid="002b0683" officeooo:paragraph-rsid="002b0683" style:font-weight-asian="bold" style:font-weight-complex="bold"/>
    </style:style>
    <style:style style:name="P91" style:family="paragraph" style:parent-style-name="List_20_Contents">
      <style:text-properties officeooo:rsid="002bc455" officeooo:paragraph-rsid="002bc455"/>
    </style:style>
    <style:style style:name="P92" style:family="paragraph" style:parent-style-name="List_20_Contents">
      <style:text-properties officeooo:rsid="00270a06" officeooo:paragraph-rsid="002bc455"/>
    </style:style>
    <style:style style:name="P93" style:family="paragraph" style:parent-style-name="List_20_Contents">
      <style:text-properties officeooo:rsid="002b0683" officeooo:paragraph-rsid="002bc455"/>
    </style:style>
    <style:style style:name="P94" style:family="paragraph" style:parent-style-name="List_20_Contents">
      <style:text-properties fo:color="#885d04" loext:opacity="100%" fo:font-weight="bold" officeooo:rsid="002bc455" officeooo:paragraph-rsid="002bc455" style:font-weight-asian="bold" style:font-weight-complex="bold"/>
    </style:style>
    <style:style style:name="P95" style:family="paragraph" style:parent-style-name="List_20_Contents">
      <style:text-properties officeooo:rsid="002d57de" officeooo:paragraph-rsid="002d57de"/>
    </style:style>
    <style:style style:name="P96" style:family="paragraph" style:parent-style-name="List_20_Contents">
      <style:text-properties officeooo:rsid="00270a06" officeooo:paragraph-rsid="002d57de"/>
    </style:style>
    <style:style style:name="P97" style:family="paragraph" style:parent-style-name="Standard">
      <style:text-properties officeooo:paragraph-rsid="002d57de"/>
    </style:style>
    <style:style style:name="P98" style:family="paragraph" style:parent-style-name="List_20_Contents">
      <style:text-properties officeooo:paragraph-rsid="002d57de"/>
    </style:style>
    <style:style style:name="P99" style:family="paragraph" style:parent-style-name="List_20_Contents">
      <style:text-properties officeooo:rsid="002d262e" officeooo:paragraph-rsid="002d57de"/>
    </style:style>
    <style:style style:name="P100" style:family="paragraph" style:parent-style-name="Standard">
      <style:paragraph-properties fo:text-align="start" style:justify-single-word="false"/>
      <style:text-properties officeooo:rsid="0021a00d" officeooo:paragraph-rsid="002d57de"/>
    </style:style>
    <style:style style:name="P101" style:family="paragraph" style:parent-style-name="List_20_Contents">
      <style:text-properties officeooo:rsid="002e68b4" officeooo:paragraph-rsid="002e68b4"/>
    </style:style>
    <style:style style:name="P102" style:family="paragraph" style:parent-style-name="List_20_Contents">
      <style:text-properties officeooo:rsid="0021a00d" officeooo:paragraph-rsid="002d57de"/>
    </style:style>
    <style:style style:name="P103" style:family="paragraph" style:parent-style-name="List_20_Contents">
      <style:text-properties fo:color="#885d04" loext:opacity="100%" fo:font-weight="bold" officeooo:paragraph-rsid="002e68b4" style:font-weight-asian="bold" style:font-weight-complex="bold"/>
    </style:style>
    <style:style style:name="P104" style:family="paragraph" style:parent-style-name="List_20_Contents">
      <style:text-properties fo:color="#000000" loext:opacity="100%" fo:font-weight="bold" officeooo:rsid="002f3d19" officeooo:paragraph-rsid="002f3d19" style:font-weight-asian="bold" style:font-weight-complex="bold"/>
    </style:style>
    <style:style style:name="P105" style:family="paragraph" style:parent-style-name="List_20_Contents">
      <style:text-properties fo:color="#000000" loext:opacity="100%" fo:font-weight="bold" officeooo:rsid="002f3d19" officeooo:paragraph-rsid="0032528e" style:font-weight-asian="bold" style:font-weight-complex="bold"/>
    </style:style>
    <style:style style:name="P106" style:family="paragraph" style:parent-style-name="List_20_Contents">
      <style:text-properties fo:color="#885d04" loext:opacity="100%" fo:font-weight="bold" officeooo:paragraph-rsid="002ee4a1" style:font-weight-asian="bold" style:font-weight-complex="bold"/>
    </style:style>
    <style:style style:name="P107" style:family="paragraph" style:parent-style-name="List_20_Contents">
      <style:text-properties fo:color="#000000" loext:opacity="100%" fo:font-weight="bold" officeooo:rsid="002f3d19" officeooo:paragraph-rsid="0032d826" style:font-weight-asian="bold" style:font-weight-complex="bold"/>
    </style:style>
    <style:style style:name="P108" style:family="paragraph" style:parent-style-name="List_20_Contents">
      <style:text-properties officeooo:rsid="0025a216" officeooo:paragraph-rsid="0032d826"/>
    </style:style>
    <style:style style:name="P109" style:family="paragraph" style:parent-style-name="List_20_Contents">
      <style:text-properties fo:color="#000000" loext:opacity="100%" fo:font-weight="normal" officeooo:rsid="0025a216" officeooo:paragraph-rsid="0032d826" style:font-weight-asian="normal" style:font-weight-complex="normal"/>
    </style:style>
    <style:style style:name="P110" style:family="paragraph" style:parent-style-name="List_20_Contents">
      <style:text-properties officeooo:rsid="00266b7a" officeooo:paragraph-rsid="0032d826"/>
    </style:style>
    <style:style style:name="P111" style:family="paragraph" style:parent-style-name="List_20_Contents">
      <style:text-properties officeooo:rsid="00270a06" officeooo:paragraph-rsid="0032d826"/>
    </style:style>
    <style:style style:name="P112" style:family="paragraph" style:parent-style-name="List_20_Contents">
      <style:text-properties fo:color="#000000" loext:opacity="100%" fo:font-weight="bold" officeooo:rsid="00266b7a" officeooo:paragraph-rsid="0032d826" style:font-weight-asian="bold" style:font-weight-complex="bold"/>
    </style:style>
    <style:style style:name="P113" style:family="paragraph" style:parent-style-name="List_20_Contents">
      <style:text-properties fo:color="#000000" loext:opacity="100%" fo:font-weight="bold" officeooo:rsid="002f3d19" officeooo:paragraph-rsid="00349569" style:font-weight-asian="bold" style:font-weight-complex="bold"/>
    </style:style>
    <style:style style:name="P114" style:family="paragraph" style:parent-style-name="List_20_Contents">
      <style:text-properties fo:color="#000000" loext:opacity="100%" fo:font-weight="bold" officeooo:rsid="002f3d19" officeooo:paragraph-rsid="0036cf25" style:font-weight-asian="bold" style:font-weight-complex="bold"/>
    </style:style>
    <style:style style:name="P115" style:family="paragraph" style:parent-style-name="List_20_Contents">
      <style:text-properties fo:color="#000000" loext:opacity="100%" fo:font-weight="bold" officeooo:rsid="002f3d19" officeooo:paragraph-rsid="0035628a" style:font-weight-asian="bold" style:font-weight-complex="bold"/>
    </style:style>
    <style:style style:name="P116" style:family="paragraph" style:parent-style-name="List_20_Contents">
      <style:text-properties fo:color="#000000" loext:opacity="100%" fo:font-weight="bold" officeooo:rsid="002f3d19" officeooo:paragraph-rsid="0038ade8" style:font-weight-asian="bold" style:font-weight-complex="bold"/>
    </style:style>
    <style:style style:name="P117" style:family="paragraph" style:parent-style-name="List_20_Contents">
      <style:text-properties fo:color="#000000" loext:opacity="100%" fo:font-weight="bold" officeooo:rsid="002f3d19" officeooo:paragraph-rsid="00641935" style:font-weight-asian="bold" style:font-weight-complex="bold"/>
    </style:style>
    <style:style style:name="P118" style:family="paragraph" style:parent-style-name="List_20_Contents">
      <style:text-properties fo:color="#885d04" loext:opacity="100%" fo:font-weight="bold" officeooo:rsid="002f3d19" officeooo:paragraph-rsid="002f3d19" style:font-weight-asian="bold" style:font-weight-complex="bold"/>
    </style:style>
    <style:style style:name="P119" style:family="paragraph" style:parent-style-name="List_20_Contents">
      <style:text-properties fo:color="#000000" loext:opacity="100%" fo:font-weight="bold" officeooo:rsid="002f3d19" officeooo:paragraph-rsid="003a005f" style:font-weight-asian="bold" style:font-weight-complex="bold"/>
    </style:style>
    <style:style style:name="P120" style:family="paragraph" style:parent-style-name="Standard">
      <style:text-properties officeooo:paragraph-rsid="003a005f"/>
    </style:style>
    <style:style style:name="P121" style:family="paragraph" style:parent-style-name="Standard">
      <style:text-properties officeooo:rsid="002d57de" officeooo:paragraph-rsid="003a005f"/>
    </style:style>
    <style:style style:name="P122" style:family="paragraph" style:parent-style-name="Standard">
      <style:text-properties officeooo:rsid="003bc512" officeooo:paragraph-rsid="003bc512"/>
    </style:style>
    <style:style style:name="P123" style:family="paragraph" style:parent-style-name="List_20_Contents">
      <style:text-properties officeooo:paragraph-rsid="003a005f"/>
    </style:style>
    <style:style style:name="P124" style:family="paragraph" style:parent-style-name="List_20_Contents">
      <style:text-properties officeooo:rsid="002d262e" officeooo:paragraph-rsid="003a005f"/>
    </style:style>
    <style:style style:name="P125" style:family="paragraph" style:parent-style-name="List_20_Contents">
      <style:text-properties officeooo:rsid="003b318a" officeooo:paragraph-rsid="003b318a"/>
    </style:style>
    <style:style style:name="P126" style:family="paragraph" style:parent-style-name="Standard">
      <style:text-properties officeooo:rsid="004ed8f2" officeooo:paragraph-rsid="004ed8f2"/>
    </style:style>
    <style:style style:name="P127" style:family="paragraph" style:parent-style-name="Heading_20_3">
      <style:text-properties officeooo:rsid="004ed8f2" officeooo:paragraph-rsid="004ed8f2"/>
    </style:style>
    <style:style style:name="P128" style:family="paragraph" style:parent-style-name="List_20_Contents">
      <style:text-properties fo:font-weight="bold" officeooo:rsid="003bc512" officeooo:paragraph-rsid="003bc512" style:font-weight-asian="bold" style:font-weight-complex="bold"/>
    </style:style>
    <style:style style:name="P129" style:family="paragraph" style:parent-style-name="List_20_Contents">
      <style:text-properties officeooo:rsid="004ed8f2" officeooo:paragraph-rsid="004ed8f2"/>
    </style:style>
    <style:style style:name="P130" style:family="paragraph" style:parent-style-name="List_20_Contents">
      <style:text-properties officeooo:rsid="004f7245" officeooo:paragraph-rsid="004f7245"/>
    </style:style>
    <style:style style:name="P131" style:family="paragraph" style:parent-style-name="List_20_Contents">
      <style:text-properties fo:font-weight="bold" officeooo:rsid="0021a00d" officeooo:paragraph-rsid="003a005f" style:font-weight-asian="bold" style:font-weight-complex="bold"/>
    </style:style>
    <style:style style:name="P132" style:family="paragraph" style:parent-style-name="List_20_Contents">
      <style:text-properties officeooo:rsid="0050e9bd" officeooo:paragraph-rsid="0050e9bd"/>
    </style:style>
    <style:style style:name="P133" style:family="paragraph" style:parent-style-name="List_20_Contents">
      <style:text-properties fo:font-weight="normal" officeooo:rsid="0052c351" officeooo:paragraph-rsid="0052c351" style:font-weight-asian="normal" style:font-weight-complex="normal"/>
    </style:style>
    <style:style style:name="P134" style:family="paragraph" style:parent-style-name="List_20_Contents">
      <style:text-properties officeooo:rsid="0050e9bd" officeooo:paragraph-rsid="0052c351"/>
    </style:style>
    <style:style style:name="P135" style:family="paragraph" style:parent-style-name="List_20_Contents">
      <style:text-properties fo:font-weight="normal" officeooo:rsid="005828f4" officeooo:paragraph-rsid="005828f4" style:font-weight-asian="normal" style:font-weight-complex="normal"/>
    </style:style>
    <style:style style:name="P136" style:family="paragraph" style:parent-style-name="List_20_Contents">
      <style:text-properties officeooo:rsid="0050e9bd" officeooo:paragraph-rsid="005828f4"/>
    </style:style>
    <style:style style:name="P137" style:family="paragraph" style:parent-style-name="List_20_Contents">
      <style:text-properties fo:color="#000000" loext:opacity="100%" fo:font-weight="bold" officeooo:rsid="002f3d19" officeooo:paragraph-rsid="0052c351" style:font-weight-asian="bold" style:font-weight-complex="bold"/>
    </style:style>
    <style:style style:name="P138" style:family="paragraph" style:parent-style-name="List_20_Contents">
      <style:text-properties fo:color="#000000" loext:opacity="100%" fo:font-weight="normal" officeooo:rsid="0052c351" officeooo:paragraph-rsid="0052c351" style:font-weight-asian="normal" style:font-weight-complex="normal"/>
    </style:style>
    <style:style style:name="P139" style:family="paragraph" style:parent-style-name="List_20_Contents">
      <style:text-properties fo:color="#000000" loext:opacity="100%" fo:font-weight="bold" officeooo:rsid="002f3d19" officeooo:paragraph-rsid="0054bb3d" style:font-weight-asian="bold" style:font-weight-complex="bold"/>
    </style:style>
    <style:style style:name="P140" style:family="paragraph" style:parent-style-name="List_20_Contents">
      <style:text-properties fo:color="#000000" loext:opacity="100%" fo:font-weight="bold" officeooo:rsid="002f3d19" officeooo:paragraph-rsid="0054c12c" style:font-weight-asian="bold" style:font-weight-complex="bold"/>
    </style:style>
    <style:style style:name="P141" style:family="paragraph" style:parent-style-name="List_20_Contents">
      <style:text-properties fo:color="#000000" loext:opacity="100%" fo:font-weight="bold" officeooo:rsid="002f3d19" officeooo:paragraph-rsid="0053ecf2" style:font-weight-asian="bold" style:font-weight-complex="bold"/>
    </style:style>
    <style:style style:name="P142" style:family="paragraph" style:parent-style-name="List_20_Contents">
      <style:text-properties fo:color="#000000" loext:opacity="100%" fo:font-weight="normal" officeooo:rsid="0052c351" officeooo:paragraph-rsid="0053ecf2" style:font-weight-asian="normal" style:font-weight-complex="normal"/>
    </style:style>
    <style:style style:name="P143" style:family="paragraph" style:parent-style-name="List_20_Contents">
      <style:text-properties fo:color="#885d04" loext:opacity="100%" fo:font-weight="bold" officeooo:rsid="00270a06" officeooo:paragraph-rsid="00566e1d" style:font-weight-asian="bold" style:font-weight-complex="bold"/>
    </style:style>
    <style:style style:name="P144" style:family="paragraph" style:parent-style-name="List_20_Contents">
      <style:text-properties fo:color="#000000" loext:opacity="100%" fo:font-weight="bold" officeooo:rsid="002f3d19" officeooo:paragraph-rsid="00566e1d" style:font-weight-asian="bold" style:font-weight-complex="bold"/>
    </style:style>
    <style:style style:name="P145" style:family="paragraph" style:parent-style-name="List_20_Contents">
      <style:text-properties fo:color="#885d04" loext:opacity="100%" fo:font-weight="bold" officeooo:rsid="00237f39" officeooo:paragraph-rsid="00566e1d" style:font-weight-asian="bold" style:font-weight-complex="bold"/>
    </style:style>
    <style:style style:name="P146" style:family="paragraph" style:parent-style-name="List_20_Contents">
      <style:text-properties fo:color="#000000" loext:opacity="100%" fo:font-weight="bold" officeooo:rsid="002f3d19" officeooo:paragraph-rsid="0056981f" style:font-weight-asian="bold" style:font-weight-complex="bold"/>
    </style:style>
    <style:style style:name="P147" style:family="paragraph" style:parent-style-name="List_20_Contents">
      <style:text-properties fo:color="#885d04" loext:opacity="100%" fo:font-weight="bold" officeooo:rsid="00237f39" officeooo:paragraph-rsid="0056981f" style:font-weight-asian="bold" style:font-weight-complex="bold"/>
    </style:style>
    <style:style style:name="P148" style:family="paragraph" style:parent-style-name="List_20_Contents">
      <style:text-properties fo:color="#885d04" loext:opacity="100%" fo:font-weight="bold" officeooo:rsid="00237f39" officeooo:paragraph-rsid="00576e4b" style:font-weight-asian="bold" style:font-weight-complex="bold"/>
    </style:style>
    <style:style style:name="P149" style:family="paragraph" style:parent-style-name="List_20_Contents">
      <style:text-properties fo:color="#885d04" loext:opacity="100%" fo:font-weight="bold" officeooo:paragraph-rsid="00576e4b" style:font-weight-asian="bold" style:font-weight-complex="bold"/>
    </style:style>
    <style:style style:name="P150" style:family="paragraph" style:parent-style-name="List_20_Contents">
      <style:text-properties fo:color="#000000" loext:opacity="100%" fo:font-weight="bold" officeooo:rsid="002f3d19" officeooo:paragraph-rsid="00576e4b" style:font-weight-asian="bold" style:font-weight-complex="bold"/>
    </style:style>
    <style:style style:name="P151" style:family="paragraph" style:parent-style-name="List_20_Contents">
      <style:text-properties fo:color="#885d04" loext:opacity="100%" fo:font-weight="bold" officeooo:paragraph-rsid="00578e0a" style:font-weight-asian="bold" style:font-weight-complex="bold"/>
    </style:style>
    <style:style style:name="P152" style:family="paragraph" style:parent-style-name="List_20_Contents">
      <style:text-properties fo:color="#885d04" loext:opacity="100%" fo:font-weight="bold" officeooo:paragraph-rsid="005828f4" style:font-weight-asian="bold" style:font-weight-complex="bold"/>
    </style:style>
    <style:style style:name="P153" style:family="paragraph" style:parent-style-name="Standard">
      <style:text-properties officeooo:paragraph-rsid="003d5e4b"/>
    </style:style>
    <style:style style:name="P154" style:family="paragraph" style:parent-style-name="Standard">
      <style:text-properties officeooo:rsid="002d57de" officeooo:paragraph-rsid="003d5e4b"/>
    </style:style>
    <style:style style:name="P155" style:family="paragraph" style:parent-style-name="Standard">
      <style:text-properties officeooo:rsid="003d5e4b" officeooo:paragraph-rsid="003d5e4b"/>
    </style:style>
    <style:style style:name="P156" style:family="paragraph" style:parent-style-name="List_20_Contents">
      <style:text-properties officeooo:paragraph-rsid="003d5e4b"/>
    </style:style>
    <style:style style:name="P157" style:family="paragraph" style:parent-style-name="List_20_Contents">
      <style:text-properties officeooo:rsid="002d262e" officeooo:paragraph-rsid="003d5e4b"/>
    </style:style>
    <style:style style:name="P158" style:family="paragraph" style:parent-style-name="List_20_Contents">
      <style:text-properties officeooo:rsid="003b318a" officeooo:paragraph-rsid="003d5e4b"/>
    </style:style>
    <style:style style:name="P159" style:family="paragraph" style:parent-style-name="Heading_20_3">
      <style:text-properties officeooo:rsid="004ed8f2" officeooo:paragraph-rsid="005a5425"/>
    </style:style>
    <style:style style:name="P160" style:family="paragraph" style:parent-style-name="Standard">
      <style:text-properties officeooo:rsid="004ed8f2" officeooo:paragraph-rsid="005a5425"/>
    </style:style>
    <style:style style:name="P161" style:family="paragraph" style:parent-style-name="Standard">
      <style:text-properties officeooo:rsid="005a5425" officeooo:paragraph-rsid="005a5425"/>
    </style:style>
    <style:style style:name="P162" style:family="paragraph" style:parent-style-name="Standard">
      <style:paragraph-properties fo:text-align="start" style:justify-single-word="false"/>
      <style:text-properties officeooo:rsid="0021a00d" officeooo:paragraph-rsid="003d5e4b"/>
    </style:style>
    <style:style style:name="P163" style:family="paragraph" style:parent-style-name="Heading_20_3">
      <style:text-properties officeooo:rsid="004ed8f2" officeooo:paragraph-rsid="005828f4"/>
    </style:style>
    <style:style style:name="P164" style:family="paragraph" style:parent-style-name="List_20_Contents">
      <style:text-properties officeooo:rsid="005828f4" officeooo:paragraph-rsid="005828f4"/>
    </style:style>
    <style:style style:name="P165" style:family="paragraph" style:parent-style-name="List_20_Contents">
      <style:text-properties fo:font-weight="normal" officeooo:rsid="00596cd3" officeooo:paragraph-rsid="00596cd3" style:font-weight-asian="normal" style:font-weight-complex="normal"/>
    </style:style>
    <style:style style:name="P166" style:family="paragraph" style:parent-style-name="List_20_Contents">
      <style:text-properties fo:font-weight="bold" officeooo:rsid="00596cd3" officeooo:paragraph-rsid="00596cd3" style:font-weight-asian="bold" style:font-weight-complex="bold"/>
    </style:style>
    <style:style style:name="P167" style:family="paragraph" style:parent-style-name="List_20_Contents">
      <style:text-properties fo:color="#000000" loext:opacity="100%" fo:font-weight="normal" officeooo:rsid="00596cd3" officeooo:paragraph-rsid="00596cd3" style:font-weight-asian="normal" style:font-weight-complex="normal"/>
    </style:style>
    <style:style style:name="P168" style:family="paragraph" style:parent-style-name="List_20_Contents">
      <style:text-properties fo:color="#000000" loext:opacity="100%" fo:font-weight="normal" officeooo:rsid="00596cd3" officeooo:paragraph-rsid="005a5425" style:font-weight-asian="normal" style:font-weight-complex="normal"/>
    </style:style>
    <style:style style:name="P169" style:family="paragraph" style:parent-style-name="Standard">
      <style:text-properties officeooo:rsid="006a83de" officeooo:paragraph-rsid="006a83de"/>
    </style:style>
    <style:style style:name="P170" style:family="paragraph" style:parent-style-name="List_20_Contents">
      <style:text-properties officeooo:rsid="005a5425" officeooo:paragraph-rsid="005a5425"/>
    </style:style>
    <style:style style:name="P171" style:family="paragraph" style:parent-style-name="List_20_Contents">
      <style:text-properties officeooo:paragraph-rsid="005a5425"/>
    </style:style>
    <style:style style:name="P172" style:family="paragraph" style:parent-style-name="List_20_Contents">
      <style:text-properties fo:font-weight="normal" officeooo:rsid="0064e2df" officeooo:paragraph-rsid="0064e2df" style:font-weight-asian="normal" style:font-weight-complex="normal"/>
    </style:style>
    <style:style style:name="P173" style:family="paragraph" style:parent-style-name="List_20_Contents">
      <style:text-properties fo:font-weight="normal" officeooo:rsid="0066034d" officeooo:paragraph-rsid="0066034d" style:font-weight-asian="normal" style:font-weight-complex="normal"/>
    </style:style>
    <style:style style:name="P174" style:family="paragraph" style:parent-style-name="List_20_Contents">
      <style:text-properties fo:font-weight="bold" officeooo:paragraph-rsid="0066034d" style:font-weight-asian="bold" style:font-weight-complex="bold"/>
    </style:style>
    <style:style style:name="P175" style:family="paragraph" style:parent-style-name="List_20_Contents">
      <style:text-properties fo:font-weight="normal" officeooo:rsid="0066034d" officeooo:paragraph-rsid="00676eb9" style:font-weight-asian="normal" style:font-weight-complex="normal"/>
    </style:style>
    <style:style style:name="P176" style:family="paragraph" style:parent-style-name="Standard">
      <style:text-properties officeooo:paragraph-rsid="005a5425"/>
    </style:style>
    <style:style style:name="P177" style:family="paragraph" style:parent-style-name="Heading_20_3">
      <style:text-properties fo:color="#885d04" loext:opacity="100%"/>
    </style:style>
    <style:style style:name="P178" style:family="paragraph" style:parent-style-name="List_20_Contents">
      <style:text-properties fo:color="#000000" loext:opacity="100%" fo:font-weight="normal" officeooo:rsid="00596cd3" officeooo:paragraph-rsid="00690a24" style:font-weight-asian="normal" style:font-weight-complex="normal"/>
    </style:style>
    <style:style style:name="P179" style:family="paragraph" style:parent-style-name="List_20_Contents">
      <style:text-properties fo:color="#000000" loext:opacity="100%" fo:font-weight="normal" officeooo:rsid="00596cd3" officeooo:paragraph-rsid="006a83de" style:font-weight-asian="normal" style:font-weight-complex="normal"/>
    </style:style>
    <style:style style:name="P180" style:family="paragraph" style:parent-style-name="Heading_20_3">
      <style:text-properties officeooo:paragraph-rsid="005cf8be"/>
    </style:style>
    <style:style style:name="P181" style:family="paragraph" style:parent-style-name="Standard">
      <style:text-properties officeooo:paragraph-rsid="005cf8be"/>
    </style:style>
    <style:style style:name="P182" style:family="paragraph" style:parent-style-name="Standard">
      <style:text-properties officeooo:rsid="002d57de" officeooo:paragraph-rsid="005cf8be"/>
    </style:style>
    <style:style style:name="P183" style:family="paragraph" style:parent-style-name="Standard">
      <style:text-properties officeooo:rsid="003d5e4b" officeooo:paragraph-rsid="005cf8be"/>
    </style:style>
    <style:style style:name="P184" style:family="paragraph" style:parent-style-name="List_20_Contents">
      <style:text-properties officeooo:paragraph-rsid="005cf8be"/>
    </style:style>
    <style:style style:name="P185" style:family="paragraph" style:parent-style-name="List_20_Contents">
      <style:text-properties officeooo:rsid="002d262e" officeooo:paragraph-rsid="005cf8be"/>
    </style:style>
    <style:style style:name="P186" style:family="paragraph" style:parent-style-name="List_20_Contents">
      <style:text-properties officeooo:rsid="003b318a" officeooo:paragraph-rsid="005cf8be"/>
    </style:style>
    <style:style style:name="P187" style:family="paragraph" style:parent-style-name="Standard">
      <style:paragraph-properties fo:text-align="start" style:justify-single-word="false"/>
      <style:text-properties officeooo:rsid="0021a00d" officeooo:paragraph-rsid="005cf8be"/>
    </style:style>
    <style:style style:name="P188" style:family="paragraph" style:parent-style-name="Heading_20_2">
      <style:text-properties officeooo:paragraph-rsid="005cf8be"/>
    </style:style>
    <style:style style:name="P189" style:family="paragraph" style:parent-style-name="Standard">
      <style:text-properties officeooo:rsid="006bf331" officeooo:paragraph-rsid="006bf331"/>
    </style:style>
    <style:style style:name="P190" style:family="paragraph" style:parent-style-name="List_20_Contents">
      <style:text-properties fo:color="#000000" loext:opacity="100%" fo:font-weight="normal" officeooo:rsid="00596cd3" officeooo:paragraph-rsid="006cc20d" style:font-weight-asian="normal" style:font-weight-complex="normal"/>
    </style:style>
    <style:style style:name="P191" style:family="paragraph" style:parent-style-name="Standard">
      <style:text-properties officeooo:rsid="006ddb98" officeooo:paragraph-rsid="006ddb98"/>
    </style:style>
    <style:style style:name="P192" style:family="paragraph" style:parent-style-name="List_20_Contents">
      <style:text-properties officeooo:rsid="006ddb98" officeooo:paragraph-rsid="006ddb98"/>
    </style:style>
    <style:style style:name="P193" style:family="paragraph" style:parent-style-name="List_20_Contents">
      <style:text-properties fo:color="#000000" loext:opacity="100%" fo:font-weight="normal" officeooo:rsid="00596cd3" officeooo:paragraph-rsid="006ddb98" style:font-weight-asian="normal" style:font-weight-complex="normal"/>
    </style:style>
    <style:style style:name="P194" style:family="paragraph" style:parent-style-name="List_20_Contents">
      <style:text-properties fo:color="#000000" loext:opacity="100%" fo:font-weight="normal" officeooo:rsid="00596cd3" officeooo:paragraph-rsid="006ef6e7" style:font-weight-asian="normal" style:font-weight-complex="normal"/>
    </style:style>
    <style:style style:name="P195" style:family="paragraph" style:parent-style-name="Standard">
      <style:text-properties officeooo:rsid="006ef6e7" officeooo:paragraph-rsid="006ef6e7"/>
    </style:style>
    <style:style style:name="P196" style:family="paragraph" style:parent-style-name="List_20_Contents">
      <style:text-properties fo:color="#000000" loext:opacity="100%" fo:font-weight="normal" officeooo:rsid="00596cd3" officeooo:paragraph-rsid="0070c66a" style:font-weight-asian="normal" style:font-weight-complex="normal"/>
    </style:style>
    <style:style style:name="P197" style:family="paragraph" style:parent-style-name="List_20_Contents">
      <style:text-properties fo:color="#000000" loext:opacity="100%" fo:font-weight="normal" officeooo:rsid="00596cd3" style:font-weight-asian="normal" style:font-weight-complex="normal"/>
    </style:style>
    <style:style style:name="P198" style:family="paragraph" style:parent-style-name="Standard">
      <style:text-properties officeooo:rsid="0070c66a" officeooo:paragraph-rsid="0070c66a"/>
    </style:style>
    <style:style style:name="P199" style:family="paragraph" style:parent-style-name="List_20_Contents">
      <style:text-properties fo:color="#000000" loext:opacity="100%" fo:font-weight="normal" officeooo:rsid="00596cd3" officeooo:paragraph-rsid="00729f87" style:font-weight-asian="normal" style:font-weight-complex="normal"/>
    </style:style>
    <style:style style:name="P200" style:family="paragraph" style:parent-style-name="Standard">
      <style:text-properties officeooo:rsid="00729f87" officeooo:paragraph-rsid="00729f87"/>
    </style:style>
    <style:style style:name="P201" style:family="paragraph" style:parent-style-name="List_20_Contents">
      <style:text-properties fo:font-weight="normal" officeooo:rsid="00729f87" officeooo:paragraph-rsid="00729f87" style:font-weight-asian="normal" style:font-weight-complex="normal"/>
    </style:style>
    <style:style style:name="P202" style:family="paragraph" style:parent-style-name="List_20_Contents">
      <style:text-properties fo:font-weight="normal" officeooo:rsid="00729f87" officeooo:paragraph-rsid="007466cc" style:font-weight-asian="normal" style:font-weight-complex="normal"/>
    </style:style>
    <style:style style:name="P203" style:family="paragraph" style:parent-style-name="List_20_Contents">
      <style:text-properties fo:font-weight="bold" officeooo:rsid="00729f87" officeooo:paragraph-rsid="00729f87" style:font-weight-asian="bold" style:font-weight-complex="bold"/>
    </style:style>
    <style:style style:name="P204" style:family="paragraph" style:parent-style-name="List_20_Contents">
      <style:text-properties fo:font-weight="normal" officeooo:rsid="007466cc" officeooo:paragraph-rsid="007466cc" style:font-weight-asian="normal" style:font-weight-complex="normal"/>
    </style:style>
    <style:style style:name="P205" style:family="paragraph" style:parent-style-name="List_20_Contents">
      <style:text-properties fo:color="#885d04" loext:opacity="100%" fo:font-weight="bold" officeooo:paragraph-rsid="00751939" style:font-weight-asian="bold" style:font-weight-complex="bold"/>
    </style:style>
    <style:style style:name="P206" style:family="paragraph" style:parent-style-name="List_20_Contents">
      <style:text-properties fo:color="#000000" loext:opacity="100%" fo:font-weight="normal" officeooo:rsid="00596cd3" officeooo:paragraph-rsid="00751939" style:font-weight-asian="normal" style:font-weight-complex="normal"/>
    </style:style>
    <style:style style:name="P207" style:family="paragraph" style:parent-style-name="Standard">
      <style:text-properties officeooo:rsid="007466cc" officeooo:paragraph-rsid="007466cc"/>
    </style:style>
    <style:style style:name="P208" style:family="paragraph" style:parent-style-name="Standard">
      <style:text-properties officeooo:rsid="00751939" officeooo:paragraph-rsid="00751939"/>
    </style:style>
    <style:style style:name="P209" style:family="paragraph" style:parent-style-name="List_20_Contents">
      <style:text-properties fo:font-weight="normal" officeooo:rsid="00751939" officeooo:paragraph-rsid="00751939" style:font-weight-asian="normal" style:font-weight-complex="normal"/>
    </style:style>
    <style:style style:name="P210" style:family="paragraph" style:parent-style-name="Standard">
      <style:text-properties officeooo:paragraph-rsid="00751939"/>
    </style:style>
    <style:style style:name="T1" style:family="text">
      <style:text-properties officeooo:rsid="007cd278"/>
    </style:style>
    <style:style style:name="T2" style:family="text">
      <style:text-properties fo:font-weight="bold" style:font-weight-asian="bold" style:font-weight-complex="bold"/>
    </style:style>
    <style:style style:name="T3" style:family="text">
      <style:text-properties officeooo:rsid="0021a00d"/>
    </style:style>
    <style:style style:name="T4" style:family="text">
      <style:text-properties officeooo:rsid="0047c8f1"/>
    </style:style>
    <style:style style:name="T5" style:family="text">
      <style:text-properties officeooo:rsid="00485880"/>
    </style:style>
    <style:style style:name="T6" style:family="text">
      <style:text-properties officeooo:rsid="0048338d"/>
    </style:style>
    <style:style style:name="T7" style:family="text">
      <style:text-properties officeooo:rsid="0049c8c1"/>
    </style:style>
    <style:style style:name="T8" style:family="text">
      <style:text-properties fo:font-style="italic" style:font-style-asian="italic" style:font-style-complex="italic"/>
    </style:style>
    <style:style style:name="T9" style:family="text">
      <style:text-properties officeooo:rsid="004a38d8"/>
    </style:style>
    <style:style style:name="T10" style:family="text">
      <style:text-properties fo:font-style="italic" officeooo:rsid="004a38d8" style:font-style-asian="italic" style:font-style-complex="italic"/>
    </style:style>
    <style:style style:name="T11" style:family="text">
      <style:text-properties officeooo:rsid="004c10ff"/>
    </style:style>
    <style:style style:name="T12" style:family="text">
      <style:text-properties officeooo:rsid="002d57de"/>
    </style:style>
    <style:style style:name="T13" style:family="text">
      <style:text-properties fo:font-weight="bold" officeooo:rsid="00237f39" style:font-weight-asian="bold" style:font-weight-complex="bold"/>
    </style:style>
    <style:style style:name="T14" style:family="text">
      <style:text-properties officeooo:rsid="00237f39"/>
    </style:style>
    <style:style style:name="T15" style:family="text">
      <style:text-properties fo:font-weight="bold" officeooo:rsid="00247974" style:font-weight-asian="bold" style:font-weight-complex="bold"/>
    </style:style>
    <style:style style:name="T16" style:family="text">
      <style:text-properties officeooo:rsid="00247974"/>
    </style:style>
    <style:style style:name="T17" style:family="text">
      <style:text-properties officeooo:rsid="002a3213"/>
    </style:style>
    <style:style style:name="T18" style:family="text">
      <style:text-properties officeooo:rsid="0025a216"/>
    </style:style>
    <style:style style:name="T19" style:family="text">
      <style:text-properties officeooo:rsid="00266b7a"/>
    </style:style>
    <style:style style:name="T20" style:family="text">
      <style:text-properties officeooo:rsid="00270a06"/>
    </style:style>
    <style:style style:name="T21" style:family="text">
      <style:text-properties officeooo:rsid="002b0683"/>
    </style:style>
    <style:style style:name="T22" style:family="text">
      <style:text-properties officeooo:rsid="00288eea"/>
    </style:style>
    <style:style style:name="T23" style:family="text">
      <style:text-properties fo:font-weight="normal" officeooo:rsid="002bc455" style:font-weight-asian="normal" style:font-weight-complex="normal"/>
    </style:style>
    <style:style style:name="T24" style:family="text">
      <style:text-properties officeooo:rsid="002bc455"/>
    </style:style>
    <style:style style:name="T25" style:family="text">
      <style:text-properties fo:font-weight="normal" style:font-weight-asian="normal" style:font-weight-complex="normal"/>
    </style:style>
    <style:style style:name="T26" style:family="text">
      <style:text-properties fo:font-weight="normal" officeooo:rsid="0030b4dc" style:font-weight-asian="normal" style:font-weight-complex="normal"/>
    </style:style>
    <style:style style:name="T27" style:family="text">
      <style:text-properties fo:font-weight="normal" officeooo:rsid="0032528e" style:font-weight-asian="normal" style:font-weight-complex="normal"/>
    </style:style>
    <style:style style:name="T28" style:family="text">
      <style:text-properties fo:font-weight="normal" officeooo:rsid="0030219b" style:font-weight-asian="normal" style:font-weight-complex="normal"/>
    </style:style>
    <style:style style:name="T29" style:family="text">
      <style:text-properties fo:font-weight="normal" officeooo:rsid="0032d826" style:font-weight-asian="normal" style:font-weight-complex="normal"/>
    </style:style>
    <style:style style:name="T30" style:family="text">
      <style:text-properties fo:font-weight="normal" officeooo:rsid="0025a216" style:font-weight-asian="normal" style:font-weight-complex="normal"/>
    </style:style>
    <style:style style:name="T31" style:family="text">
      <style:text-properties fo:font-weight="normal" officeooo:rsid="00349569" style:font-weight-asian="normal" style:font-weight-complex="normal"/>
    </style:style>
    <style:style style:name="T32" style:family="text">
      <style:text-properties officeooo:rsid="0032d826"/>
    </style:style>
    <style:style style:name="T33" style:family="text">
      <style:text-properties fo:font-weight="normal" officeooo:rsid="00266b7a" style:font-weight-asian="normal" style:font-weight-complex="normal"/>
    </style:style>
    <style:style style:name="T34" style:family="text">
      <style:text-properties officeooo:rsid="00349569"/>
    </style:style>
    <style:style style:name="T35" style:family="text">
      <style:text-properties fo:font-weight="normal" officeooo:rsid="0036cf25" style:font-weight-asian="normal" style:font-weight-complex="normal"/>
    </style:style>
    <style:style style:name="T36" style:family="text">
      <style:text-properties fo:font-weight="normal" officeooo:rsid="0035628a" style:font-weight-asian="normal" style:font-weight-complex="normal"/>
    </style:style>
    <style:style style:name="T37" style:family="text">
      <style:text-properties fo:font-weight="normal" officeooo:rsid="0038ade8" style:font-weight-asian="normal" style:font-weight-complex="normal"/>
    </style:style>
    <style:style style:name="T38" style:family="text">
      <style:text-properties fo:font-weight="normal" officeooo:rsid="00641935" style:font-weight-asian="normal" style:font-weight-complex="normal"/>
    </style:style>
    <style:style style:name="T39" style:family="text">
      <style:text-properties fo:font-weight="normal" officeooo:rsid="003a005f" style:font-weight-asian="normal" style:font-weight-complex="normal"/>
    </style:style>
    <style:style style:name="T40" style:family="text">
      <style:text-properties officeooo:rsid="003bc512"/>
    </style:style>
    <style:style style:name="T41" style:family="text">
      <style:text-properties officeooo:rsid="003b318a"/>
    </style:style>
    <style:style style:name="T42" style:family="text">
      <style:text-properties officeooo:rsid="004ed8f2"/>
    </style:style>
    <style:style style:name="T43" style:family="text">
      <style:text-properties officeooo:rsid="004f7245"/>
    </style:style>
    <style:style style:name="T44" style:family="text">
      <style:text-properties officeooo:rsid="003c51d3"/>
    </style:style>
    <style:style style:name="T45" style:family="text">
      <style:text-properties officeooo:rsid="0052c351"/>
    </style:style>
    <style:style style:name="T46" style:family="text">
      <style:text-properties officeooo:rsid="005828f4"/>
    </style:style>
    <style:style style:name="T47" style:family="text">
      <style:text-properties officeooo:rsid="0054c12c"/>
    </style:style>
    <style:style style:name="T48" style:family="text">
      <style:text-properties fo:font-weight="normal" officeooo:rsid="0054bb3d" style:font-weight-asian="normal" style:font-weight-complex="normal"/>
    </style:style>
    <style:style style:name="T49" style:family="text">
      <style:text-properties fo:font-weight="normal" officeooo:rsid="0054c12c" style:font-weight-asian="normal" style:font-weight-complex="normal"/>
    </style:style>
    <style:style style:name="T50" style:family="text">
      <style:text-properties fo:font-weight="normal" officeooo:rsid="0052c351" style:font-weight-asian="normal" style:font-weight-complex="normal"/>
    </style:style>
    <style:style style:name="T51" style:family="text">
      <style:text-properties fo:font-weight="normal" officeooo:rsid="00566e1d" style:font-weight-asian="normal" style:font-weight-complex="normal"/>
    </style:style>
    <style:style style:name="T52" style:family="text">
      <style:text-properties fo:font-weight="normal" officeooo:rsid="0056981f" style:font-weight-asian="normal" style:font-weight-complex="normal"/>
    </style:style>
    <style:style style:name="T53" style:family="text">
      <style:text-properties officeooo:rsid="00576e4b"/>
    </style:style>
    <style:style style:name="T54" style:family="text">
      <style:text-properties fo:font-weight="normal" officeooo:rsid="00576e4b" style:font-weight-asian="normal" style:font-weight-complex="normal"/>
    </style:style>
    <style:style style:name="T55" style:family="text">
      <style:text-properties fo:font-weight="normal" officeooo:rsid="00578e0a" style:font-weight-asian="normal" style:font-weight-complex="normal"/>
    </style:style>
    <style:style style:name="T56" style:family="text">
      <style:text-properties fo:font-weight="normal" officeooo:rsid="005828f4" style:font-weight-asian="normal" style:font-weight-complex="normal"/>
    </style:style>
    <style:style style:name="T57" style:family="text">
      <style:text-properties officeooo:rsid="003d5e4b"/>
    </style:style>
    <style:style style:name="T58" style:family="text">
      <style:text-properties officeooo:rsid="005a5425"/>
    </style:style>
    <style:style style:name="T59" style:family="text">
      <style:text-properties officeooo:rsid="00596cd3"/>
    </style:style>
    <style:style style:name="T60" style:family="text">
      <style:text-properties officeooo:rsid="00676eb9"/>
    </style:style>
    <style:style style:name="T61" style:family="text">
      <style:text-properties officeooo:rsid="00690a24"/>
    </style:style>
    <style:style style:name="T62" style:family="text">
      <style:text-properties fo:font-style="italic" officeooo:rsid="00690a24" style:font-style-asian="italic" style:font-style-complex="italic"/>
    </style:style>
    <style:style style:name="T63" style:family="text">
      <style:text-properties officeooo:rsid="006a83de"/>
    </style:style>
    <style:style style:name="T64" style:family="text">
      <style:text-properties officeooo:rsid="0069bbfe"/>
    </style:style>
    <style:style style:name="T65" style:family="text">
      <style:text-properties officeooo:rsid="006bf331"/>
    </style:style>
    <style:style style:name="T66" style:family="text">
      <style:text-properties officeooo:rsid="005cf8be"/>
    </style:style>
    <style:style style:name="T67" style:family="text">
      <style:text-properties officeooo:rsid="006cc20d"/>
    </style:style>
    <style:style style:name="T68" style:family="text">
      <style:text-properties officeooo:rsid="006ddb98"/>
    </style:style>
    <style:style style:name="T69" style:family="text">
      <style:text-properties officeooo:rsid="006ef6e7"/>
    </style:style>
    <style:style style:name="T70" style:family="text">
      <style:text-properties officeooo:rsid="005e96ff"/>
    </style:style>
    <style:style style:name="T71" style:family="text">
      <style:text-properties officeooo:rsid="0070c66a"/>
    </style:style>
    <style:style style:name="T72" style:family="text">
      <style:text-properties officeooo:rsid="00729f87"/>
    </style:style>
    <style:style style:name="T73" style:family="text">
      <style:text-properties officeooo:rsid="007466cc"/>
    </style:style>
    <style:style style:name="T74" style:family="text">
      <style:text-properties officeooo:rsid="0075193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ra – A simple expense tracker</text:p>
      <text:p text:style-name="P2"/>
      <text:p text:style-name="P3">Technische Dokumentation</text:p>
      <text:p text:style-name="P4"/>
      <text:p text:style-name="P4">von Og<text:span text:style-name="T1">u</text:span>zhan Karaca, Marzieh Rayatzadeh und Timo Röhle</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6"><text:a xlink:type="simple" xlink:href="#__RefHeading___Toc3571_1020165340" office:name="Ordnerstruktur" text:style-name="Index_20_Link" text:visited-style-name="Index_20_Link">Ordnerstruktur<text:tab/>3</text:a></text:p>
          <text:p text:style-name="P7"><text:a xlink:type="simple" xlink:href="#__RefHeading___Toc3573_1020165340" office:name="assets" text:style-name="Index_20_Link" text:visited-style-name="Index_20_Link">assets<text:tab/>3</text:a></text:p>
          <text:p text:style-name="P8"><text:a xlink:type="simple" xlink:href="#__RefHeading___Toc3575_1020165340" office:name="Beschreibung" text:style-name="Index_20_Link" text:visited-style-name="Index_20_Link">Beschreibung<text:tab/>3</text:a></text:p>
          <text:p text:style-name="P8"><text:a xlink:type="simple" xlink:href="#__RefHeading___Toc3577_1020165340" office:name="Dateien" text:style-name="Index_20_Link" text:visited-style-name="Index_20_Link">Dateien<text:tab/>3</text:a></text:p>
          <text:p text:style-name="P7"><text:a xlink:type="simple" xlink:href="#__RefHeading___Toc3579_1020165340" office:name="config" text:style-name="Index_20_Link" text:visited-style-name="Index_20_Link">config<text:tab/>4</text:a></text:p>
          <text:p text:style-name="P8"><text:a xlink:type="simple" xlink:href="#__RefHeading___Toc3581_1020165340" office:name="Beschreibung" text:style-name="Index_20_Link" text:visited-style-name="Index_20_Link">Beschreibung<text:tab/>4</text:a></text:p>
          <text:p text:style-name="P8"><text:a xlink:type="simple" xlink:href="#__RefHeading___Toc3583_1020165340" office:name="Dateien:" text:style-name="Index_20_Link" text:visited-style-name="Index_20_Link">Dateien:<text:tab/>4</text:a></text:p>
          <text:p text:style-name="P7"><text:a xlink:type="simple" xlink:href="#__RefHeading___Toc3585_1020165340" office:name="modules" text:style-name="Index_20_Link" text:visited-style-name="Index_20_Link">modules<text:tab/>4</text:a></text:p>
          <text:p text:style-name="P8"><text:a xlink:type="simple" xlink:href="#__RefHeading___Toc3587_1020165340" office:name="Dateien:" text:style-name="Index_20_Link" text:visited-style-name="Index_20_Link">Dateien:<text:tab/>4</text:a></text:p>
          <text:p text:style-name="P7"><text:a xlink:type="simple" xlink:href="#__RefHeading___Toc3589_1020165340" office:name="databases" text:style-name="Index_20_Link" text:visited-style-name="Index_20_Link">databases<text:tab/>4</text:a></text:p>
          <text:p text:style-name="P8"><text:a xlink:type="simple" xlink:href="#__RefHeading___Toc3591_1020165340" office:name="Dateien:" text:style-name="Index_20_Link" text:visited-style-name="Index_20_Link">Dateien:<text:tab/>5</text:a></text:p>
          <text:p text:style-name="P7"><text:a xlink:type="simple" xlink:href="#__RefHeading___Toc3593_1020165340" office:name="docs" text:style-name="Index_20_Link" text:visited-style-name="Index_20_Link">docs<text:tab/>5</text:a></text:p>
          <text:p text:style-name="P8"><text:a xlink:type="simple" xlink:href="#__RefHeading___Toc3595_1020165340" office:name="Dateien:" text:style-name="Index_20_Link" text:visited-style-name="Index_20_Link">Dateien:<text:tab/>5</text:a></text:p>
          <text:p text:style-name="P7"><text:a xlink:type="simple" xlink:href="#__RefHeading___Toc3597_1020165340" office:name="ui" text:style-name="Index_20_Link" text:visited-style-name="Index_20_Link">ui<text:tab/>5</text:a></text:p>
          <text:p text:style-name="P7"><text:a xlink:type="simple" xlink:href="#__RefHeading___Toc3599_1020165340" office:name="exports" text:style-name="Index_20_Link" text:visited-style-name="Index_20_Link">exports<text:tab/>5</text:a></text:p>
          <text:p text:style-name="P8"><text:a xlink:type="simple" xlink:href="#__RefHeading___Toc3601_1020165340" office:name="Dateien" text:style-name="Index_20_Link" text:visited-style-name="Index_20_Link">Dateien<text:tab/>5</text:a></text:p>
          <text:p text:style-name="P6"><text:a xlink:type="simple" xlink:href="#__RefHeading___Toc3603_1020165340" office:name="Datenbank" text:style-name="Index_20_Link" text:visited-style-name="Index_20_Link">Datenbank<text:tab/>5</text:a></text:p>
          <text:p text:style-name="P7"><text:a xlink:type="simple" xlink:href="#__RefHeading___Toc3605_1020165340" office:name="DBMS" text:style-name="Index_20_Link" text:visited-style-name="Index_20_Link">DBMS<text:tab/>5</text:a></text:p>
          <text:p text:style-name="P7"><text:a xlink:type="simple" xlink:href="#__RefHeading___Toc3607_1020165340" office:name="Diagramm" text:style-name="Index_20_Link" text:visited-style-name="Index_20_Link">Diagramm<text:tab/>5</text:a></text:p>
          <text:p text:style-name="P6"><text:a xlink:type="simple" xlink:href="#__RefHeading___Toc3609_1020165340" office:name="Klassen" text:style-name="Index_20_Link" text:visited-style-name="Index_20_Link">Klassen<text:tab/>5</text:a></text:p>
          <text:p text:style-name="P7"><text:a xlink:type="simple" xlink:href="#__RefHeading___Toc3611_1020165340" office:name="Category" text:style-name="Index_20_Link" text:visited-style-name="Index_20_Link">Category<text:tab/>6</text:a></text:p>
          <text:p text:style-name="P8"><text:a xlink:type="simple" xlink:href="#__RefHeading___Toc3613_1020165340" office:name="Modul" text:style-name="Index_20_Link" text:visited-style-name="Index_20_Link">Modul<text:tab/>6</text:a></text:p>
          <text:p text:style-name="P8"><text:a xlink:type="simple" xlink:href="#__RefHeading___Toc3615_1020165340" office:name="Beschreibung" text:style-name="Index_20_Link" text:visited-style-name="Index_20_Link">Beschreibung<text:tab/>6</text:a></text:p>
          <text:p text:style-name="P8"><text:a xlink:type="simple" xlink:href="#__RefHeading___Toc3617_1020165340" office:name="Abhängigkeiten" text:style-name="Index_20_Link" text:visited-style-name="Index_20_Link">Abhängigkeiten<text:tab/>6</text:a></text:p>
          <text:p text:style-name="P8"><text:a xlink:type="simple" xlink:href="#__RefHeading___Toc3619_1020165340" office:name="Argumente" text:style-name="Index_20_Link" text:visited-style-name="Index_20_Link">Argumente<text:tab/>6</text:a></text:p>
          <text:p text:style-name="P8"><text:a xlink:type="simple" xlink:href="#__RefHeading___Toc3621_1020165340" office:name="Attribute" text:style-name="Index_20_Link" text:visited-style-name="Index_20_Link">Attribute<text:tab/>6</text:a></text:p>
          <text:p text:style-name="P8"><text:a xlink:type="simple" xlink:href="#__RefHeading___Toc3623_1020165340" office:name="Methoden" text:style-name="Index_20_Link" text:visited-style-name="Index_20_Link">Methoden<text:tab/>6</text:a></text:p>
          <text:p text:style-name="P7"><text:a xlink:type="simple" xlink:href="#__RefHeading___Toc3625_1020165340" office:name="Payment_Method" text:style-name="Index_20_Link" text:visited-style-name="Index_20_Link">Payment_Method<text:tab/>7</text:a></text:p>
          <text:p text:style-name="P8"><text:a xlink:type="simple" xlink:href="#__RefHeading___Toc3627_1020165340" office:name="Modul" text:style-name="Index_20_Link" text:visited-style-name="Index_20_Link">Modul<text:tab/>7</text:a></text:p>
          <text:p text:style-name="P8"><text:a xlink:type="simple" xlink:href="#__RefHeading___Toc3629_1020165340" office:name="Beschreibung" text:style-name="Index_20_Link" text:visited-style-name="Index_20_Link">Beschreibung<text:tab/>7</text:a></text:p>
          <text:p text:style-name="P8"><text:a xlink:type="simple" xlink:href="#__RefHeading___Toc3631_1020165340" office:name="Abhängigkeiten" text:style-name="Index_20_Link" text:visited-style-name="Index_20_Link">Abhängigkeiten<text:tab/>7</text:a></text:p>
          <text:p text:style-name="P8"><text:a xlink:type="simple" xlink:href="#__RefHeading___Toc3633_1020165340" office:name="Argumente" text:style-name="Index_20_Link" text:visited-style-name="Index_20_Link">Argumente<text:tab/>7</text:a></text:p>
          <text:p text:style-name="P8"><text:a xlink:type="simple" xlink:href="#__RefHeading___Toc3635_1020165340" office:name="Attribute" text:style-name="Index_20_Link" text:visited-style-name="Index_20_Link">Attribute<text:tab/>8</text:a></text:p>
          <text:p text:style-name="P8"><text:a xlink:type="simple" xlink:href="#__RefHeading___Toc3637_1020165340" office:name="Methoden" text:style-name="Index_20_Link" text:visited-style-name="Index_20_Link">Methoden<text:tab/>8</text:a></text:p>
          <text:p text:style-name="P7"><text:a xlink:type="simple" xlink:href="#__RefHeading___Toc3639_1020165340" office:name="Expense" text:style-name="Index_20_Link" text:visited-style-name="Index_20_Link">Expense<text:tab/>8</text:a></text:p>
          <text:p text:style-name="P8"><text:a xlink:type="simple" xlink:href="#__RefHeading___Toc3641_1020165340" office:name="Modul" text:style-name="Index_20_Link" text:visited-style-name="Index_20_Link">Modul<text:tab/>8</text:a></text:p>
          <text:p text:style-name="P8"><text:a xlink:type="simple" xlink:href="#__RefHeading___Toc3643_1020165340" office:name="Beschreibung" text:style-name="Index_20_Link" text:visited-style-name="Index_20_Link">Beschreibung<text:tab/>8</text:a></text:p>
          <text:p text:style-name="P8"><text:a xlink:type="simple" xlink:href="#__RefHeading___Toc3645_1020165340" office:name="Abhängigkeiten" text:style-name="Index_20_Link" text:visited-style-name="Index_20_Link">Abhängigkeiten<text:tab/>9</text:a></text:p>
          <text:p text:style-name="P8"><text:a xlink:type="simple" xlink:href="#__RefHeading___Toc3647_1020165340" office:name="Argumente" text:style-name="Index_20_Link" text:visited-style-name="Index_20_Link">Argumente<text:tab/>9</text:a></text:p>
          <text:p text:style-name="P8"><text:a xlink:type="simple" xlink:href="#__RefHeading___Toc3649_1020165340" office:name="Attribute" text:style-name="Index_20_Link" text:visited-style-name="Index_20_Link">Attribute<text:tab/>9</text:a></text:p>
          <text:p text:style-name="P8"><text:a xlink:type="simple" xlink:href="#__RefHeading___Toc3651_1020165340" office:name="Methoden" text:style-name="Index_20_Link" text:visited-style-name="Index_20_Link">Methoden<text:tab/>9</text:a></text:p>
          <text:p text:style-name="P7"><text:a xlink:type="simple" xlink:href="#__RefHeading___Toc3653_1020165340" office:name="DBController" text:style-name="Index_20_Link" text:visited-style-name="Index_20_Link">DBController<text:tab/>11</text:a></text:p>
          <text:p text:style-name="P8"><text:a xlink:type="simple" xlink:href="#__RefHeading___Toc3655_1020165340" office:name="Modul" text:style-name="Index_20_Link" text:visited-style-name="Index_20_Link">Modul<text:tab/>11</text:a></text:p>
          <text:p text:style-name="P8"><text:a xlink:type="simple" xlink:href="#__RefHeading___Toc3657_1020165340" office:name="Beschreibung" text:style-name="Index_20_Link" text:visited-style-name="Index_20_Link">Beschreibung<text:tab/>11</text:a></text:p>
          <text:p text:style-name="P8"><text:a xlink:type="simple" xlink:href="#__RefHeading___Toc3659_1020165340" office:name="Abhängigkeiten" text:style-name="Index_20_Link" text:visited-style-name="Index_20_Link">Abhängigkeiten<text:tab/>11</text:a></text:p>
          <text:p text:style-name="P8"><text:a xlink:type="simple" xlink:href="#__RefHeading___Toc3661_1020165340" office:name="Argumente" text:style-name="Index_20_Link" text:visited-style-name="Index_20_Link">Argumente<text:tab/>11</text:a></text:p>
          <text:p text:style-name="P8"><text:a xlink:type="simple" xlink:href="#__RefHeading___Toc3663_1020165340" office:name="Attribute" text:style-name="Index_20_Link" text:visited-style-name="Index_20_Link">Attribute<text:tab/>11</text:a></text:p>
          <text:p text:style-name="P8"><text:a xlink:type="simple" xlink:href="#__RefHeading___Toc3665_1020165340" office:name="Methoden" text:style-name="Index_20_Link" text:visited-style-name="Index_20_Link">Methoden<text:tab/>11</text:a></text:p>
          <text:p text:style-name="P7"><text:a xlink:type="simple" xlink:href="#__RefHeading___Toc3667_1020165340" office:name="Extra_api" text:style-name="Index_20_Link" text:visited-style-name="Index_20_Link">Extra_api<text:tab/>14</text:a></text:p>
          <text:p text:style-name="P8"><text:a xlink:type="simple" xlink:href="#__RefHeading___Toc3669_1020165340" office:name="Modul" text:style-name="Index_20_Link" text:visited-style-name="Index_20_Link"><text:soft-page-break/>Modul<text:tab/>14</text:a></text:p>
          <text:p text:style-name="P8"><text:a xlink:type="simple" xlink:href="#__RefHeading___Toc3671_1020165340" office:name="Beschreibung" text:style-name="Index_20_Link" text:visited-style-name="Index_20_Link">Beschreibung<text:tab/>14</text:a></text:p>
          <text:p text:style-name="P8"><text:a xlink:type="simple" xlink:href="#__RefHeading___Toc3673_1020165340" office:name="Abhängigkeiten" text:style-name="Index_20_Link" text:visited-style-name="Index_20_Link">Abhängigkeiten<text:tab/>14</text:a></text:p>
          <text:p text:style-name="P8"><text:a xlink:type="simple" xlink:href="#__RefHeading___Toc3675_1020165340" office:name="Argumente" text:style-name="Index_20_Link" text:visited-style-name="Index_20_Link">Argumente<text:tab/>15</text:a></text:p>
          <text:p text:style-name="P8"><text:a xlink:type="simple" xlink:href="#__RefHeading___Toc3677_1020165340" office:name="Methoden" text:style-name="Index_20_Link" text:visited-style-name="Index_20_Link">Methoden<text:tab/>15</text:a></text:p>
          <text:p text:style-name="P7"><text:a xlink:type="simple" xlink:href="#__RefHeading___Toc3679_1020165340" office:name="MainWindow(QMainWindow)" text:style-name="Index_20_Link" text:visited-style-name="Index_20_Link">MainWindow(QMainWindow)<text:tab/>18</text:a></text:p>
          <text:p text:style-name="P8"><text:a xlink:type="simple" xlink:href="#__RefHeading___Toc3681_1020165340" office:name="Modul" text:style-name="Index_20_Link" text:visited-style-name="Index_20_Link">Modul<text:tab/>18</text:a></text:p>
          <text:p text:style-name="P8"><text:a xlink:type="simple" xlink:href="#__RefHeading___Toc3683_1020165340" office:name="Beschreibung" text:style-name="Index_20_Link" text:visited-style-name="Index_20_Link">Beschreibung<text:tab/>18</text:a></text:p>
          <text:p text:style-name="P8"><text:a xlink:type="simple" xlink:href="#__RefHeading___Toc3685_1020165340" office:name="Abhängigkeiten" text:style-name="Index_20_Link" text:visited-style-name="Index_20_Link">Abhängigkeiten<text:tab/>18</text:a></text:p>
          <text:p text:style-name="P8"><text:a xlink:type="simple" xlink:href="#__RefHeading___Toc3687_1020165340" office:name="Argumente" text:style-name="Index_20_Link" text:visited-style-name="Index_20_Link">Argumente<text:tab/>19</text:a></text:p>
          <text:p text:style-name="P8"><text:a xlink:type="simple" xlink:href="#__RefHeading___Toc3689_1020165340" office:name="Attribute" text:style-name="Index_20_Link" text:visited-style-name="Index_20_Link">Attribute<text:tab/>19</text:a></text:p>
          <text:p text:style-name="P9"><text:a xlink:type="simple" xlink:href="#__RefHeading___Toc3691_1020165340" office:name="Methoden" text:style-name="Index_20_Link" text:visited-style-name="Index_20_Link">Methoden<text:tab/>20</text:a></text:p>
          <text:p text:style-name="P7"><text:a xlink:type="simple" xlink:href="#__RefHeading___Toc3693_1020165340" office:name="StatForm(QWidget)" text:style-name="Index_20_Link" text:visited-style-name="Index_20_Link">StatForm(QWidget)<text:tab/>24</text:a></text:p>
          <text:p text:style-name="P8"><text:a xlink:type="simple" xlink:href="#__RefHeading___Toc3695_1020165340" office:name="Modul" text:style-name="Index_20_Link" text:visited-style-name="Index_20_Link">Modul<text:tab/>24</text:a></text:p>
          <text:p text:style-name="P8"><text:a xlink:type="simple" xlink:href="#__RefHeading___Toc3697_1020165340" office:name="Beschreibung" text:style-name="Index_20_Link" text:visited-style-name="Index_20_Link">Beschreibung<text:tab/>24</text:a></text:p>
          <text:p text:style-name="P8"><text:a xlink:type="simple" xlink:href="#__RefHeading___Toc3699_1020165340" office:name="Abhängigkeiten" text:style-name="Index_20_Link" text:visited-style-name="Index_20_Link">Abhängigkeiten<text:tab/>24</text:a></text:p>
          <text:p text:style-name="P8"><text:a xlink:type="simple" xlink:href="#__RefHeading___Toc3701_1020165340" office:name="Argumente" text:style-name="Index_20_Link" text:visited-style-name="Index_20_Link">Argumente<text:tab/>24</text:a></text:p>
          <text:p text:style-name="P8"><text:a xlink:type="simple" xlink:href="#__RefHeading___Toc3703_1020165340" office:name="Attribute" text:style-name="Index_20_Link" text:visited-style-name="Index_20_Link">Attribute<text:tab/>24</text:a></text:p>
          <text:p text:style-name="P8"><text:a xlink:type="simple" xlink:href="#__RefHeading___Toc3705_1020165340" office:name="Methoden" text:style-name="Index_20_Link" text:visited-style-name="Index_20_Link">Methoden<text:tab/>25</text:a></text:p>
          <text:p text:style-name="P7"><text:a xlink:type="simple" xlink:href="#__RefHeading___Toc3707_1020165340" office:name="SettingForm(QWidget)" text:style-name="Index_20_Link" text:visited-style-name="Index_20_Link">SettingForm(QWidget)<text:tab/>25</text:a></text:p>
          <text:p text:style-name="P8"><text:a xlink:type="simple" xlink:href="#__RefHeading___Toc3709_1020165340" office:name="Modul" text:style-name="Index_20_Link" text:visited-style-name="Index_20_Link">Modul<text:tab/>25</text:a></text:p>
          <text:p text:style-name="P8"><text:a xlink:type="simple" xlink:href="#__RefHeading___Toc3711_1020165340" office:name="Beschreibung" text:style-name="Index_20_Link" text:visited-style-name="Index_20_Link">Beschreibung<text:tab/>25</text:a></text:p>
          <text:p text:style-name="P8"><text:a xlink:type="simple" xlink:href="#__RefHeading___Toc3713_1020165340" office:name="Abhängigkeiten" text:style-name="Index_20_Link" text:visited-style-name="Index_20_Link">Abhängigkeiten<text:tab/>25</text:a></text:p>
          <text:p text:style-name="P8"><text:a xlink:type="simple" xlink:href="#__RefHeading___Toc3715_1020165340" office:name="Argumente" text:style-name="Index_20_Link" text:visited-style-name="Index_20_Link">Argumente<text:tab/>25</text:a></text:p>
          <text:p text:style-name="P8"><text:a xlink:type="simple" xlink:href="#__RefHeading___Toc3717_1020165340" office:name="Attribute" text:style-name="Index_20_Link" text:visited-style-name="Index_20_Link">Attribute<text:tab/>25</text:a></text:p>
          <text:p text:style-name="P8"><text:a xlink:type="simple" xlink:href="#__RefHeading___Toc3719_1020165340" office:name="Methoden" text:style-name="Index_20_Link" text:visited-style-name="Index_20_Link">Methoden<text:tab/>27</text:a></text:p>
          <text:p text:style-name="P7"><text:a xlink:type="simple" xlink:href="#__RefHeading___Toc3721_1020165340" office:name="SettingsScreen(QWidget)" text:style-name="Index_20_Link" text:visited-style-name="Index_20_Link">SettingsScreen(QWidget)<text:tab/>28</text:a></text:p>
          <text:p text:style-name="P8"><text:a xlink:type="simple" xlink:href="#__RefHeading___Toc3723_1020165340" office:name="Modul" text:style-name="Index_20_Link" text:visited-style-name="Index_20_Link">Modul<text:tab/>28</text:a></text:p>
          <text:p text:style-name="P8"><text:a xlink:type="simple" xlink:href="#__RefHeading___Toc3725_1020165340" office:name="Beschreibung" text:style-name="Index_20_Link" text:visited-style-name="Index_20_Link">Beschreibung<text:tab/>28</text:a></text:p>
          <text:p text:style-name="P8"><text:a xlink:type="simple" xlink:href="#__RefHeading___Toc3727_1020165340" office:name="Abhängigkeiten" text:style-name="Index_20_Link" text:visited-style-name="Index_20_Link">Abhängigkeiten<text:tab/>28</text:a></text:p>
          <text:p text:style-name="P8"><text:a xlink:type="simple" xlink:href="#__RefHeading___Toc3729_1020165340" office:name="Argumente" text:style-name="Index_20_Link" text:visited-style-name="Index_20_Link">Argumente<text:tab/>28</text:a></text:p>
          <text:p text:style-name="P8"><text:a xlink:type="simple" xlink:href="#__RefHeading___Toc3731_1020165340" office:name="Attribute" text:style-name="Index_20_Link" text:visited-style-name="Index_20_Link">Attribute<text:tab/>28</text:a></text:p>
          <text:p text:style-name="P8"><text:a xlink:type="simple" xlink:href="#__RefHeading___Toc3733_1020165340" office:name="Methoden" text:style-name="Index_20_Link" text:visited-style-name="Index_20_Link">Methoden<text:tab/>29</text:a></text:p>
          <text:p text:style-name="P7"><text:a xlink:type="simple" xlink:href="#__RefHeading___Toc3735_1020165340" office:name="DiagramScreen(QWidget)" text:style-name="Index_20_Link" text:visited-style-name="Index_20_Link">DiagramScreen(QWidget)<text:tab/>29</text:a></text:p>
          <text:p text:style-name="P8"><text:a xlink:type="simple" xlink:href="#__RefHeading___Toc3737_1020165340" office:name="Modul" text:style-name="Index_20_Link" text:visited-style-name="Index_20_Link">Modul<text:tab/>29</text:a></text:p>
          <text:p text:style-name="P8"><text:a xlink:type="simple" xlink:href="#__RefHeading___Toc3739_1020165340" office:name="Beschreibung" text:style-name="Index_20_Link" text:visited-style-name="Index_20_Link">Beschreibung<text:tab/>29</text:a></text:p>
          <text:p text:style-name="P8"><text:a xlink:type="simple" xlink:href="#__RefHeading___Toc3741_1020165340" office:name="Abhängigkeiten" text:style-name="Index_20_Link" text:visited-style-name="Index_20_Link">Abhängigkeiten<text:tab/>29</text:a></text:p>
          <text:p text:style-name="P8"><text:a xlink:type="simple" xlink:href="#__RefHeading___Toc3743_1020165340" office:name="Argumente" text:style-name="Index_20_Link" text:visited-style-name="Index_20_Link">Argumente<text:tab/>29</text:a></text:p>
          <text:p text:style-name="P8"><text:a xlink:type="simple" xlink:href="#__RefHeading___Toc3745_1020165340" office:name="Attribute" text:style-name="Index_20_Link" text:visited-style-name="Index_20_Link">Attribute<text:tab/>29</text:a></text:p>
          <text:p text:style-name="P8"><text:a xlink:type="simple" xlink:href="#__RefHeading___Toc3747_1020165340" office:name="Methoden" text:style-name="Index_20_Link" text:visited-style-name="Index_20_Link">Methoden<text:tab/>29</text:a></text:p>
          <text:p text:style-name="P7"><text:a xlink:type="simple" xlink:href="#__RefHeading___Toc3749_1020165340" office:name="ExpenseInsertForm(QWidget)" text:style-name="Index_20_Link" text:visited-style-name="Index_20_Link">ExpenseInsertForm(QWidget)<text:tab/>29</text:a></text:p>
          <text:p text:style-name="P8"><text:a xlink:type="simple" xlink:href="#__RefHeading___Toc3751_1020165340" office:name="Modul" text:style-name="Index_20_Link" text:visited-style-name="Index_20_Link">Modul<text:tab/>30</text:a></text:p>
          <text:p text:style-name="P8"><text:a xlink:type="simple" xlink:href="#__RefHeading___Toc3753_1020165340" office:name="Beschreibung" text:style-name="Index_20_Link" text:visited-style-name="Index_20_Link">Beschreibung<text:tab/>30</text:a></text:p>
          <text:p text:style-name="P8"><text:a xlink:type="simple" xlink:href="#__RefHeading___Toc3755_1020165340" office:name="Abhängigkeiten" text:style-name="Index_20_Link" text:visited-style-name="Index_20_Link">Abhängigkeiten<text:tab/>30</text:a></text:p>
          <text:p text:style-name="P8"><text:a xlink:type="simple" xlink:href="#__RefHeading___Toc3757_1020165340" office:name="Argumente" text:style-name="Index_20_Link" text:visited-style-name="Index_20_Link">Argumente<text:tab/>30</text:a></text:p>
          <text:p text:style-name="P8"><text:a xlink:type="simple" xlink:href="#__RefHeading___Toc3759_1020165340" office:name="Attribute" text:style-name="Index_20_Link" text:visited-style-name="Index_20_Link">Attribute<text:tab/>30</text:a></text:p>
          <text:p text:style-name="P8"><text:a xlink:type="simple" xlink:href="#__RefHeading___Toc3761_1020165340" office:name="Methoden" text:style-name="Index_20_Link" text:visited-style-name="Index_20_Link">Methoden<text:tab/>30</text:a></text:p>
          <text:p text:style-name="P7"><text:a xlink:type="simple" xlink:href="#__RefHeading___Toc3763_1020165340" office:name="ProfileForm(QWidget)" text:style-name="Index_20_Link" text:visited-style-name="Index_20_Link">ProfileForm(QWidget)<text:tab/>31</text:a></text:p>
          <text:p text:style-name="P8"><text:a xlink:type="simple" xlink:href="#__RefHeading___Toc3765_1020165340" office:name="Modul" text:style-name="Index_20_Link" text:visited-style-name="Index_20_Link">Modul<text:tab/>31</text:a></text:p>
          <text:p text:style-name="P8"><text:a xlink:type="simple" xlink:href="#__RefHeading___Toc3767_1020165340" office:name="Beschreibung" text:style-name="Index_20_Link" text:visited-style-name="Index_20_Link">Beschreibung<text:tab/>31</text:a></text:p>
          <text:p text:style-name="P8"><text:a xlink:type="simple" xlink:href="#__RefHeading___Toc3769_1020165340" office:name="Abhängigkeiten" text:style-name="Index_20_Link" text:visited-style-name="Index_20_Link">Abhängigkeiten<text:tab/>31</text:a></text:p>
          <text:p text:style-name="P8"><text:a xlink:type="simple" xlink:href="#__RefHeading___Toc3771_1020165340" office:name="Argumente" text:style-name="Index_20_Link" text:visited-style-name="Index_20_Link">Argumente<text:tab/>31</text:a></text:p>
          <text:p text:style-name="P8"><text:a xlink:type="simple" xlink:href="#__RefHeading___Toc3773_1020165340" office:name="Attribute" text:style-name="Index_20_Link" text:visited-style-name="Index_20_Link"><text:soft-page-break/>Attribute<text:tab/>31</text:a></text:p>
          <text:p text:style-name="P8"><text:a xlink:type="simple" xlink:href="#__RefHeading___Toc3775_1020165340" office:name="Methoden" text:style-name="Index_20_Link" text:visited-style-name="Index_20_Link">Methoden<text:tab/>32</text:a></text:p>
          <text:p text:style-name="P7"><text:a xlink:type="simple" xlink:href="#__RefHeading___Toc3777_1020165340" office:name="ProfileDetails(QWidget)" text:style-name="Index_20_Link" text:visited-style-name="Index_20_Link">ProfileDetails(QWidget)<text:tab/>32</text:a></text:p>
          <text:p text:style-name="P8"><text:a xlink:type="simple" xlink:href="#__RefHeading___Toc3779_1020165340" office:name="Modul" text:style-name="Index_20_Link" text:visited-style-name="Index_20_Link">Modul<text:tab/>32</text:a></text:p>
          <text:p text:style-name="P8"><text:a xlink:type="simple" xlink:href="#__RefHeading___Toc3781_1020165340" office:name="Beschreibung" text:style-name="Index_20_Link" text:visited-style-name="Index_20_Link">Beschreibung<text:tab/>32</text:a></text:p>
          <text:p text:style-name="P8"><text:a xlink:type="simple" xlink:href="#__RefHeading___Toc3783_1020165340" office:name="Abhängigkeiten" text:style-name="Index_20_Link" text:visited-style-name="Index_20_Link">Abhängigkeiten<text:tab/>32</text:a></text:p>
          <text:p text:style-name="P8"><text:a xlink:type="simple" xlink:href="#__RefHeading___Toc3785_1020165340" office:name="Argumente" text:style-name="Index_20_Link" text:visited-style-name="Index_20_Link">Argumente<text:tab/>32</text:a></text:p>
          <text:p text:style-name="P8"><text:a xlink:type="simple" xlink:href="#__RefHeading___Toc3787_1020165340" office:name="Attribute" text:style-name="Index_20_Link" text:visited-style-name="Index_20_Link">Attribute<text:tab/>32</text:a></text:p>
          <text:p text:style-name="P8"><text:a xlink:type="simple" xlink:href="#__RefHeading___Toc3789_1020165340" office:name="Methoden" text:style-name="Index_20_Link" text:visited-style-name="Index_20_Link">Methoden<text:tab/>33</text:a></text:p>
          <text:p text:style-name="P7"><text:a xlink:type="simple" xlink:href="#__RefHeading___Toc3791_1020165340" office:name="ExpenseUpdateForm(QWidget)" text:style-name="Index_20_Link" text:visited-style-name="Index_20_Link">ExpenseUpdateForm(QWidget)<text:tab/>33</text:a></text:p>
          <text:p text:style-name="P8"><text:a xlink:type="simple" xlink:href="#__RefHeading___Toc3793_1020165340" office:name="Modul" text:style-name="Index_20_Link" text:visited-style-name="Index_20_Link">Modul<text:tab/>33</text:a></text:p>
          <text:p text:style-name="P8"><text:a xlink:type="simple" xlink:href="#__RefHeading___Toc3795_1020165340" office:name="Beschreibung" text:style-name="Index_20_Link" text:visited-style-name="Index_20_Link">Beschreibung<text:tab/>33</text:a></text:p>
          <text:p text:style-name="P8"><text:a xlink:type="simple" xlink:href="#__RefHeading___Toc3797_1020165340" office:name="Abhängigkeiten" text:style-name="Index_20_Link" text:visited-style-name="Index_20_Link">Abhängigkeiten<text:tab/>33</text:a></text:p>
          <text:p text:style-name="P8"><text:a xlink:type="simple" xlink:href="#__RefHeading___Toc3799_1020165340" office:name="Argumente" text:style-name="Index_20_Link" text:visited-style-name="Index_20_Link">Argumente<text:tab/>33</text:a></text:p>
          <text:p text:style-name="P8"><text:a xlink:type="simple" xlink:href="#__RefHeading___Toc3801_1020165340" office:name="Attribute" text:style-name="Index_20_Link" text:visited-style-name="Index_20_Link">Attribute<text:tab/>33</text:a></text:p>
          <text:p text:style-name="P8"><text:a xlink:type="simple" xlink:href="#__RefHeading___Toc3803_1020165340" office:name="Methoden" text:style-name="Index_20_Link" text:visited-style-name="Index_20_Link">Methoden<text:tab/>34</text:a></text:p>
          <text:p text:style-name="P7"><text:a xlink:type="simple" xlink:href="#__RefHeading___Toc3805_1020165340" office:name="ExpenseFilterForm(QWidget)" text:style-name="Index_20_Link" text:visited-style-name="Index_20_Link">ExpenseFilterForm(QWidget)<text:tab/>34</text:a></text:p>
          <text:p text:style-name="P8"><text:a xlink:type="simple" xlink:href="#__RefHeading___Toc3807_1020165340" office:name="Modul" text:style-name="Index_20_Link" text:visited-style-name="Index_20_Link">Modul<text:tab/>34</text:a></text:p>
          <text:p text:style-name="P8"><text:a xlink:type="simple" xlink:href="#__RefHeading___Toc3809_1020165340" office:name="Beschreibung" text:style-name="Index_20_Link" text:visited-style-name="Index_20_Link">Beschreibung<text:tab/>34</text:a></text:p>
          <text:p text:style-name="P8"><text:a xlink:type="simple" xlink:href="#__RefHeading___Toc3811_1020165340" office:name="Abhängigkeiten" text:style-name="Index_20_Link" text:visited-style-name="Index_20_Link">Abhängigkeiten<text:tab/>34</text:a></text:p>
          <text:p text:style-name="P8"><text:a xlink:type="simple" xlink:href="#__RefHeading___Toc3813_1020165340" office:name="Argumente" text:style-name="Index_20_Link" text:visited-style-name="Index_20_Link">Argumente<text:tab/>34</text:a></text:p>
          <text:p text:style-name="P8"><text:a xlink:type="simple" xlink:href="#__RefHeading___Toc3815_1020165340" office:name="Attribute" text:style-name="Index_20_Link" text:visited-style-name="Index_20_Link">Attribute<text:tab/>34</text:a></text:p>
          <text:p text:style-name="P8"><text:a xlink:type="simple" xlink:href="#__RefHeading___Toc3817_1020165340" office:name="Methoden" text:style-name="Index_20_Link" text:visited-style-name="Index_20_Link">Methoden<text:tab/>35</text:a></text:p>
          <text:p text:style-name="P7"><text:a xlink:type="simple" xlink:href="#__RefHeading___Toc3819_1020165340" office:name="ExpenseTable(QWidget)" text:style-name="Index_20_Link" text:visited-style-name="Index_20_Link">ExpenseTable(QWidget)<text:tab/>35</text:a></text:p>
          <text:p text:style-name="P8"><text:a xlink:type="simple" xlink:href="#__RefHeading___Toc3821_1020165340" office:name="Modul" text:style-name="Index_20_Link" text:visited-style-name="Index_20_Link">Modul<text:tab/>35</text:a></text:p>
          <text:p text:style-name="P8"><text:a xlink:type="simple" xlink:href="#__RefHeading___Toc3823_1020165340" office:name="Beschreibung" text:style-name="Index_20_Link" text:visited-style-name="Index_20_Link">Beschreibung<text:tab/>35</text:a></text:p>
          <text:p text:style-name="P8"><text:a xlink:type="simple" xlink:href="#__RefHeading___Toc3825_1020165340" office:name="Abhängigkeiten" text:style-name="Index_20_Link" text:visited-style-name="Index_20_Link">Abhängigkeiten<text:tab/>35</text:a></text:p>
          <text:p text:style-name="P8"><text:a xlink:type="simple" xlink:href="#__RefHeading___Toc3827_1020165340" office:name="Argumente" text:style-name="Index_20_Link" text:visited-style-name="Index_20_Link">Argumente<text:tab/>35</text:a></text:p>
          <text:p text:style-name="P8"><text:a xlink:type="simple" xlink:href="#__RefHeading___Toc3829_1020165340" office:name="Attribute" text:style-name="Index_20_Link" text:visited-style-name="Index_20_Link">Attribute<text:tab/>35</text:a></text:p>
          <text:p text:style-name="P8"><text:a xlink:type="simple" xlink:href="#__RefHeading___Toc3831_1020165340" office:name="Methoden" text:style-name="Index_20_Link" text:visited-style-name="Index_20_Link">Methoden<text:tab/>36</text:a></text:p>
        </text:index-body>
      </text:table-of-content>
      <text:p text:style-name="P10"/>
      <text:p text:style-name="P11"/>
      <text:h text:style-name="Heading_20_1" text:outline-level="1"><text:bookmark-start text:name="__RefHeading___Toc3571_1020165340"/>Ordnerstruktur<text:bookmark-end text:name="__RefHeading___Toc3571_1020165340"/></text:h>
      <text:p text:style-name="Standard"/>
      <text:p text:style-name="P12">Dieser Abschnitt beschreibt die Ordnerstruktur der Extra-App</text:p>
      <text:p text:style-name="Standard"/>
      <text:h text:style-name="Heading_20_2" text:outline-level="2"><text:bookmark-start text:name="__RefHeading___Toc3573_1020165340"/>assets<text:bookmark-end text:name="__RefHeading___Toc3573_1020165340"/></text:h>
      <text:p text:style-name="Standard"/>
      <text:h text:style-name="Heading_20_3" text:outline-level="3"><text:bookmark-start text:name="__RefHeading___Toc3575_1020165340"/>Beschreibung<text:bookmark-end text:name="__RefHeading___Toc3575_1020165340"/></text:h>
      <text:p text:style-name="Standard"/>
      <text:p text:style-name="P13">Der <text:span text:style-name="T2">assets</text:span> Ordner ist für Dateien gedacht, die nicht direkt zum Programm gehören aber vom Programm benutzt werden.</text:p>
      <text:p text:style-name="P13"/>
      <text:h text:style-name="Heading_20_3" text:outline-level="3"><text:bookmark-start text:name="__RefHeading___Toc3577_1020165340"/>Dateien<text:bookmark-end text:name="__RefHeading___Toc3577_1020165340"/></text:h>
      <text:p text:style-name="P14"/>
      <text:p text:style-name="P15">schema_definitions.sql</text:p>
      <text:p text:style-name="List_20_Contents">Script um die Tabellen der Datenbank anzulegen.</text:p>
      <text:p text:style-name="List_20_Contents"/>
      <text:p text:style-name="P15"><text:soft-page-break/>default_categories.sql</text:p>
      <text:p text:style-name="List_20_Contents">Script zum Einfügen der Standardkategorien in die Datenbank.</text:p>
      <text:p text:style-name="List_20_Contents"/>
      <text:p text:style-name="P15">default_payment_methods.sql</text:p>
      <text:p text:style-name="List_20_Contents">Script zum Einfügen der Standardbezahlmethoden in die Datenbank.</text:p>
      <text:p text:style-name="List_20_Contents"/>
      <text:p text:style-name="P16">demo_data.sql</text:p>
      <text:p text:style-name="List_20_Contents">Ein Datensatz fiktiver Ausgaben zu Demonstrationszwecken.</text:p>
      <text:p text:style-name="P17"/>
      <text:h text:style-name="Heading_20_2" text:outline-level="2"><text:bookmark-start text:name="__RefHeading___Toc3579_1020165340"/>config<text:bookmark-end text:name="__RefHeading___Toc3579_1020165340"/></text:h>
      <text:p text:style-name="Standard"/>
      <text:h text:style-name="Heading_20_3" text:outline-level="3"><text:bookmark-start text:name="__RefHeading___Toc3581_1020165340"/>Beschreibung<text:bookmark-end text:name="__RefHeading___Toc3581_1020165340"/></text:h>
      <text:p text:style-name="Standard"/>
      <text:p text:style-name="P18">Der config Ordner ist für Konfigurationsdateien vorgesehen.</text:p>
      <text:p text:style-name="P18"/>
      <text:h text:style-name="Heading_20_3" text:outline-level="3"><text:bookmark-start text:name="__RefHeading___Toc3583_1020165340"/>Dateien<text:bookmark-end text:name="__RefHeading___Toc3583_1020165340"/></text:h>
      <text:p text:style-name="List_20_Contents"/>
      <text:p text:style-name="P15">config.json</text:p>
      <text:p text:style-name="List_20_Contents">Wird im Augenblick dazu genutzt das zuletzt benutzte „Profil“ zu speichern.</text:p>
      <text:p text:style-name="List_20_Contents">In der Zukunft können weitere Konfigurationseinstellungen in dieser Datei gespeichert werden.</text:p>
      <text:p text:style-name="P19"/>
      <text:h text:style-name="Heading_20_2" text:outline-level="2"><text:bookmark-start text:name="__RefHeading___Toc3585_1020165340"/>modules<text:bookmark-end text:name="__RefHeading___Toc3585_1020165340"/></text:h>
      <text:p text:style-name="Standard"/>
      <text:p text:style-name="P18">Hier sind Module unseres Programmes abgelegt.</text:p>
      <text:h text:style-name="Heading_20_3" text:outline-level="3"><text:bookmark-start text:name="__RefHeading___Toc3587_1020165340"/>Dateien<text:bookmark-end text:name="__RefHeading___Toc3587_1020165340"/></text:h>
      <text:p text:style-name="List_20_Contents"/>
      <text:p text:style-name="P20">db.py</text:p>
      <text:p text:style-name="P21">Enthält die DBController Klasse und ist für die Kommunikation mit den Datenbanken zuständig</text:p>
      <text:p text:style-name="P21"/>
      <text:p text:style-name="P20">models.py</text:p>
      <text:p text:style-name="P21">Enthält die Datenmodelle Expense, Category und Payment_method</text:p>
      <text:p text:style-name="P21"/>
      <text:p text:style-name="P20">plotter.py</text:p>
      <text:p text:style-name="P21">Enthält die Extra_plotter Klasse welche Matplotlib benutzt um Diagramme aus Datensätzen zu erzeugen.</text:p>
      <text:p text:style-name="P21"/>
      <text:p text:style-name="P20">api.py</text:p>
      <text:p text:style-name="P21">Enthält die Extra_api Klasse und ist die Schnittstelle zwischen Frontend und Backend.</text:p>
      <text:p text:style-name="P21"/>
      <text:h text:style-name="Heading_20_2" text:outline-level="2"><text:bookmark-start text:name="__RefHeading___Toc3589_1020165340"/>databases<text:bookmark-end text:name="__RefHeading___Toc3589_1020165340"/></text:h>
      <text:p text:style-name="P22"/>
      <text:p text:style-name="P23">Der Ordner databases enthält die Datenbanken. Jedes neu angelegte Profil erhält eine eigene SQLite Datenbank die im Ordner databases gespeichert wird.</text:p>
      <text:h text:style-name="Heading_20_3" text:outline-level="3"><text:bookmark-start text:name="__RefHeading___Toc3591_1020165340"/><text:soft-page-break/>Dateien<text:bookmark-end text:name="__RefHeading___Toc3591_1020165340"/></text:h>
      <text:p text:style-name="List_20_Contents"/>
      <text:p text:style-name="P24">extra.db</text:p>
      <text:p text:style-name="P21">Datenbank mit vor angelegten Kategorien und Bezahlmethoden um dem Benutzer einen komfortablen Einstieg zu ermöglichen.</text:p>
      <text:p text:style-name="P21"/>
      <text:p text:style-name="P24">demo.db</text:p>
      <text:p text:style-name="P21">Eine Datenbank mit etwa 250 fiktiven Einträgen zu Demonstrationszwecken.</text:p>
      <text:p text:style-name="P21"/>
      <text:h text:style-name="Heading_20_2" text:outline-level="2"><text:bookmark-start text:name="__RefHeading___Toc3593_1020165340"/>docs<text:bookmark-end text:name="__RefHeading___Toc3593_1020165340"/></text:h>
      <text:p text:style-name="Standard"/>
      <text:p text:style-name="P25">Ordner für die Technische- und Benutzerdokumentation und alles was dazu gehört (Diagramme, Bilder etc.)</text:p>
      <text:p text:style-name="P25"/>
      <text:h text:style-name="Heading_20_3" text:outline-level="3">Unterordner</text:h>
      <text:p text:style-name="Standard"/>
      <text:p text:style-name="P15">docs/draft</text:p>
      <text:p text:style-name="P15">docs/documentation</text:p>
      <text:p text:style-name="P15"/>
      <text:h text:style-name="Heading_20_2" text:outline-level="2">docs/draft</text:h>
      <text:p text:style-name="Standard"/>
      <text:p text:style-name="P26">Ordner für Dokumente der Planungsphase.</text:p>
      <text:h text:style-name="Heading_20_3" text:outline-level="3">Dateien</text:h>
      <text:p text:style-name="Standard"/>
      <text:p text:style-name="P27">Platzhalter</text:p>
      <text:p text:style-name="P27"/>
      <text:h text:style-name="Heading_20_2" text:outline-level="2">docs/documentation</text:h>
      <text:p text:style-name="Standard"/>
      <text:p text:style-name="P26">Ordner für die Dokumentation</text:p>
      <text:h text:style-name="Heading_20_3" text:outline-level="3"><text:bookmark-start text:name="__RefHeading___Toc3595_1020165340"/>Dateien<text:bookmark-end text:name="__RefHeading___Toc3595_1020165340"/></text:h>
      <text:p text:style-name="Standard"/>
      <text:p text:style-name="P27">Platzhalter</text:p>
      <text:p text:style-name="Standard"/>
      <text:h text:style-name="Heading_20_2" text:outline-level="2"><text:bookmark-start text:name="__RefHeading___Toc3597_1020165340"/>ui<text:bookmark-end text:name="__RefHeading___Toc3597_1020165340"/></text:h>
      <text:p text:style-name="P11"/>
      <text:p text:style-name="P28">Ordner für das User-Interface</text:p>
      <text:p text:style-name="P28"/>
      <text:h text:style-name="Heading_20_3" text:outline-level="3">Dateien</text:h>
      <text:p text:style-name="Standard"/>
      <text:p text:style-name="P29">extra_pyside.py</text:p>
      <text:p text:style-name="P30">Enthält die GUI von Extra. Erstellt mit Pyside6</text:p>
      <text:p text:style-name="P30"/>
      <text:h text:style-name="Heading_20_2" text:outline-level="2"><text:bookmark-start text:name="__RefHeading___Toc3599_1020165340"/>exports<text:bookmark-end text:name="__RefHeading___Toc3599_1020165340"/></text:h>
      <text:p text:style-name="Standard"><text:soft-page-break/></text:p>
      <text:p text:style-name="P31">Dient als Zielordner für die Datenexporte der Extra-App</text:p>
      <text:h text:style-name="Heading_20_3" text:outline-level="3"><text:bookmark-start text:name="__RefHeading___Toc3601_1020165340"/>Dateien<text:bookmark-end text:name="__RefHeading___Toc3601_1020165340"/></text:h>
      <text:p text:style-name="P32"/>
      <text:h text:style-name="Heading_20_1" text:outline-level="1"><text:bookmark-start text:name="__RefHeading___Toc3603_1020165340"/>Datenbank<text:bookmark-end text:name="__RefHeading___Toc3603_1020165340"/></text:h>
      <text:p text:style-name="Standard"/>
      <text:p text:style-name="P12">Dieser Abschnitt beschreibt das eingesetzte DBMS und den Aufbau der Datenbank.</text:p>
      <text:p text:style-name="Standard"/>
      <text:h text:style-name="P33" text:outline-level="2"><text:bookmark-start text:name="__RefHeading___Toc3605_1020165340"/>DBMS<text:bookmark-end text:name="__RefHeading___Toc3605_1020165340"/></text:h>
      <text:p text:style-name="P12"/>
      <text:p text:style-name="P12">SQLite dient als DBMS.</text:p>
      <text:p text:style-name="P12"/>
      <text:h text:style-name="P33" text:outline-level="2"><text:bookmark-start text:name="__RefHeading___Toc3607_1020165340"/>Diagramm<text:bookmark-end text:name="__RefHeading___Toc3607_1020165340"/></text:h>
      <text:p text:style-name="P34"/>
      <text:p text:style-name="P34"/>
      <text:h text:style-name="Heading_20_1" text:outline-level="1"><text:bookmark-start text:name="__RefHeading___Toc3609_1020165340"/>Klassen<text:bookmark-end text:name="__RefHeading___Toc3609_1020165340"/></text:h>
      <text:p text:style-name="Standard"/>
      <text:p text:style-name="P31">Dieser Abschnitt beschreibt die Klassen samt ihrer Attribute, Methoden und Abhängigkeiten.</text:p>
      <text:p text:style-name="P31"/>
      <text:h text:style-name="Heading_20_2" text:outline-level="2"><text:bookmark-start text:name="__RefHeading___Toc3611_1020165340"/>Category<text:bookmark-end text:name="__RefHeading___Toc3611_1020165340"/></text:h>
      <text:p text:style-name="Standard"/>
      <text:h text:style-name="Heading_20_3" text:outline-level="3"><text:bookmark-start text:name="__RefHeading___Toc3613_1020165340"/>Modul<text:bookmark-end text:name="__RefHeading___Toc3613_1020165340"/></text:h>
      <text:p text:style-name="P35"/>
      <text:p text:style-name="P35">modules/models.py</text:p>
      <text:p text:style-name="P35"/>
      <text:h text:style-name="P36" text:outline-level="3"><text:bookmark-start text:name="__RefHeading___Toc3615_1020165340"/>Beschreibung<text:bookmark-end text:name="__RefHeading___Toc3615_1020165340"/></text:h>
      <text:p text:style-name="P35"/>
      <text:p text:style-name="P37">Modell für unsere Ausgabenkategorien</text:p>
      <text:h text:style-name="P36" text:outline-level="3"><text:bookmark-start text:name="__RefHeading___Toc3617_1020165340"/>Abhängigkeiten<text:bookmark-end text:name="__RefHeading___Toc3617_1020165340"/></text:h>
      <text:p text:style-name="P35"/>
      <text:p text:style-name="P35">json</text:p>
      <text:p text:style-name="P35"/>
      <text:h text:style-name="Heading_20_3" text:outline-level="3"><text:bookmark-start text:name="__RefHeading___Toc3619_1020165340"/>Arg<text:span text:style-name="T3">umente</text:span><text:bookmark-end text:name="__RefHeading___Toc3619_1020165340"/></text:h>
      <text:p text:style-name="Standard"/>
      <text:p text:style-name="P15">id [type: int, default: None]</text:p>
      <text:p text:style-name="P15">name [type: string, default: None]</text:p>
      <text:p text:style-name="P15">parent_category [type: int, default: None]</text:p>
      <text:p text:style-name="Standard"/>
      <text:h text:style-name="P38" text:outline-level="3"><text:bookmark-start text:name="__RefHeading___Toc3621_1020165340"/>Attribute<text:bookmark-end text:name="__RefHeading___Toc3621_1020165340"/></text:h>
      <text:p text:style-name="P39"/>
      <text:p text:style-name="P15"><text:soft-page-break/>id: int</text:p>
      <text:p text:style-name="P40">id der Kategorie</text:p>
      <text:p text:style-name="P15">name: string</text:p>
      <text:p text:style-name="P40">name der Kategorie</text:p>
      <text:p text:style-name="P15">parent_category: int</text:p>
      <text:p text:style-name="P40">id der zugehörigen Hauptkategorie</text:p>
      <text:p text:style-name="List_20_Contents"/>
      <text:p text:style-name="P39"/>
      <text:h text:style-name="P38" text:outline-level="3"><text:bookmark-start text:name="__RefHeading___Toc3623_1020165340"/>Methoden<text:bookmark-end text:name="__RefHeading___Toc3623_1020165340"/></text:h>
      <text:p text:style-name="P39"/>
      <text:p text:style-name="P41">get_id(self) -&gt; <text:span text:style-name="T4">int</text:span>:</text:p>
      <text:p text:style-name="List_20_Contents"><text:span text:style-name="T2">Argumente:</text:span> <text:span text:style-name="T5">Keine</text:span></text:p>
      <text:p text:style-name="List_20_Contents"><text:span text:style-name="T2">Beschreibung:</text:span> <text:span text:style-name="T4">Gibt die id </text:span><text:span text:style-name="T6">der Kategorie </text:span><text:span text:style-name="T4">zurück.</text:span></text:p>
      <text:p text:style-name="List_20_Contents"><text:span text:style-name="T2">Returns:</text:span> <text:span text:style-name="T5">id: int</text:span></text:p>
      <text:p text:style-name="List_20_Contents"/>
      <text:p text:style-name="P41">get_parent_category(self) -&gt; int:</text:p>
      <text:p text:style-name="List_20_Contents"><text:span text:style-name="T2">Argumente:</text:span> <text:span text:style-name="T5">Keine</text:span></text:p>
      <text:p text:style-name="List_20_Contents"><text:span text:style-name="T2">Beschreibung:</text:span> <text:span text:style-name="T4">Gibt </text:span><text:span text:style-name="T6">id der Übergeordneten Kategorie zurück</text:span></text:p>
      <text:p text:style-name="List_20_Contents"><text:span text:style-name="T2">Returns:</text:span> <text:span text:style-name="T7">id: int</text:span></text:p>
      <text:p text:style-name="List_20_Contents"/>
      <text:p text:style-name="P42">get_name(self) -&gt; str:</text:p>
      <text:p text:style-name="P43"><text:span text:style-name="T2">Argumente:</text:span> Keine</text:p>
      <text:p text:style-name="P43"><text:span text:style-name="T2">Beschreibung:</text:span> Gibt den Inhalt des Namensattributes zurück.</text:p>
      <text:p text:style-name="P43"><text:span text:style-name="T2">Returns:</text:span> name: str</text:p>
      <text:p text:style-name="List_20_Contents"/>
      <text:p text:style-name="P41">set_id(self, id: int) -&gt; bool:</text:p>
      <text:p text:style-name="List_20_Contents"><text:span text:style-name="T2">Argumente:</text:span> <text:span text:style-name="T5">id: int</text:span></text:p>
      <text:p text:style-name="List_20_Contents"><text:span text:style-name="T2">Beschreibung:</text:span> <text:span text:style-name="T6">Setzt das id Attribut auf den übergebenen Wert.</text:span></text:p>
      <text:p text:style-name="List_20_Contents"><text:span text:style-name="T2">Returns:</text:span> <text:span text:style-name="T6">bool</text:span></text:p>
      <text:p text:style-name="List_20_Contents"/>
      <text:p text:style-name="P41">json_import(self, json_str: str) -&gt; None:</text:p>
      <text:p text:style-name="List_20_Contents"><text:span text:style-name="T2">Argumente:</text:span> <text:span text:style-name="T5">json_str: str</text:span></text:p>
      <text:p text:style-name="List_20_Contents"><text:span text:style-name="T2">Beschreibung:</text:span> <text:span text:style-name="T5">Liest einen JSON-String ein und setzt die Übergebenen Attribute</text:span></text:p>
      <text:p text:style-name="List_20_Contents"><text:span text:style-name="T2">Returns:</text:span> -</text:p>
      <text:p text:style-name="List_20_Contents"/>
      <text:p text:style-name="P41">json_export(self) -&gt; str:</text:p>
      <text:p text:style-name="List_20_Contents"><text:span text:style-name="T2">Argumente:</text:span> <text:span text:style-name="T5">Keine</text:span></text:p>
      <text:p text:style-name="List_20_Contents"><text:span text:style-name="T2">Beschreibung:</text:span> <text:span text:style-name="T5">Exportiert alle Attribute als JSON-String</text:span></text:p>
      <text:p text:style-name="List_20_Contents"><text:span text:style-name="T2">Returns:</text:span> <text:span text:style-name="T5">JSON encoded dict {id: int, name: str, parent_category: int}</text:span></text:p>
      <text:p text:style-name="List_20_Contents"/>
      <text:p text:style-name="P41">def __str__(self) -&gt; str:</text:p>
      <text:p text:style-name="List_20_Contents"><text:span text:style-name="T2">Argumente:</text:span> <text:span text:style-name="T5">Keine</text:span></text:p>
      <text:p text:style-name="List_20_Contents"><text:span text:style-name="T2">Beschreibung:</text:span> <text:span text:style-name="T5">Gibt einen formatierten String zurück, der das erstellte Objekt beschreibt.</text:span></text:p>
      <text:p text:style-name="List_20_Contents"><text:span text:style-name="T2">Returns:</text:span> <text:span text:style-name="T5">str</text:span></text:p>
      <text:p text:style-name="List_20_Contents"/>
      <text:h text:style-name="P44" text:outline-level="2"><text:bookmark-start text:name="__RefHeading___Toc3625_1020165340"/>Payment_Method<text:bookmark-end text:name="__RefHeading___Toc3625_1020165340"/></text:h>
      <text:p text:style-name="P45"/>
      <text:h text:style-name="P46" text:outline-level="3"><text:bookmark-start text:name="__RefHeading___Toc3627_1020165340"/>Modul<text:bookmark-end text:name="__RefHeading___Toc3627_1020165340"/></text:h>
      <text:p text:style-name="P47"><text:soft-page-break/></text:p>
      <text:p text:style-name="P47">modules/models.py</text:p>
      <text:p text:style-name="P47"/>
      <text:h text:style-name="P48" text:outline-level="3"><text:bookmark-start text:name="__RefHeading___Toc3629_1020165340"/>Beschreibung<text:bookmark-end text:name="__RefHeading___Toc3629_1020165340"/></text:h>
      <text:p text:style-name="P47"/>
      <text:p text:style-name="P37">Modell für unsere Bezahlmethoden.</text:p>
      <text:p text:style-name="P47"/>
      <text:h text:style-name="P48" text:outline-level="3"><text:bookmark-start text:name="__RefHeading___Toc3631_1020165340"/>Abhängigkeiten<text:bookmark-end text:name="__RefHeading___Toc3631_1020165340"/></text:h>
      <text:p text:style-name="P47"/>
      <text:p text:style-name="P47">json</text:p>
      <text:p text:style-name="P47"/>
      <text:h text:style-name="P46" text:outline-level="3"><text:bookmark-start text:name="__RefHeading___Toc3633_1020165340"/>Arg<text:span text:style-name="T3">umente</text:span><text:bookmark-end text:name="__RefHeading___Toc3633_1020165340"/></text:h>
      <text:p text:style-name="P45"/>
      <text:p text:style-name="P49">id [type: int, default: None]</text:p>
      <text:p text:style-name="P49">name [type: string, default: None]</text:p>
      <text:p text:style-name="P50"/>
      <text:h text:style-name="P46" text:outline-level="3"><text:bookmark-start text:name="__RefHeading___Toc3635_1020165340"/>Attribute<text:bookmark-end text:name="__RefHeading___Toc3635_1020165340"/></text:h>
      <text:p text:style-name="P45"/>
      <text:p text:style-name="P15">id: int</text:p>
      <text:p text:style-name="P51">id der Bezahlmethode.</text:p>
      <text:p text:style-name="P15">name: string</text:p>
      <text:p text:style-name="P51">Bezeichnung der Bezahlmethode.</text:p>
      <text:p text:style-name="P45"/>
      <text:h text:style-name="P46" text:outline-level="3"><text:bookmark-start text:name="__RefHeading___Toc3637_1020165340"/>Methoden<text:bookmark-end text:name="__RefHeading___Toc3637_1020165340"/></text:h>
      <text:p text:style-name="P45"/>
      <text:p text:style-name="P52">get_id(self) -&gt; <text:span text:style-name="T4">int</text:span>:</text:p>
      <text:p text:style-name="P53"><text:span text:style-name="T2">Argumente:</text:span> <text:span text:style-name="T5">Keine</text:span></text:p>
      <text:p text:style-name="P53"><text:span text:style-name="T2">Beschreibung:</text:span> <text:span text:style-name="T4">Gibt die id </text:span><text:span text:style-name="T6">der </text:span><text:span text:style-name="T7">Bezahlmethode</text:span><text:span text:style-name="T6"> </text:span><text:span text:style-name="T4">zurück.</text:span></text:p>
      <text:p text:style-name="P53"><text:span text:style-name="T2">Returns:</text:span> <text:span text:style-name="T5">id: int</text:span></text:p>
      <text:p text:style-name="P53"/>
      <text:p text:style-name="P42">get_name(self) -&gt; str:</text:p>
      <text:p text:style-name="P43"><text:span text:style-name="T2">Argumente:</text:span> Keine</text:p>
      <text:p text:style-name="P43"><text:span text:style-name="T2">Beschreibung:</text:span> Gibt den Inhalt des Namensattributes zurück.</text:p>
      <text:p text:style-name="P43"><text:span text:style-name="T2">Returns:</text:span> name: str</text:p>
      <text:p text:style-name="P53"/>
      <text:p text:style-name="P52">set_id(self, id: int) -&gt; bool:</text:p>
      <text:p text:style-name="P53"><text:span text:style-name="T2">Argumente:</text:span> <text:span text:style-name="T5">id: int</text:span></text:p>
      <text:p text:style-name="P53"><text:span text:style-name="T2">Beschreibung:</text:span> <text:span text:style-name="T6">Setzt das id Attribut auf den übergebenen Wert.</text:span></text:p>
      <text:p text:style-name="P53"><text:span text:style-name="T2">Returns:</text:span> <text:span text:style-name="T6">bool</text:span></text:p>
      <text:p text:style-name="P53"/>
      <text:p text:style-name="P52">json_import(self, json_str: str) -&gt; None:</text:p>
      <text:p text:style-name="P53"><text:span text:style-name="T2">Argumente:</text:span> <text:span text:style-name="T5">json_str: str</text:span></text:p>
      <text:p text:style-name="P53"><text:span text:style-name="T2">Beschreibung:</text:span> <text:span text:style-name="T5">Liest einen JSON-String ein und setzt die Übergebenen Attribute</text:span></text:p>
      <text:p text:style-name="P53"><text:span text:style-name="T2">Returns:</text:span> -</text:p>
      <text:p text:style-name="P53"/>
      <text:p text:style-name="P52">json_export(self) -&gt; str:</text:p>
      <text:p text:style-name="P53"><text:soft-page-break/><text:span text:style-name="T2">Argumente:</text:span> <text:span text:style-name="T5">Keine</text:span></text:p>
      <text:p text:style-name="P53"><text:span text:style-name="T2">Beschreibung:</text:span> <text:span text:style-name="T5">Exportiert alle Attribute als JSON-String</text:span></text:p>
      <text:p text:style-name="P53"><text:span text:style-name="T2">Returns:</text:span> <text:span text:style-name="T5">JSON encoded dict {id: int, name: str}</text:span></text:p>
      <text:p text:style-name="P53"/>
      <text:p text:style-name="P52">def __str__(self) -&gt; str:</text:p>
      <text:p text:style-name="P53"><text:span text:style-name="T2">Argumente:</text:span> <text:span text:style-name="T5">Keine</text:span></text:p>
      <text:p text:style-name="P53"><text:span text:style-name="T2">Beschreibung:</text:span> <text:span text:style-name="T5">Gibt einen formatierten String zurück, der das erstellte Objekt beschreibt.</text:span></text:p>
      <text:p text:style-name="P53"><text:span text:style-name="T2">Returns:</text:span> <text:span text:style-name="T5">str</text:span></text:p>
      <text:p text:style-name="P53"/>
      <text:h text:style-name="P44" text:outline-level="2"><text:bookmark-start text:name="__RefHeading___Toc3639_1020165340"/>Expense<text:bookmark-end text:name="__RefHeading___Toc3639_1020165340"/></text:h>
      <text:p text:style-name="P45"/>
      <text:h text:style-name="P46" text:outline-level="3"><text:bookmark-start text:name="__RefHeading___Toc3641_1020165340"/>Modul<text:bookmark-end text:name="__RefHeading___Toc3641_1020165340"/></text:h>
      <text:p text:style-name="P47"/>
      <text:p text:style-name="P47">modules/models.py</text:p>
      <text:p text:style-name="P47"/>
      <text:h text:style-name="P48" text:outline-level="3"><text:bookmark-start text:name="__RefHeading___Toc3643_1020165340"/>Beschreibung<text:bookmark-end text:name="__RefHeading___Toc3643_1020165340"/></text:h>
      <text:p text:style-name="P47"/>
      <text:p text:style-name="P54">Modell für unsere Ausgaben</text:p>
      <text:p text:style-name="P47"/>
      <text:h text:style-name="P48" text:outline-level="3"><text:bookmark-start text:name="__RefHeading___Toc3645_1020165340"/>Abhängigkeiten<text:bookmark-end text:name="__RefHeading___Toc3645_1020165340"/></text:h>
      <text:p text:style-name="P47"/>
      <text:p text:style-name="P47">json</text:p>
      <text:p text:style-name="P47"/>
      <text:h text:style-name="P46" text:outline-level="3"><text:bookmark-start text:name="__RefHeading___Toc3647_1020165340"/>Arg<text:span text:style-name="T3">umente</text:span><text:bookmark-end text:name="__RefHeading___Toc3647_1020165340"/></text:h>
      <text:p text:style-name="P45"/>
      <text:p text:style-name="P15">id [type: int, default: None]</text:p>
      <text:p text:style-name="List_20_Contents">Die ID der Ausgabe</text:p>
      <text:p text:style-name="P15">date: [type: string, default: <text:span text:style-name="T8">empty string</text:span>]</text:p>
      <text:p text:style-name="List_20_Contents">Das Datum der Ausgabe</text:p>
      <text:p text:style-name="P15"><text:span text:style-name="T7">not</text:span><text:span text:style-name="T9">e</text:span> [type: string, default: <text:span text:style-name="T10">empty string</text:span>]</text:p>
      <text:p text:style-name="List_20_Contents">Optionale Notiz zu der Ausgabe</text:p>
      <text:p text:style-name="P15">category_id [type: int, default: None]</text:p>
      <text:p text:style-name="List_20_Contents">ID der Ausgabenkategorie</text:p>
      <text:p text:style-name="P15">payment_method_id [type: int, default: None]</text:p>
      <text:p text:style-name="List_20_Contents">ID der Bezahlmethode</text:p>
      <text:p text:style-name="P15">recurring: [type: str, default: None]</text:p>
      <text:p text:style-name="List_20_Contents">Kann die Werte None, monthly or yearly haben um Ausgaben automatisch anzulegen die sich regelmäßig wiederholen. Zurzeit noch nicht implementiert</text:p>
      <text:p text:style-name="P45"/>
      <text:h text:style-name="P46" text:outline-level="3"><text:bookmark-start text:name="__RefHeading___Toc3649_1020165340"/>Attribute<text:bookmark-end text:name="__RefHeading___Toc3649_1020165340"/></text:h>
      <text:p text:style-name="P45"/>
      <text:p text:style-name="P15"><text:span text:style-name="T9">- _</text:span>id: int</text:p>
      <text:p text:style-name="List_20_Contents">Die ID der Ausgabe</text:p>
      <text:p text:style-name="P15"><text:span text:style-name="T9">- _date</text:span>: string</text:p>
      <text:p text:style-name="List_20_Contents"><text:soft-page-break/>Das Datum der Ausgabe</text:p>
      <text:p text:style-name="P15">- _note: string</text:p>
      <text:p text:style-name="List_20_Contents">Optionale Notiz zu der Ausgabe</text:p>
      <text:p text:style-name="P15">- _category: int</text:p>
      <text:p text:style-name="List_20_Contents">ID der Ausgabenkategorie</text:p>
      <text:p text:style-name="P15">- _ payment_method: int</text:p>
      <text:p text:style-name="List_20_Contents">ID der Bezahlmethode</text:p>
      <text:p text:style-name="P15">- _ recurring: string</text:p>
      <text:p text:style-name="List_20_Contents">Kann die Werte None, monthly or yearly haben um Ausgaben automatisch anzulegen die sich regelmäßig wiederholen. Zurzeit noch nicht implementiert</text:p>
      <text:p text:style-name="P45"/>
      <text:h text:style-name="P46" text:outline-level="3"><text:bookmark-start text:name="__RefHeading___Toc3651_1020165340"/>Methoden<text:bookmark-end text:name="__RefHeading___Toc3651_1020165340"/></text:h>
      <text:p text:style-name="P45"/>
      <text:p text:style-name="P52">get_id(self) -&gt; <text:span text:style-name="T4">int</text:span>:</text:p>
      <text:p text:style-name="P53"><text:span text:style-name="T2">Argumente:</text:span> <text:span text:style-name="T5">Keine</text:span></text:p>
      <text:p text:style-name="P53"><text:span text:style-name="T2">Beschreibung:</text:span> <text:span text:style-name="T4">Gibt die id </text:span><text:span text:style-name="T6">der </text:span><text:span text:style-name="T7">Bezahlmethode</text:span><text:span text:style-name="T6"> </text:span><text:span text:style-name="T4">zurück.</text:span></text:p>
      <text:p text:style-name="P53"><text:span text:style-name="T2">Returns:</text:span> <text:span text:style-name="T5">id: int</text:span></text:p>
      <text:p text:style-name="P53"/>
      <text:p text:style-name="P52"><text:span text:style-name="T7">get_</text:span><text:span text:style-name="T9">date</text:span><text:span text:style-name="T7">(self) -&gt; str:</text:span></text:p>
      <text:p text:style-name="P43"><text:span text:style-name="T2">Argumente:</text:span> Keine</text:p>
      <text:p text:style-name="P43"><text:span text:style-name="T2">Beschreibung:</text:span> Gibt den Inhalt des <text:span text:style-name="T9">date Attributes</text:span> zurück.</text:p>
      <text:p text:style-name="P43"><text:span text:style-name="T2">Returns:</text:span> <text:span text:style-name="T9">_date</text:span>: str</text:p>
      <text:p text:style-name="P53"/>
      <text:p text:style-name="P52">set_id(self, id: int) -&gt; bool:</text:p>
      <text:p text:style-name="P53"><text:span text:style-name="T2">Argumente:</text:span> <text:span text:style-name="T5">id: int</text:span></text:p>
      <text:p text:style-name="P53"><text:span text:style-name="T2">Beschreibung:</text:span> <text:span text:style-name="T6">Setzt das </text:span><text:span text:style-name="T9">_</text:span><text:span text:style-name="T6">id Attribut auf den übergebenen Wert.</text:span></text:p>
      <text:p text:style-name="P53"><text:span text:style-name="T2">Returns:</text:span> <text:span text:style-name="T6">bool</text:span></text:p>
      <text:p text:style-name="P53"/>
      <text:p text:style-name="P52">json_import(self, json_str: str) -&gt; None:</text:p>
      <text:p text:style-name="P53"><text:span text:style-name="T2">Argumente:</text:span> <text:span text:style-name="T5">json_str: str</text:span></text:p>
      <text:p text:style-name="P53"><text:span text:style-name="T2">Beschreibung:</text:span> <text:span text:style-name="T5">Liest einen JSON-String ein und setzt die Übergebenen Attribute</text:span></text:p>
      <text:p text:style-name="P53"><text:span text:style-name="T2">Returns:</text:span> -</text:p>
      <text:p text:style-name="P53"/>
      <text:p text:style-name="P52">json_export(self) -&gt; str:</text:p>
      <text:p text:style-name="P53"><text:span text:style-name="T2">Argumente:</text:span> <text:span text:style-name="T5">Keine</text:span></text:p>
      <text:p text:style-name="P53"><text:span text:style-name="T2">Beschreibung:</text:span> <text:span text:style-name="T5">Exportiert alle Attribute als JSON-String</text:span></text:p>
      <text:p text:style-name="P55"><text:span text:style-name="T2">Returns:</text:span> <text:span text:style-name="T5">JSON encoded dict {</text:span></text:p>
      <text:p text:style-name="P55"><text:s/><text:tab/>id: <text:span text:style-name="T11">int</text:span>,</text:p>
      <text:p text:style-name="P55"><text:s text:c="11"/>amount: <text:span text:style-name="T11">float</text:span>,</text:p>
      <text:p text:style-name="P55"><text:s text:c="11"/>date: <text:span text:style-name="T11">string</text:span>,</text:p>
      <text:p text:style-name="P55"><text:s text:c="11"/>category: {</text:p>
      <text:p text:style-name="P55"><text:s text:c="16"/>id: <text:span text:style-name="T11">int</text:span>,</text:p>
      <text:p text:style-name="P55"><text:s text:c="16"/>name: <text:span text:style-name="T11">string</text:span>,</text:p>
      <text:p text:style-name="P55"><text:s text:c="16"/>parent_category: <text:span text:style-name="T11">int</text:span></text:p>
      <text:p text:style-name="P55"><text:s text:c="11"/>},</text:p>
      <text:p text:style-name="P55"><text:s text:c="11"/>payment_method: {</text:p>
      <text:p text:style-name="P55"><text:tab/><text:tab/>id: <text:span text:style-name="T11">int</text:span>,</text:p>
      <text:p text:style-name="P55"><text:tab/><text:tab/>name: <text:span text:style-name="T11">string</text:span>},</text:p>
      <text:p text:style-name="P55"><text:s text:c="12"/>note: <text:span text:style-name="T11">string</text:span>,</text:p>
      <text:p text:style-name="P55"><text:s text:c="8"/>}</text:p>
      <text:p text:style-name="P53"/>
      <text:p text:style-name="P56"><text:soft-page-break/>dict_export(self) -&gt; dict:</text:p>
      <text:p text:style-name="P55"><text:span text:style-name="T2">Argumente:</text:span> <text:span text:style-name="T5">Keine</text:span></text:p>
      <text:p text:style-name="P55"><text:span text:style-name="T2">Beschreibung:</text:span> <text:span text:style-name="T5">Exportiert alle Attribute als </text:span><text:span text:style-name="T11">Dict</text:span></text:p>
      <text:p text:style-name="P55"><text:span text:style-name="T2">Returns: </text:span>export_dict = {</text:p>
      <text:p text:style-name="P55"><text:s/><text:tab/>id: <text:span text:style-name="T11">int</text:span>,</text:p>
      <text:p text:style-name="P55"><text:s text:c="11"/>amount: <text:span text:style-name="T11">float</text:span>,</text:p>
      <text:p text:style-name="P55"><text:s text:c="11"/>date: <text:span text:style-name="T11">string</text:span>,</text:p>
      <text:p text:style-name="P55"><text:s text:c="11"/>category: {</text:p>
      <text:p text:style-name="P55"><text:s text:c="16"/>id: <text:span text:style-name="T11">int</text:span>,</text:p>
      <text:p text:style-name="P55"><text:s text:c="16"/>name: <text:span text:style-name="T11">string</text:span>,</text:p>
      <text:p text:style-name="P55"><text:s text:c="16"/>parent_category: <text:span text:style-name="T11">int</text:span></text:p>
      <text:p text:style-name="P55"><text:s text:c="11"/>},</text:p>
      <text:p text:style-name="P55"><text:s text:c="11"/>payment_method: {</text:p>
      <text:p text:style-name="P55"><text:tab/><text:tab/>id: <text:span text:style-name="T11">int</text:span>,</text:p>
      <text:p text:style-name="P55"><text:tab/><text:tab/>name: <text:span text:style-name="T11">string</text:span>},</text:p>
      <text:p text:style-name="P55"><text:s text:c="12"/>note: <text:span text:style-name="T11">string</text:span>,</text:p>
      <text:p text:style-name="P55"><text:s text:c="8"/>}</text:p>
      <text:p text:style-name="P55"/>
      <text:p text:style-name="P53"/>
      <text:p text:style-name="P52">__str__(self) -&gt; str:</text:p>
      <text:p text:style-name="P53"><text:span text:style-name="T2">Argumente:</text:span> <text:span text:style-name="T5">Keine</text:span></text:p>
      <text:p text:style-name="P53"><text:span text:style-name="T2">Beschreibung:</text:span> <text:span text:style-name="T5">Gibt einen formatierten String zurück, der das erstellte Objekt beschreibt.</text:span></text:p>
      <text:p text:style-name="P53"><text:span text:style-name="T2">Returns:</text:span> <text:span text:style-name="T5">str</text:span></text:p>
      <text:p text:style-name="P57"/>
      <text:h text:style-name="Heading_20_2" text:outline-level="2"><text:bookmark-start text:name="__RefHeading___Toc3653_1020165340"/>DBController<text:bookmark-end text:name="__RefHeading___Toc3653_1020165340"/></text:h>
      <text:p text:style-name="Standard"/>
      <text:h text:style-name="Heading_20_3" text:outline-level="3"><text:bookmark-start text:name="__RefHeading___Toc3655_1020165340"/>Modul<text:bookmark-end text:name="__RefHeading___Toc3655_1020165340"/></text:h>
      <text:p text:style-name="Standard"/>
      <text:p text:style-name="P58">modules/db.py</text:p>
      <text:p text:style-name="P58"/>
      <text:h text:style-name="Heading_20_3" text:outline-level="3"><text:bookmark-start text:name="__RefHeading___Toc3657_1020165340"/>Beschreibung<text:bookmark-end text:name="__RefHeading___Toc3657_1020165340"/></text:h>
      <text:p text:style-name="P39"/>
      <text:p text:style-name="Standard"/>
      <text:p text:style-name="P59">Die Klasse DBController benutzt das sqlite3 Modul um mit den Datenbanken zu kommunizieren.</text:p>
      <text:p text:style-name="P28"/>
      <text:h text:style-name="Heading_20_3" text:outline-level="3"><text:bookmark-start text:name="__RefHeading___Toc3659_1020165340"/>Abhängigkeiten<text:bookmark-end text:name="__RefHeading___Toc3659_1020165340"/></text:h>
      <text:p text:style-name="List_20_Contents"/>
      <text:p text:style-name="P60">sqlite3</text:p>
      <text:p text:style-name="P60">json</text:p>
      <text:p text:style-name="P60">modules/models.py</text:p>
      <text:p text:style-name="P61">assets/<text:span text:style-name="T12">default_</text:span>payment_methods.<text:span text:style-name="T12">sql</text:span></text:p>
      <text:p text:style-name="P61">assets/<text:span text:style-name="T12">default_</text:span>categories.<text:span text:style-name="T12">sql</text:span></text:p>
      <text:p text:style-name="P61">assets/schema_definition.sql</text:p>
      <text:p text:style-name="P62"/>
      <text:h text:style-name="Heading_20_3" text:outline-level="3"><text:bookmark-start text:name="__RefHeading___Toc3661_1020165340"/><text:soft-page-break/>Arg<text:span text:style-name="T3">umente</text:span><text:bookmark-end text:name="__RefHeading___Toc3661_1020165340"/></text:h>
      <text:p text:style-name="P63"/>
      <text:p text:style-name="P15">db_name: str</text:p>
      <text:p text:style-name="P60">Benötigt den Pfad zur derzeitigen benutzten Datenbank. Default: databases/extra.db</text:p>
      <text:p text:style-name="P60"/>
      <text:h text:style-name="Heading_20_3" text:outline-level="3"><text:bookmark-start text:name="__RefHeading___Toc3663_1020165340"/>Attribute<text:bookmark-end text:name="__RefHeading___Toc3663_1020165340"/></text:h>
      <text:p text:style-name="Standard"/>
      <text:p text:style-name="P64">db_name: str</text:p>
      <text:p text:style-name="P65">Enthält den Pfad der derzeitig genutzten Datenbank</text:p>
      <text:p text:style-name="P66"/>
      <text:h text:style-name="Heading_20_3" text:outline-level="3"><text:bookmark-start text:name="__RefHeading___Toc3665_1020165340"/>Methoden<text:bookmark-end text:name="__RefHeading___Toc3665_1020165340"/></text:h>
      <text:p text:style-name="P60"/>
      <text:p text:style-name="P67">payment_method_export(self) -&gt; list[tuple]:</text:p>
      <text:p text:style-name="P68"><text:span text:style-name="T2">Argumente:</text:span> -</text:p>
      <text:p text:style-name="P60"><text:span text:style-name="T13">Beschreibung:</text:span><text:span text:style-name="T14"> </text:span>Gibt eine Liste von Tupeln aller Einträge der payment_method Tabelle zurück.</text:p>
      <text:p text:style-name="P68"><text:span text:style-name="T2">Returns:</text:span> list[tuple]</text:p>
      <text:p text:style-name="P60"/>
      <text:p text:style-name="P67">category_export(self) -&gt; list[tuple]:</text:p>
      <text:p text:style-name="P68"><text:span text:style-name="T2">Argumente:</text:span> -</text:p>
      <text:p text:style-name="P60"><text:span text:style-name="T15">Beschreibung:</text:span><text:span text:style-name="T16"> </text:span>Gibt eine Liste von Tupeln aller Einträge der category Tabelle zurück.</text:p>
      <text:p text:style-name="P68"><text:span text:style-name="T2">Returns:</text:span> list[tuple]</text:p>
      <text:p text:style-name="P60"/>
      <text:p text:style-name="P67">expense_export(self) -&gt; list[tuple]:</text:p>
      <text:p text:style-name="P69"><text:span text:style-name="T2">Argumente:</text:span> -</text:p>
      <text:p text:style-name="P60"><text:span text:style-name="T2">Beschreibung:</text:span> Gibt eine Liste von Tupeln aller Einträge der expense Tabelle zurück.</text:p>
      <text:p text:style-name="P70"><text:span text:style-name="T2">Returns:</text:span> list[tuple]</text:p>
      <text:p text:style-name="P60"/>
      <text:p text:style-name="P67">db_export(self) -&gt; dict{str, list[tuple]}:</text:p>
      <text:p text:style-name="P70"><text:span text:style-name="T2">Argumente:</text:span> -</text:p>
      <text:p text:style-name="P60"><text:span text:style-name="T2">Beschreibung: </text:span>Gibt ein Dict mit dem Datenbankpfad und Listen von Tupeln aller Einträge in der DB zurück.</text:p>
      <text:p text:style-name="P71"><text:span text:style-name="T2">Returns:</text:span> export_dict <text:span text:style-name="T14">= {</text:span></text:p>
      <text:p text:style-name="P72"><text:tab/>db_name: str,</text:p>
      <text:p text:style-name="P72"><text:tab/>expense_table: list[tuple],</text:p>
      <text:p text:style-name="P72"><text:tab/>category_table: list[tuple],</text:p>
      <text:p text:style-name="P72"><text:tab/>payment_method_table: list[tuple]</text:p>
      <text:p text:style-name="P72">}</text:p>
      <text:p text:style-name="P68"/>
      <text:p text:style-name="P73">category_expense(self, options: dict) -&gt; list[tuple]:</text:p>
      <text:p text:style-name="P72"><text:span text:style-name="T2">Arg</text:span><text:span text:style-name="T15">umente</text:span><text:span text:style-name="T2">:</text:span> options: dict<text:span text:style-name="T17">[str]</text:span> </text:p>
      <text:p text:style-name="P72">options = {year: str}</text:p>
      <text:p text:style-name="P74">Beschreibung:</text:p>
      <text:p text:style-name="P68">Gibt eine Liste von Tupeln zurück. Jeder Tuple besteht aus dem Kategorienamen und der Summe aller Ausgaben in der Kategorie.</text:p>
      <text:p text:style-name="P75"><text:span text:style-name="T2">Returns:</text:span> list[tuple]</text:p>
      <text:p text:style-name="P68"/>
      <text:p text:style-name="P73">profile_details(self) -&gt; dict<text:span text:style-name="T18">[str, float]</text:span>:</text:p>
      <text:p text:style-name="P76"><text:span text:style-name="T2">Argumente:</text:span> -</text:p>
      <text:p text:style-name="P68"><text:span text:style-name="T2">Beschreibung:</text:span> Gibt ein Dict mit Informationen über die Datenbank zurück.</text:p>
      <text:p text:style-name="P68"><text:soft-page-break/>Diese Informationen beinhalten: Datenbankpfad, Ältester Eintrag, Neuster Eintrag,</text:p>
      <text:p text:style-name="P68">Anzahl der Einträge in der expense Tabelle, Summe aller Ausgaben <text:span text:style-name="T18">und die</text:span> <text:span text:style-name="T18">d</text:span>urchschnittliche Ausgabe.</text:p>
      <text:p text:style-name="P76"><text:span text:style-name="T2">Returns:</text:span> {</text:p>
      <text:p text:style-name="P76"><text:tab/>db: str,</text:p>
      <text:p text:style-name="P76"><text:tab/>expense_sum: float,</text:p>
      <text:p text:style-name="P76"><text:tab/>expense_avg: float,</text:p>
      <text:p text:style-name="P76"><text:tab/>expense_count: int</text:p>
      <text:p text:style-name="P76"><text:tab/>oldest_entry: str,</text:p>
      <text:p text:style-name="P76"><text:tab/>newest_entry: str</text:p>
      <text:p text:style-name="P76">}</text:p>
      <text:p text:style-name="P76"/>
      <text:p text:style-name="P77">yearly_expense(self, order: dict[str, bool]) -&gt; list[tuple]:</text:p>
      <text:p text:style-name="P76"><text:span text:style-name="T2">Argumente:</text:span> order: {field: str, asc: bool}</text:p>
      <text:p text:style-name="P76"><text:span text:style-name="T2">Beschreibung: </text:span>Gibt eine Liste von Tupeln mit der Gesamtsumme aller Ausgaben pro Jahr zurück.</text:p>
      <text:p text:style-name="P78"><text:span text:style-name="T2">Returns:</text:span> list[tuple]</text:p>
      <text:p text:style-name="P78"/>
      <text:p text:style-name="P79">monthly_expense(self, options: dict[str, dict]) -&gt; list[tuple]:</text:p>
      <text:p text:style-name="P78"><text:span text:style-name="T2">Argumente:</text:span> options: {year: str, order: {field: str, asc: bool}}</text:p>
      <text:p text:style-name="P78"><text:span text:style-name="T2">Beschreibung: </text:span>Gibt eine Liste von Tuplen mit der Gesamtsumme aller Ausgaben jeden Monats für ein bestimmtes Jahr zurück.</text:p>
      <text:p text:style-name="P78"/>
      <text:p text:style-name="P79">switch_db(self, path: str) -&gt; str:</text:p>
      <text:p text:style-name="P78"><text:span text:style-name="T2">Argumente:</text:span> path: str</text:p>
      <text:p text:style-name="P78"><text:span text:style-name="T2">Beschreibung:</text:span> Wechselt auf die DB welche vom path Argument übergeben wird.</text:p>
      <text:p text:style-name="P78"><text:span text:style-name="T2">Returns:</text:span> path: str</text:p>
      <text:p text:style-name="P78"/>
      <text:p text:style-name="P79">create_new(self, path: str) -&gt; bool:</text:p>
      <text:p text:style-name="P78"><text:span text:style-name="T2">Argumente:</text:span> path: str</text:p>
      <text:p text:style-name="P78"><text:span text:style-name="T2">Beschreibung: </text:span>Legt eine neue Datenbank mit den default payment_method und category Tabellen an. <text:span text:style-name="T17">Gibt bei Erfolg True zurück.</text:span></text:p>
      <text:p text:style-name="P78"><text:span text:style-name="T2">Returns:</text:span> bool</text:p>
      <text:p text:style-name="P76"/>
      <text:p text:style-name="P77">def expense_filter(self, filter: dict<text:span text:style-name="T19">[str, list]</text:span>) -&gt; list[Expense]:</text:p>
      <text:p text:style-name="P80"><text:span text:style-name="T2">Argumente:</text:span> filter {</text:p>
      <text:p text:style-name="P80"><text:tab/>start_date: <text:span text:style-name="T20">str</text:span>,</text:p>
      <text:p text:style-name="P80"><text:tab/>end_date: <text:span text:style-name="T20">str</text:span>,</text:p>
      <text:p text:style-name="P80"><text:tab/>min_amount: <text:span text:style-name="T20">float</text:span>,</text:p>
      <text:p text:style-name="P80"><text:tab/>max_amount: <text:span text:style-name="T20">float</text:span>,</text:p>
      <text:p text:style-name="P81"><text:tab/>category_list: list[int],</text:p>
      <text:p text:style-name="P80"><text:tab/><text:span text:style-name="T20">payment_method_list: list[int],</text:span></text:p>
      <text:p text:style-name="P80"><text:tab/><text:span text:style-name="T20">order: {field: str, asc: bool}</text:span></text:p>
      <text:p text:style-name="P80">}</text:p>
      <text:p text:style-name="P81"><text:span text:style-name="T2">Beschreibung:</text:span> Gibt eine Liste von Expense Objekten zurück die den Filterkriterien entsprechen, welche im filter Argument übergeben wurden.</text:p>
      <text:p text:style-name="P81"><text:span text:style-name="T2">Returns:</text:span> list[Expense]</text:p>
      <text:p text:style-name="P81"/>
      <text:p text:style-name="P82">insert_expense(self, expense: Expense) -&gt; Expense:</text:p>
      <text:p text:style-name="P81"><text:span text:style-name="T2">Argumente:</text:span> expense: Expense</text:p>
      <text:p text:style-name="P83"><text:span text:style-name="T2">Beschreibung:</text:span> Erstellt eine<text:span text:style-name="T21">n</text:span> neue<text:span text:style-name="T21">n</text:span> Ausgaben<text:span text:style-name="T21">e</text:span>intrag in der Datenbank und gibt diesen zurück.</text:p>
      <text:p text:style-name="P83"><text:soft-page-break/><text:span text:style-name="T2">Returns:</text:span> expense: Expense</text:p>
      <text:p text:style-name="P83"/>
      <text:p text:style-name="P84">update_expense(self, expense: Expense) -&gt; bool:</text:p>
      <text:p text:style-name="P83"><text:span text:style-name="T2">Argumente:</text:span> expense: Expense</text:p>
      <text:p text:style-name="P85"><text:span text:style-name="T2">Beschreibung:</text:span> Bearbeitet eine <text:span text:style-name="T22">Ausgabe</text:span>. Gibt bei Erfolg True zurück</text:p>
      <text:p text:style-name="P85"><text:span text:style-name="T2">Returns: </text:span>bool</text:p>
      <text:p text:style-name="P85"/>
      <text:p text:style-name="P86">delete_expense(self, expense: Expense) -&gt; Expense:</text:p>
      <text:p text:style-name="P87"><text:span text:style-name="T2">Argumente:</text:span> <text:span text:style-name="T22">expense: Expense</text:span></text:p>
      <text:p text:style-name="P87"><text:span text:style-name="T2">Beschreibung:</text:span> Löscht die gewünschte <text:span text:style-name="T21">Ausgabe</text:span> aus der Datenbank.</text:p>
      <text:p text:style-name="P87">Gibt die gelöschte <text:span text:style-name="T21">Ausgabe</text:span> zurück.</text:p>
      <text:p text:style-name="P87"><text:span text:style-name="T2">Returns:</text:span> <text:span text:style-name="T21">expense: Expense</text:span></text:p>
      <text:p text:style-name="P87"/>
      <text:p text:style-name="P88">insert_payment_method(self, payment_method: Payment_method) -&gt; Payment_method:</text:p>
      <text:p text:style-name="P87"><text:span text:style-name="T2">Argumente: </text:span>payment_method: Payment_method</text:p>
      <text:p text:style-name="P89"><text:span text:style-name="T2">Beschreibung:</text:span> Erstellt eine neue Bezahlmethodeneintrag in der Datenbank</text:p>
      <text:p text:style-name="P89"><text:span text:style-name="T2">Returns: </text:span><text:span text:style-name="T20">payment_method: Payment_method</text:span></text:p>
      <text:p text:style-name="P89"/>
      <text:p text:style-name="P90">payment_method_list(self) -&gt; list[Payment_method]:</text:p>
      <text:p text:style-name="P91"><text:span text:style-name="T2">Argumente:</text:span> -</text:p>
      <text:p text:style-name="P91"><text:span text:style-name="T2">Beschreibung:</text:span> Gibt eine Liste aller Bezahlmethoden zurück.</text:p>
      <text:p text:style-name="P91"><text:span text:style-name="T2">Returns:</text:span> list[Payment_method]</text:p>
      <text:p text:style-name="P87"/>
      <text:p text:style-name="P88">update_payment_method(self, payment_method: Payment_method) -&gt; bool:</text:p>
      <text:p text:style-name="P87"><text:span text:style-name="T2">Argumente:</text:span> payment_method: Payment_method</text:p>
      <text:p text:style-name="P87"><text:span text:style-name="T2">Beschreibung:</text:span> Bearbeitet eine Bezahlmethode. Gibt bei Erfolg True zurück</text:p>
      <text:p text:style-name="P87"><text:span text:style-name="T2">Returns:</text:span> bool</text:p>
      <text:p text:style-name="P87"/>
      <text:p text:style-name="P82">delete_payment_method(self, payment_method: Payment_method) -&gt; Payment_method:</text:p>
      <text:p text:style-name="P81"><text:span text:style-name="T2">Argumente:</text:span> payment_method: Payment_method</text:p>
      <text:p text:style-name="P81"><text:span text:style-name="T2">Beschreibung:</text:span> Löscht die gewünschte Bezahlmethode aus der Datenbank.</text:p>
      <text:p text:style-name="P81">Gibt die gelöschte Bezahlmethode zurück.</text:p>
      <text:p text:style-name="P81"><text:span text:style-name="T2">Returns:</text:span> payment_method: Payment_method</text:p>
      <text:p text:style-name="P81"/>
      <text:p text:style-name="P82">insert_category(self, category: Category) -&gt; Category:</text:p>
      <text:p text:style-name="P92"><text:span text:style-name="T2">Argumente: </text:span><text:span text:style-name="T23">category</text:span>: <text:span text:style-name="T24">Category</text:span></text:p>
      <text:p text:style-name="P93"><text:span text:style-name="T2">Beschreibung:</text:span> Erstellt eine neue <text:span text:style-name="T24">Kategorie</text:span> in der Datenbank <text:span text:style-name="T24">und gibt diese zurück.</text:span></text:p>
      <text:p text:style-name="P93"><text:span text:style-name="T2">Returns: </text:span><text:span text:style-name="T23">category: Category</text:span></text:p>
      <text:p text:style-name="P93"><text:span text:style-name="T23"/></text:p>
      <text:p text:style-name="P94">find_parent_categories(self) -&gt; list[Category]:</text:p>
      <text:p text:style-name="P91"><text:span text:style-name="T2">Argumente:</text:span><text:span text:style-name="T25"> -</text:span></text:p>
      <text:p text:style-name="P91"><text:span text:style-name="T2">Beschreibung:</text:span><text:span text:style-name="T25"> Gibt eine Liste aller Hauptkategorien zurück.</text:span></text:p>
      <text:p text:style-name="P91"><text:span text:style-name="T2">Returns:</text:span><text:span text:style-name="T25"> list[Category]</text:span></text:p>
      <text:p text:style-name="P91"><text:span text:style-name="T25"/></text:p>
      <text:p text:style-name="P94">find_subcategories(self, parent_category_id: int) -&gt; list[Category]:</text:p>
      <text:p text:style-name="P91"><text:span text:style-name="T2">Argumente:</text:span><text:span text:style-name="T25"> parent_category_id: int</text:span></text:p>
      <text:p text:style-name="P95"><text:span text:style-name="T2">Beschreibung:</text:span><text:span text:style-name="T25"> Gibt eine Liste aller Kategorien einer Bestimmten Oberkategorie zurück.</text:span></text:p>
      <text:p text:style-name="P95"><text:span text:style-name="T2">Returns:</text:span><text:span text:style-name="T25"> list[Category]</text:span></text:p>
      <text:p text:style-name="P96"/>
      <text:h text:style-name="Heading_20_2" text:outline-level="2"><text:bookmark-start text:name="__RefHeading___Toc3667_1020165340"/><text:soft-page-break/>Extra_api<text:bookmark-end text:name="__RefHeading___Toc3667_1020165340"/></text:h>
      <text:p text:style-name="P97"/>
      <text:h text:style-name="Heading_20_3" text:outline-level="3"><text:bookmark-start text:name="__RefHeading___Toc3669_1020165340"/>Modul<text:bookmark-end text:name="__RefHeading___Toc3669_1020165340"/></text:h>
      <text:p text:style-name="P97"/>
      <text:p text:style-name="P58">modules/api.py</text:p>
      <text:p text:style-name="P58"/>
      <text:h text:style-name="Heading_20_3" text:outline-level="3"><text:bookmark-start text:name="__RefHeading___Toc3671_1020165340"/>Beschreibung<text:bookmark-end text:name="__RefHeading___Toc3671_1020165340"/></text:h>
      <text:p text:style-name="P97"/>
      <text:p text:style-name="P58">Extra_api ist die Schnittstelle zwischen UI und Backend. Alle Anfragen an die Extra_api müssen in JSON-Strings sein.</text:p>
      <text:h text:style-name="Heading_20_3" text:outline-level="3"><text:bookmark-start text:name="__RefHeading___Toc3673_1020165340"/>Abhängigkeiten<text:bookmark-end text:name="__RefHeading___Toc3673_1020165340"/></text:h>
      <text:p text:style-name="P98"/>
      <text:p text:style-name="P99">json</text:p>
      <text:p text:style-name="P99">csv</text:p>
      <text:p text:style-name="P99">datetime</text:p>
      <text:p text:style-name="P99">pathlib</text:p>
      <text:p text:style-name="P99"/>
      <text:p text:style-name="P99">modules/models</text:p>
      <text:p text:style-name="P99">modules/db import DBController</text:p>
      <text:p text:style-name="P99">modules/plotter import Extra_plotter</text:p>
      <text:p text:style-name="P100"/>
      <text:h text:style-name="Heading_20_3" text:outline-level="3"><text:bookmark-start text:name="__RefHeading___Toc3675_1020165340"/>Arg<text:span text:style-name="T3">umente</text:span><text:bookmark-end text:name="__RefHeading___Toc3675_1020165340"/></text:h>
      <text:p text:style-name="P98"/>
      <text:p text:style-name="P101">Keine</text:p>
      <text:p text:style-name="P102"/>
      <text:h text:style-name="Heading_20_3" text:outline-level="3"><text:bookmark-start text:name="__RefHeading___Toc3677_1020165340"/>Methoden<text:bookmark-end text:name="__RefHeading___Toc3677_1020165340"/></text:h>
      <text:p text:style-name="P97"/>
      <text:p text:style-name="P103">create_db(self, data:str) -&gt; str:</text:p>
      <text:p text:style-name="P104">Argumente: <text:span text:style-name="T26">Erwartet ein JSON Encoded dict {name: str}</text:span></text:p>
      <text:p text:style-name="P104">Beschreibung: <text:span text:style-name="T26">Erstellt eine neue Datenbank im database Ordner mit default Kategorien und Bezahlmethoden</text:span></text:p>
      <text:p text:style-name="P104">Returns: <text:span text:style-name="T26">JSON Encoded dict {success: str, error: str}</text:span></text:p>
      <text:p text:style-name="P104"><text:span text:style-name="T26"/></text:p>
      <text:p text:style-name="P103">switch_db(self, name: str) -&gt; str:</text:p>
      <text:p text:style-name="P104">Argumente: <text:span text:style-name="T26">JSON dict {name: str}</text:span></text:p>
      <text:p text:style-name="P104">Beschreibung: <text:span text:style-name="T26">Wechselt auf die Ausgewählte Datenbank. Datenbank muss im database Ordner existieren.</text:span></text:p>
      <text:p text:style-name="P104">Returns: <text:span text:style-name="T26">JSON encoded True/False</text:span></text:p>
      <text:p text:style-name="P104"/>
      <text:p text:style-name="P103">delete_db(self, db_name: str) -&gt; str:</text:p>
      <text:p text:style-name="P105">Argumente: <text:span text:style-name="T26">JSON dict {name: str}</text:span></text:p>
      <text:p text:style-name="P104">Beschreibung: <text:span text:style-name="T27">Löscht die Ausgewählte Datenbank aus dem database Ordner</text:span></text:p>
      <text:p text:style-name="P104">Returns: <text:span text:style-name="T27">JSON Encoded bool</text:span></text:p>
      <text:p text:style-name="P103"/>
      <text:p text:style-name="P103">load_config(self) -&gt; str:</text:p>
      <text:p text:style-name="P104"><text:soft-page-break/>Argumente: <text:span text:style-name="T28">Keine</text:span></text:p>
      <text:p text:style-name="P104">Beschreibung: <text:span text:style-name="T27">Lädt den inhalt der Konfigurationsdatei config/config.json</text:span></text:p>
      <text:p text:style-name="P104">Returns: <text:span text:style-name="T27">config.json: str</text:span></text:p>
      <text:p text:style-name="P104"/>
      <text:p text:style-name="P103">save_config(self, config: str) -&gt; str:</text:p>
      <text:p text:style-name="P104">Argumente: <text:span text:style-name="T27">JSON encoded dict</text:span></text:p>
      <text:p text:style-name="P104">Beschreibung: <text:span text:style-name="T27">Überschreibt die bestehende config/config.json mit der übergebenen config.</text:span></text:p>
      <text:p text:style-name="P104">Returns: <text:span text:style-name="T27">JSON encoded bool</text:span></text:p>
      <text:p text:style-name="P104"/>
      <text:p text:style-name="P103">profile_info(self) -&gt; str:</text:p>
      <text:p text:style-name="P104">Argumente: <text:span text:style-name="T28">Keine</text:span></text:p>
      <text:p text:style-name="P104">Beschreibung: <text:span text:style-name="T29">Gibt eine Liste aller verfügbaren Profile (Datenbanken) und das zurzeit benutzte Profil zurück</text:span></text:p>
      <text:p text:style-name="P104">Returns: <text:span text:style-name="T29">JSON dict {active: str, profile_list: list}</text:span></text:p>
      <text:p text:style-name="P104"/>
      <text:p text:style-name="P106">profile_details(self) -&gt; str:</text:p>
      <text:p text:style-name="P104">Argumente: <text:span text:style-name="T29">Keine</text:span></text:p>
      <text:p text:style-name="P104">Beschreibung: <text:span text:style-name="T29">Gibt ein JSON dict mit Informationen über das derzeit genutzte Profil zurück.</text:span></text:p>
      <text:p text:style-name="P107">Returns: <text:span text:style-name="T29">JSON dict {</text:span></text:p>
      <text:p text:style-name="P107"><text:span text:style-name="T29"><text:tab/></text:span><text:span text:style-name="T30">db: str,</text:span></text:p>
      <text:p text:style-name="P108"><text:tab/>expense_sum: float,</text:p>
      <text:p text:style-name="P108"><text:tab/>expense_avg: float,</text:p>
      <text:p text:style-name="P108"><text:tab/>expense_count: int</text:p>
      <text:p text:style-name="P108"><text:tab/>oldest_entry: str,</text:p>
      <text:p text:style-name="P109"><text:tab/>newest_entry: str</text:p>
      <text:p text:style-name="P107"><text:span text:style-name="T29">}</text:span><text:span text:style-name="T25"> </text:span></text:p>
      <text:p text:style-name="P103"/>
      <text:p text:style-name="P103">insert_expense(self, data: str) -&gt; str:</text:p>
      <text:p text:style-name="P104">Argumente: <text:span text:style-name="T25">data muss ein JSON Encoded dict </text:span><text:span text:style-name="T28">sein</text:span></text:p>
      <text:p text:style-name="P104">Beschreibung: <text:span text:style-name="T25">Fügt der Datenbank eine neue Ausgabe hinzu.</text:span></text:p>
      <text:p text:style-name="P104">Returns: <text:span text:style-name="T29">JSON encoded dict der eingefügten Ausgabe</text:span></text:p>
      <text:p text:style-name="P104"/>
      <text:p text:style-name="P103">expense_filter(self, data:str) -&gt; str:</text:p>
      <text:p text:style-name="P107">Argumente: <text:span text:style-name="T31">data: </text:span><text:span text:style-name="T29">JSON encoded</text:span><text:span text:style-name="T32"> </text:span><text:span text:style-name="T33">filter</text:span><text:span text:style-name="T19"> {</text:span></text:p>
      <text:p text:style-name="P110"><text:tab/>start_date: <text:span text:style-name="T20">str</text:span>,</text:p>
      <text:p text:style-name="P110"><text:tab/>end_date: <text:span text:style-name="T20">str</text:span>,</text:p>
      <text:p text:style-name="P110"><text:tab/>min_amount: <text:span text:style-name="T20">float</text:span>,</text:p>
      <text:p text:style-name="P110"><text:tab/>max_amount: <text:span text:style-name="T20">float</text:span>,</text:p>
      <text:p text:style-name="P111"><text:tab/>category_list: list[int],</text:p>
      <text:p text:style-name="P110"><text:tab/><text:span text:style-name="T20">payment_method_list: list[int],</text:span></text:p>
      <text:p text:style-name="P110"><text:tab/><text:span text:style-name="T20">order: {field: str, asc: bool}</text:span></text:p>
      <text:p text:style-name="P112">}</text:p>
      <text:p text:style-name="P104">Beschreibung: <text:span text:style-name="T29">Gibt eine Liste mit Ausgaben zurück, die den Filterkriterien entsprechen</text:span></text:p>
      <text:p text:style-name="P104">Returns: <text:span text:style-name="T29">JSON encoded list[dict]</text:span></text:p>
      <text:p text:style-name="P104"/>
      <text:p text:style-name="P103">update_expense(self, data: str) -&gt; str:</text:p>
      <text:p text:style-name="P104">Argumente: <text:span text:style-name="T31">data: JSON dict</text:span></text:p>
      <text:p text:style-name="P104">Beschreibung: <text:span text:style-name="T31">Updated die gewünschte Ausgabe</text:span></text:p>
      <text:p text:style-name="P104">Returns: <text:span text:style-name="T29">JSON encoded bool</text:span></text:p>
      <text:p text:style-name="P104"><text:soft-page-break/></text:p>
      <text:p text:style-name="P41">delete_expense(self, data: str) -&gt; str:</text:p>
      <text:p text:style-name="P104">Argumente: <text:span text:style-name="T31">data: JSON encoded dict</text:span></text:p>
      <text:p text:style-name="P104">Beschreibung: <text:span text:style-name="T31">Löscht die gewünschte Ausgabe permanent aus der DB</text:span></text:p>
      <text:p text:style-name="P104">Returns: <text:span text:style-name="T31">Gibt die entfernte Ausgabe im JSON Format zurück</text:span></text:p>
      <text:p text:style-name="P41"/>
      <text:p text:style-name="P103">insert_category(self, data:str) -&gt; str:</text:p>
      <text:p text:style-name="P104">Argumente: <text:span text:style-name="T31">data: json encoded dict</text:span></text:p>
      <text:p text:style-name="P104">Beschreibung: <text:span text:style-name="T31">Legt eine neue Kategorie in der Datenbank an.</text:span></text:p>
      <text:p text:style-name="P104">Returns: <text:span text:style-name="T31">JSON encoded dict der eingefügten Kategorie</text:span></text:p>
      <text:p text:style-name="P104"/>
      <text:p text:style-name="P106">parent_category_list(self) -&gt; str:</text:p>
      <text:p text:style-name="P104">Argumente: <text:span text:style-name="T27">Keine</text:span></text:p>
      <text:p text:style-name="P104">Beschreibung: <text:s/><text:span text:style-name="T31">Gibt eine Liste aller Hauptkategorien im JSON Format zurück.</text:span></text:p>
      <text:p text:style-name="P104">Returns: <text:span text:style-name="T31">JSON encoded list</text:span></text:p>
      <text:p text:style-name="P104"/>
      <text:p text:style-name="P106">subcategory_list(self, data:str) -&gt; str:</text:p>
      <text:p text:style-name="P104">Argumente: <text:span text:style-name="T34">data: JSON encoded dict der Hauptkategorie</text:span></text:p>
      <text:p text:style-name="P104">Beschreibung: <text:span text:style-name="T31">Gibt eine Liste mit allen Subkategorien der übergeben Hauptkategorie zurück</text:span></text:p>
      <text:p text:style-name="P113">Returns: <text:span text:style-name="T31">JSON encoded list</text:span></text:p>
      <text:p text:style-name="P104"/>
      <text:p text:style-name="P103">update_category(self, data: str) -&gt; str:</text:p>
      <text:p text:style-name="P104">Argumente: </text:p>
      <text:p text:style-name="P114">Beschreibung: <text:span text:style-name="T31">Updated </text:span><text:span text:style-name="T35">eine Kategorie mit den übergebenen Werten.</text:span></text:p>
      <text:p text:style-name="P113">Returns: <text:span text:style-name="T29">JSON encoded bool</text:span></text:p>
      <text:p text:style-name="P104"/>
      <text:p text:style-name="P103">delete_category(self, data:str) -&gt; str:</text:p>
      <text:p text:style-name="P104">Argumente: <text:span text:style-name="T31">JSON dict der Kategorie die man löschen möchte.</text:span></text:p>
      <text:p text:style-name="P104">Beschreibung: <text:span text:style-name="T35">Löscht die Ausgwählte Kategorie permanent aus der Datenbank. Kategorie darf keine Unterkategorien oder Ausgaben enthalten.</text:span></text:p>
      <text:p text:style-name="P113">Returns: <text:span text:style-name="T31">JSON encoded dict der gelöschten Kategorie</text:span></text:p>
      <text:p text:style-name="P41"/>
      <text:p text:style-name="P106">insert_payment_method(self, data:str) -&gt; str:</text:p>
      <text:p text:style-name="P113">Argumente: <text:span text:style-name="T31">JSON dict der Bezahlmethode die man einfügen möchte.</text:span></text:p>
      <text:p text:style-name="P114">Beschreibung: <text:s/><text:span text:style-name="T31">Legt eine neue </text:span><text:span text:style-name="T35">Bezahlmethode</text:span><text:span text:style-name="T31"> in der Datenbank an</text:span></text:p>
      <text:p text:style-name="P104">Returns: <text:span text:style-name="T35">Gibt die angelgte Bezahlmethode als JSON dict zurück.</text:span></text:p>
      <text:p text:style-name="P104"/>
      <text:p text:style-name="P41">payment_method_list(self) -&gt; str:</text:p>
      <text:p text:style-name="P104">Argumente: <text:span text:style-name="T36">Keine</text:span></text:p>
      <text:p text:style-name="P104">Beschreibung: <text:span text:style-name="T35">Gibt eine Liste aller Bezahlmethoden im JSON Format zurück</text:span></text:p>
      <text:p text:style-name="P115">Returns: <text:span text:style-name="T31">JSON encoded list</text:span></text:p>
      <text:p text:style-name="P104"/>
      <text:p text:style-name="P106">update_payment_method(self, data:str) -&gt; str:</text:p>
      <text:p text:style-name="P104">Argumente: <text:span text:style-name="T35">JSON dict der Bezahlmethode, die man updaten möchte.</text:span></text:p>
      <text:p text:style-name="P104">Beschreibung: </text:p>
      <text:p text:style-name="P113">Returns: <text:span text:style-name="T29">JSON encoded bool</text:span></text:p>
      <text:p text:style-name="P104"/>
      <text:p text:style-name="P41">delete_payment_method(self, data:str) -&gt; str:</text:p>
      <text:p text:style-name="P116">Argumente: <text:span text:style-name="T35">JSON dict der Bezahlmethode, die man </text:span><text:span text:style-name="T37">löschen</text:span><text:span text:style-name="T35"> möchte.</text:span></text:p>
      <text:p text:style-name="P104">Beschreibung: <text:span text:style-name="T37">Löscht eine Bezahlmethode permanent aus der Datenbank.</text:span></text:p>
      <text:p text:style-name="P104">Returns: <text:span text:style-name="T37">JSON dict der gelöschten Bezahlmethode</text:span></text:p>
      <text:p text:style-name="P41"><text:soft-page-break/></text:p>
      <text:p text:style-name="P41">plot_category_expense_png(self, data: str) -&gt; bytes:</text:p>
      <text:p text:style-name="P104">Argumente: <text:span text:style-name="T35">JSON dict {year: str}</text:span></text:p>
      <text:p text:style-name="P104">Beschreibung: <text:span text:style-name="T35">Gibt ein </text:span><text:span text:style-name="T37">png mit einem Balkendiagramm der Summe aller Ausgaben pro Kategorie eines bestimmten Jahren zurück.</text:span></text:p>
      <text:p text:style-name="P104">Returns: <text:span text:style-name="T31">png in bytecode</text:span></text:p>
      <text:p text:style-name="P104"/>
      <text:p text:style-name="P41">plot_monthly_expense_png(self, data: str) -&gt; bytes:</text:p>
      <text:p text:style-name="P116">Argumente: <text:span text:style-name="T35">JSON dict {year: str}</text:span></text:p>
      <text:p text:style-name="P116">Beschreibung: <text:span text:style-name="T35">Gibt ein </text:span><text:span text:style-name="T37">png mit einem Balkendiagramm der Summe aller Ausgaben pro Kategorie eines bestimmten Jahren zurück.</text:span></text:p>
      <text:p text:style-name="P113">Returns: <text:span text:style-name="T31">png in bytecode</text:span></text:p>
      <text:p text:style-name="P41"/>
      <text:p text:style-name="P41">yearly_expense(self, data: str) -&gt; str:</text:p>
      <text:p text:style-name="P116">Argumente: <text:span text:style-name="T35">JSON dict {year: str}</text:span></text:p>
      <text:p text:style-name="P104">Beschreibung: <text:span text:style-name="T37">Gibt die Summe aller Ausgaben eines Jahres zurück.</text:span></text:p>
      <text:p text:style-name="P104">Returns: <text:span text:style-name="T37">JSON encoded float</text:span></text:p>
      <text:p text:style-name="P104"/>
      <text:p text:style-name="P41">monthly_expense(self, data: str) -&gt; str:</text:p>
      <text:p text:style-name="P117">Argumente: <text:span text:style-name="T35">JSON dict {year: str}</text:span></text:p>
      <text:p text:style-name="P104">Beschreibung: <text:span text:style-name="T38">Gibt die <text:s/>Summe aller Ausgaben jeden Monats eines bestimmten Jahres zurück.</text:span></text:p>
      <text:p text:style-name="P104">Returns: <text:span text:style-name="T38">JSON list</text:span></text:p>
      <text:p text:style-name="P104"/>
      <text:p text:style-name="P118">db_export_json(self) -&gt; str:</text:p>
      <text:p text:style-name="P119">Argumente: <text:span text:style-name="T39">Keine</text:span></text:p>
      <text:p text:style-name="P119">Beschreibung: <text:span text:style-name="T39">Exportiert alle Einträge der Datenbank im JSON Format und speichert diese im export Ordner</text:span></text:p>
      <text:p text:style-name="P119">Returns: <text:span text:style-name="T37">JSON encoded </text:span><text:span text:style-name="T38">dict</text:span></text:p>
      <text:p text:style-name="P41"/>
      <text:p text:style-name="P41">payment_method_export_csv(self) -&gt; str:</text:p>
      <text:p text:style-name="P104">Argumente: <text:span text:style-name="T39">Keine</text:span></text:p>
      <text:p text:style-name="P119">Beschreibung: <text:span text:style-name="T37">Legt eine neue Datei mit allen </text:span><text:span text:style-name="T39">Bezahlmethoden</text:span><text:span text:style-name="T37"> im csv format </text:span><text:span text:style-name="T39">im exports Ordner an.</text:span></text:p>
      <text:p text:style-name="P119">Returns: <text:span text:style-name="T29">JSON encoded bool</text:span></text:p>
      <text:p text:style-name="P104"/>
      <text:p text:style-name="P41">category_export_csv(self) -&gt; str:</text:p>
      <text:p text:style-name="P104">Argumente: <text:span text:style-name="T39">Keine</text:span></text:p>
      <text:p text:style-name="P119">Beschreibung: <text:span text:style-name="T37">Legt eine neue Datei mit allen </text:span><text:span text:style-name="T39">Kategorien</text:span><text:span text:style-name="T37"> im csv format </text:span><text:span text:style-name="T39">im exports Ordner an.</text:span></text:p>
      <text:p text:style-name="P119">Returns: <text:span text:style-name="T29">JSON encoded bool</text:span></text:p>
      <text:p text:style-name="P104"/>
      <text:p text:style-name="P41">expense_export_csv(self) -&gt; str:</text:p>
      <text:p text:style-name="P104">Argumente: <text:span text:style-name="T36">Keine</text:span></text:p>
      <text:p text:style-name="P104">Beschreibung: <text:span text:style-name="T37">Legt eine neue Datei mit allen Ausgaben im csv format </text:span><text:span text:style-name="T39">im exports Ordner an.</text:span></text:p>
      <text:p text:style-name="P116">Returns: <text:span text:style-name="T37">JSON encoded bool</text:span></text:p>
      <text:p text:style-name="P97"/>
      <text:p text:style-name="List_20_Heading"/>
      <text:h text:style-name="Heading_20_2" text:outline-level="2"><text:bookmark-start text:name="__RefHeading___Toc3679_1020165340"/>MainWindow<text:span text:style-name="T40">(QMainWindow)</text:span><text:bookmark-end text:name="__RefHeading___Toc3679_1020165340"/></text:h>
      <text:p text:style-name="P120"/>
      <text:p text:style-name="P120"><text:soft-page-break/></text:p>
      <text:h text:style-name="Heading_20_3" text:outline-level="3"><text:bookmark-start text:name="__RefHeading___Toc3681_1020165340"/>Modul<text:bookmark-end text:name="__RefHeading___Toc3681_1020165340"/></text:h>
      <text:p text:style-name="P120"/>
      <text:p text:style-name="P121"><text:span text:style-name="T41">ui/</text:span><text:span text:style-name="T42">extra_pyside</text:span>.py</text:p>
      <text:p text:style-name="P121"/>
      <text:h text:style-name="Heading_20_3" text:outline-level="3"><text:bookmark-start text:name="__RefHeading___Toc3683_1020165340"/>Beschreibung<text:bookmark-end text:name="__RefHeading___Toc3683_1020165340"/></text:h>
      <text:p text:style-name="P120"/>
      <text:p text:style-name="P122">Main Window ist das Hauptfenster der GUI. Hier wird das Hauptlayout festgelegt und die Kommunikation zwischen den unterschiedlichen GUI Elementen geregelt.</text:p>
      <text:h text:style-name="Heading_20_3" text:outline-level="3"><text:bookmark-start text:name="__RefHeading___Toc3685_1020165340"/>Abhängigkeiten<text:bookmark-end text:name="__RefHeading___Toc3685_1020165340"/></text:h>
      <text:p text:style-name="P123"/>
      <text:p text:style-name="P124">sys</text:p>
      <text:p text:style-name="P124">json</text:p>
      <text:p text:style-name="P124">pathlib</text:p>
      <text:p text:style-name="P124">datetime</text:p>
      <text:p text:style-name="P125">pyside6</text:p>
      <text:p text:style-name="P125">modules/api.py</text:p>
      <text:p text:style-name="P125"/>
      <text:p text:style-name="P125"/>
      <text:h text:style-name="Heading_20_3" text:outline-level="3"><text:bookmark-start text:name="__RefHeading___Toc3687_1020165340"/>Argumente<text:bookmark-end text:name="__RefHeading___Toc3687_1020165340"/></text:h>
      <text:p text:style-name="Standard"/>
      <text:p text:style-name="P126">Keine</text:p>
      <text:h text:style-name="P127" text:outline-level="3"><text:bookmark-start text:name="__RefHeading___Toc3689_1020165340"/>Attribute<text:bookmark-end text:name="__RefHeading___Toc3689_1020165340"/></text:h>
      <text:p text:style-name="P123"/>
      <text:p text:style-name="P128">toolbar: QToolBar</text:p>
      <text:p text:style-name="P129">Menü <text:span text:style-name="T43">am oberen Rand des Hauptfensters</text:span></text:p>
      <text:p text:style-name="P128">config_dict: <text:span text:style-name="T44">dict</text:span></text:p>
      <text:p text:style-name="P130">Enthält Konfigurationen zum initialisieren der App</text:p>
      <text:p text:style-name="P128">expense_action: QAction</text:p>
      <text:p text:style-name="P130">Ausgaben Button in der Toolbar</text:p>
      <text:p text:style-name="P128">profile_action: QAction</text:p>
      <text:p text:style-name="P130">Profil Button in der Toolbar</text:p>
      <text:p text:style-name="P128">settings_action: QAction</text:p>
      <text:p text:style-name="P130">Einstellungs Button in der Toolbar</text:p>
      <text:p text:style-name="P128">stats_action: QAction</text:p>
      <text:p text:style-name="P130">Statistik Button in der Toolbar</text:p>
      <text:p text:style-name="P128">about_act: QAction</text:p>
      <text:p text:style-name="P130">Über Button in der Toolbar</text:p>
      <text:p text:style-name="P131">central: <text:span text:style-name="T44">QWidget</text:span></text:p>
      <text:p text:style-name="P130">Zentrales Kontainerelment</text:p>
      <text:p text:style-name="P131">grid: QGridLayout</text:p>
      <text:p text:style-name="P130">Grid Layout des Hauptfensters</text:p>
      <text:p text:style-name="P131">left_stack: QStackedWidget</text:p>
      <text:p text:style-name="P130">Wird verwendet um die Sichtbarkeit der Menüs auf der linken Seite zu regeln.</text:p>
      <text:p text:style-name="P131">right_stack: QStackedWidget</text:p>
      <text:p text:style-name="P130">Wird verwendet um die Sichtbarkeit der Info Screens auf der rechten zu regeln.</text:p>
      <text:p text:style-name="P131"><text:soft-page-break/>left_main_container: QWidget</text:p>
      <text:p text:style-name="P130">Linke Seite im Grid.</text:p>
      <text:p text:style-name="P131">left_main_layout: QGridLayout</text:p>
      <text:p text:style-name="P130">Layout für die Linke Seite des Grids.</text:p>
      <text:p text:style-name="P131">expense_insert_form: <text:span text:style-name="T44">ExpenseInsertForm</text:span></text:p>
      <text:p text:style-name="P130">Verantwortlich für das Aussehen und die Funktion der Eingabemaske für neue Ausgaben.</text:p>
      <text:p text:style-name="P131">expense_update_form: <text:span text:style-name="T44">ExpenseUpdateForm</text:span></text:p>
      <text:p text:style-name="P132">Verantwortlich für das Aussehen und die Funktion der Eingabemaske zum überarbeiten von Ausgaben.</text:p>
      <text:p text:style-name="P131">expense_filter_form: <text:span text:style-name="T44">ExpenseFilterForm</text:span></text:p>
      <text:p text:style-name="P132">Verantwortlich für die Eingabemaske zum Filtern von Ausgaben.</text:p>
      <text:p text:style-name="P131">right_main_container: QWidget</text:p>
      <text:p text:style-name="P132">Kontainerelement für die Rechte Seite des Hauptfensters.</text:p>
      <text:p text:style-name="P131">right_main_layout: QGridLayout</text:p>
      <text:p text:style-name="P132">Layout für das Kontainerelement auf der rechten Seite.</text:p>
      <text:p text:style-name="P131">expense_table: ExpenseTable</text:p>
      <text:p text:style-name="P132">Tabelle zum Anzeigen der Ausgaben.</text:p>
      <text:p text:style-name="P131">left_profile_container: QWidget</text:p>
      <text:p text:style-name="P132">Kontainer für die Linke Seite des „Profile Screens“</text:p>
      <text:p text:style-name="P131">left_profile_layout: QGridLayout</text:p>
      <text:p text:style-name="P133">Layout für die linke Seite des „Profile Screens“</text:p>
      <text:p text:style-name="P131">profile_form: ProfileForm</text:p>
      <text:p text:style-name="P132">Verantwortlich für das Aussehen und die Funktion der Eingabemaske zum bearbeiten von Profilen.</text:p>
      <text:p text:style-name="P131">right_profile_container: QWidget</text:p>
      <text:p text:style-name="P132">Kontainer Element für die rechte Seite des „Profile Screens“</text:p>
      <text:p text:style-name="P131">right_profile_layout: QGridLayout</text:p>
      <text:p text:style-name="P132">Layout für die rechte Seite des „Profile Screens“</text:p>
      <text:p text:style-name="P131">profile_details: ProfileDetails</text:p>
      <text:p text:style-name="P132">Verantwortlich für die Darstellung der Profilübersicht.</text:p>
      <text:p text:style-name="P131">left_stats_container: QWidget</text:p>
      <text:p text:style-name="P132">Kontainer für die linke Seite des Statistik Screens</text:p>
      <text:p text:style-name="P131">left_stats_layout: QGridLayout</text:p>
      <text:p text:style-name="P132">Layout für die linke Seite des Statistik Screens</text:p>
      <text:p text:style-name="P131">stat_form: StatForm</text:p>
      <text:p text:style-name="P132">Verantwortlich für das Aussehen und die Funktion der Eingabemaske des Statistik Screens.</text:p>
      <text:p text:style-name="P131">right_stats_container: QWidget</text:p>
      <text:p text:style-name="P132">Kontainerelement für die rechte Seite des Statistik Screens</text:p>
      <text:p text:style-name="P131">right_stats_layout: QGridLayout</text:p>
      <text:p text:style-name="P132">Layout für die rechte Seite des Statistik Screens</text:p>
      <text:p text:style-name="P131">diagram_screen: DiagramScreen</text:p>
      <text:p text:style-name="P132">Hier werden die Diagramme dargestellt.</text:p>
      <text:p text:style-name="P131">left_settings_container: QWidget</text:p>
      <text:p text:style-name="P132">Linke Seite des Einstellungen Screens</text:p>
      <text:p text:style-name="P131">left_settings_layout: QGridLayout</text:p>
      <text:p text:style-name="P132">Layout für die linke Seite des Einstellungs Screens</text:p>
      <text:p text:style-name="P131">settings_form: SettingForm</text:p>
      <text:p text:style-name="P134">Verantwortlich für das Aussehen und die Funktion der Eingabemaske des „<text:span text:style-name="T45">Einstellungs </text:span>Screens“</text:p>
      <text:p text:style-name="P131">right_settings_container: Qwidget</text:p>
      <text:p text:style-name="P135"><text:soft-page-break/>Kontainer Widget für die rechte Seite des Einstellungsfensters</text:p>
      <text:p text:style-name="P131">right_settings_layout: QgridLayout</text:p>
      <text:p text:style-name="P136">Layout für die rechte Seite des <text:span text:style-name="T46">Einstellungs-</text:span>Screens</text:p>
      <text:p text:style-name="P131">settings_screen: SettingsScreen</text:p>
      <text:p text:style-name="P136">Verantwortlich für das Aussehen und die Funktion der <text:span text:style-name="T46">rechten Seite des Einstellungsfensters.</text:span></text:p>
      <text:h text:style-name="Heading_20_3" text:outline-level="3"><text:bookmark-start text:name="__RefHeading___Toc3691_1020165340"/>Methoden<text:bookmark-end text:name="__RefHeading___Toc3691_1020165340"/></text:h>
      <text:p text:style-name="P81"/>
      <text:p text:style-name="P82">draw_sum_per_category(self) -&gt; <text:span text:style-name="T47">bool</text:span>:</text:p>
      <text:p text:style-name="P137">Argumente: <text:span text:style-name="T48">Keine</text:span></text:p>
      <text:p text:style-name="P137">Beschreibung: <text:span text:style-name="T48">Zeigt das PNG eines Balkendiagramms mit Ausgaben pro Kategorie des gewählten Jahres</text:span></text:p>
      <text:p text:style-name="P137">Returns: <text:span text:style-name="T49">bool</text:span></text:p>
      <text:p text:style-name="P138"/>
      <text:p text:style-name="P82">draw_sum_per_month(self) -&gt; <text:span text:style-name="T47">bool</text:span>:</text:p>
      <text:p text:style-name="P139">Argumente: <text:span text:style-name="T48">Keine</text:span></text:p>
      <text:p text:style-name="P140">Beschreibung: <text:span text:style-name="T48">Zeigt das PNG eines Balkendiagramms mit Ausgaben pro </text:span><text:span text:style-name="T49">Monat</text:span><text:span text:style-name="T48"> des gewählten Jahres</text:span></text:p>
      <text:p text:style-name="P141">Returns: <text:span text:style-name="T49">bool</text:span></text:p>
      <text:p text:style-name="P142"/>
      <text:p text:style-name="P82">about(self) -&gt; None:</text:p>
      <text:p text:style-name="P139">Argumente: <text:span text:style-name="T48">Keine</text:span></text:p>
      <text:p text:style-name="P141">Beschreibung: <text:span text:style-name="T49">Öffnet eine Messagebox mit Informationen über die App.</text:span></text:p>
      <text:p text:style-name="P141">Returns: <text:span text:style-name="T50">-</text:span></text:p>
      <text:p text:style-name="P142"/>
      <text:p text:style-name="P82">update_subcategory(self) -&gt; bool:</text:p>
      <text:p text:style-name="P139">Argumente: <text:span text:style-name="T48">Keine</text:span></text:p>
      <text:p text:style-name="P141">Beschreibung: <text:span text:style-name="T49">Liest die Eingabemaske zum bearbeiten von Unterkategorien ein. Überprüft und evaluiert die eingegebenen Daten. Anschließend wird die Unterkategorie bearbeitet und informiert den Nutzer bei Erfolg oder Fehlschlag mit einer Messagebox. Bei Erfolg werden sämtliche Kategorie-Comboboxen aktualisiert. </text:span></text:p>
      <text:p text:style-name="P141">Returns: <text:span text:style-name="T49">bool</text:span></text:p>
      <text:p text:style-name="P142"/>
      <text:p text:style-name="P82">update_category(self) -&gt; bool:</text:p>
      <text:p text:style-name="P139">Argumente: <text:span text:style-name="T48">Keine</text:span></text:p>
      <text:p text:style-name="P140">Beschreibung: <text:span text:style-name="T49">Liest die Eingabemaske zum bearbeiten von Kategorien ein. Überprüft und evaluiert die eingegebenen Daten. Anschließend wird die Kategorie bearbeitet und informiert den Nutzer bei Erfolg oder Fehlschlag mit einer Messagebox. Bei Erfolg werden sämtliche Kategorie-Comboboxen aktualisiert. </text:span></text:p>
      <text:p text:style-name="P141">Returns: <text:span text:style-name="T49">bool</text:span></text:p>
      <text:p text:style-name="P142"/>
      <text:p text:style-name="P143">update_payment_method(self) -&gt; bool:</text:p>
      <text:p text:style-name="P139">Argumente: <text:span text:style-name="T48">Keine</text:span></text:p>
      <text:p text:style-name="P144">Beschreibung: <text:span text:style-name="T49">Liest die Eingabemaske zum bearbeiten von </text:span><text:span text:style-name="T51">Bezahlmethoden</text:span><text:span text:style-name="T49"> ein. Überprüft und evaluiert die eingegebenen Daten. Anschließend wird die </text:span><text:span text:style-name="T51">Bezahlmethode</text:span><text:span text:style-name="T49"> bearbeitet und informiert den Nutzer bei Erfolg oder Fehlschlag mit einer Messagebox. Bei Erfolg werden sämtliche </text:span><text:span text:style-name="T51">Bezahlmethoden</text:span><text:span text:style-name="T49">-Comboboxen aktualisiert. </text:span></text:p>
      <text:p text:style-name="P141">Returns: <text:span text:style-name="T51">bool</text:span></text:p>
      <text:p text:style-name="P142"/>
      <text:p text:style-name="P143">delete_subcategory(self) -&gt; bool:</text:p>
      <text:p text:style-name="P139"><text:soft-page-break/>Argumente: <text:span text:style-name="T48">Keine</text:span></text:p>
      <text:p text:style-name="P141">Beschreibung: <text:span text:style-name="T51">Liest die ID der zu löschenden Unterkategorie aus der Combobox aus. Öffnet einen Bestätigungsdialog. Bei Bestätigung wird die Unterkategorie gelöscht und der Nutzer wird über Erfolg oder Fehlschlag mittels einer Messagebox informiert.</text:span></text:p>
      <text:p text:style-name="P141">Returns: <text:span text:style-name="T51">bool</text:span></text:p>
      <text:p text:style-name="P142"/>
      <text:p text:style-name="P143">delete_category(self) -&gt; bool:</text:p>
      <text:p text:style-name="P139">Argumente: <text:span text:style-name="T48">Keine</text:span></text:p>
      <text:p text:style-name="P144">Beschreibung: <text:span text:style-name="T51">Liest die ID der zu löschenden Kategorie aus der Combobox aus. Öffnet einen Bestätigungsdialog. Bei Bestätigung wird die Kategorie gelöscht und der Nutzer wird über Erfolg oder Fehlschlag mittels einer Messagebox informiert.</text:span></text:p>
      <text:p text:style-name="P141">Returns: <text:span text:style-name="T51">bool</text:span></text:p>
      <text:p text:style-name="P142"/>
      <text:p text:style-name="P143">delete_payment_method(self) -&gt; bool:</text:p>
      <text:p text:style-name="P139">Argumente: <text:span text:style-name="T48">Keine</text:span></text:p>
      <text:p text:style-name="P144">Beschreibung: <text:span text:style-name="T51">Liest die ID der zu löschenden Bezahlmethode aus der Combobox aus. Öffnet einen Bestätigungsdialog. Bei Bestätigung wird die Bezahlmethode gelöscht und der Nutzer wird über Erfolg oder Fehlschlag mittels einer Messagebox informiert.</text:span></text:p>
      <text:p text:style-name="P141">Returns: <text:span text:style-name="T51">bool</text:span></text:p>
      <text:p text:style-name="P142"/>
      <text:p text:style-name="P145">create_payment_method(self) <text:span text:style-name="T20">-&gt; bool</text:span>:</text:p>
      <text:p text:style-name="P139">Argumente: <text:span text:style-name="T48">Keine</text:span></text:p>
      <text:p text:style-name="P141">Beschreibung: <text:span text:style-name="T52">Liest die Daten der neuen Bezahlmethode aus der Eingabemaske aus, evaluiert die eingelesenen Daten. Sind die eingelesenen Daten ungültig wird der Nutzer informiert, ansonsten wird die neue Bezahlmethode angelegt und der Nutzer erhält ein Feedback via Messagebox.</text:span></text:p>
      <text:p text:style-name="P141">Returns: <text:span text:style-name="T52">bool</text:span></text:p>
      <text:p text:style-name="P142"/>
      <text:p text:style-name="P145">create_subcategory(self) <text:span text:style-name="T20">-&gt; bool</text:span>:</text:p>
      <text:p text:style-name="P139">Argumente: <text:span text:style-name="T48">Keine</text:span></text:p>
      <text:p text:style-name="P146">Beschreibung: <text:span text:style-name="T52">Liest die Daten der neuen Unterkategorie aus der Eingabemaske aus, evaluiert die eingelesenen Daten. Sind die eingelesenen Daten ungültig wird der Nutzer informiert, ansonsten wird die neue Unterkategorie angelegt und der Nutzer erhält ein Feedback via Messagebox.</text:span></text:p>
      <text:p text:style-name="P141">Returns: <text:span text:style-name="T52">bool</text:span></text:p>
      <text:p text:style-name="P142"/>
      <text:p text:style-name="P145">create_category(self) <text:span text:style-name="T20">-&gt; bool</text:span>:</text:p>
      <text:p text:style-name="P139">Argumente: <text:span text:style-name="T48">Keine</text:span></text:p>
      <text:p text:style-name="P146">Beschreibung: <text:span text:style-name="T52">Liest die Daten der neuen Kategorie aus der Eingabemaske aus, evaluiert die eingelesenen Daten. Sind die eingelesenen Daten ungültig wird der Nutzer informiert, ansonsten wird die neue Kategorie angelegt und der Nutzer erhält ein Feedback via Messagebox.</text:span></text:p>
      <text:p text:style-name="P141">Returns: <text:span text:style-name="T52">bool</text:span></text:p>
      <text:p text:style-name="P142"/>
      <text:p text:style-name="P73">confirmation_dialog(self, title, text) -&gt; bool:</text:p>
      <text:p text:style-name="P141">Argumente: <text:span text:style-name="T52">title: str, text: text</text:span></text:p>
      <text:p text:style-name="P141">Beschreibung: <text:span text:style-name="T52">Erzeugt eine Dialogbox mit Titel und Text. Wird für „sind sie sicher“ Dialoge verwendet</text:span></text:p>
      <text:p text:style-name="P141">Returns: <text:span text:style-name="T52">bool</text:span></text:p>
      <text:p text:style-name="P142"/>
      <text:p text:style-name="P147"><text:soft-page-break/>delete_profile(self) -&gt; bool:</text:p>
      <text:p text:style-name="P139">Argumente: <text:span text:style-name="T48">Kein</text:span><text:span text:style-name="T52">e</text:span></text:p>
      <text:p text:style-name="P141">Beschreibung: <text:span text:style-name="T52">Liest das zu löschende Profil aus der Combobox aus. Anschließend wird das Profil samt Datenbank gelöscht und aus der Combobox entfernt. Funktioniert nur wenn das zu löschende Profil nicht das zurzeit aktive Profil ist.</text:span></text:p>
      <text:p text:style-name="P141">Returns: <text:span text:style-name="T52">bool</text:span></text:p>
      <text:p text:style-name="P142"/>
      <text:p text:style-name="P147">create_profile(self) -&gt; bool:</text:p>
      <text:p text:style-name="P139">Argumente: <text:span text:style-name="T48">Keine</text:span></text:p>
      <text:p text:style-name="P141">Beschreibung: <text:span text:style-name="T52">Liest den gewünschten Profilnamen aus der Eingabemaske aus. Ist der Name gültig wird ein neues Profil samt Datenbank angelegt.</text:span></text:p>
      <text:p text:style-name="P141">Returns: <text:span text:style-name="T52">bool</text:span></text:p>
      <text:p text:style-name="P142"/>
      <text:p text:style-name="P148">disconnect_category_combo(self) -&gt; <text:span text:style-name="T53">None</text:span>:</text:p>
      <text:p text:style-name="P139">Argumente: <text:span text:style-name="T48">Keine</text:span></text:p>
      <text:p text:style-name="P141">Beschreibung: <text:span text:style-name="T54">Entfernt alle Eventlistener von Kategorie-Comboboxen. Wird benötigt um Comboboxen zu aktualisieren. </text:span></text:p>
      <text:p text:style-name="P141">Returns: <text:span text:style-name="T50">-</text:span></text:p>
      <text:p text:style-name="P142"/>
      <text:p text:style-name="P148">init_comboboxes(self) -&gt; <text:span text:style-name="T53">None</text:span>:</text:p>
      <text:p text:style-name="P139">Argumente: <text:span text:style-name="T48">Keine</text:span></text:p>
      <text:p text:style-name="P141">Beschreibung: <text:span text:style-name="T54">Erstellt / Aktualisiert alle Comboboxen</text:span></text:p>
      <text:p text:style-name="P141">Returns: <text:span text:style-name="T50">-</text:span></text:p>
      <text:p text:style-name="P142"/>
      <text:p text:style-name="P73">switch_profile(self) -&gt; None:</text:p>
      <text:p text:style-name="P139">Argumente: <text:span text:style-name="T48">Keine</text:span></text:p>
      <text:p text:style-name="P141">Beschreibung: <text:span text:style-name="T54">Wechselt das derzeitig aktive Profil auf das ausgewählte Profil.</text:span></text:p>
      <text:p text:style-name="P141">Returns: <text:span text:style-name="T50">-</text:span></text:p>
      <text:p text:style-name="P142"/>
      <text:p text:style-name="P149">main_screen(self) <text:span text:style-name="T14">-&gt; None</text:span>:</text:p>
      <text:p text:style-name="P139">Argumente: <text:span text:style-name="T48">Keine</text:span></text:p>
      <text:p text:style-name="P141">Beschreibung: <text:span text:style-name="T54">Wechselt den Display Stack zum Hauptfenster</text:span></text:p>
      <text:p text:style-name="P141">Returns: <text:span text:style-name="T50">-</text:span></text:p>
      <text:p text:style-name="P142"/>
      <text:p text:style-name="P149">profile_screen(self) <text:span text:style-name="T14">-&gt; None</text:span>:</text:p>
      <text:p text:style-name="P139">Argumente: <text:span text:style-name="T48">Keine</text:span></text:p>
      <text:p text:style-name="P150">Beschreibung: <text:span text:style-name="T54">Wechselt den Display Stack zum Profilfenster</text:span></text:p>
      <text:p text:style-name="P141">Returns: <text:span text:style-name="T50">-</text:span></text:p>
      <text:p text:style-name="P142"/>
      <text:p text:style-name="P149">stat_screen(self) <text:span text:style-name="T14">-&gt; None</text:span>:</text:p>
      <text:p text:style-name="P139">Argumente: <text:span text:style-name="T48">Keine</text:span></text:p>
      <text:p text:style-name="P150">Beschreibung: <text:span text:style-name="T54">Wechselt den Display Stack zum Statistikfenster</text:span></text:p>
      <text:p text:style-name="P141">Returns: <text:span text:style-name="T50">-</text:span></text:p>
      <text:p text:style-name="P142"/>
      <text:p text:style-name="P149">setting_screen(self) <text:span text:style-name="T14">-&gt; None</text:span>:</text:p>
      <text:p text:style-name="P139">Argumente: <text:span text:style-name="T48">Keine</text:span></text:p>
      <text:p text:style-name="P150">Beschreibung: <text:span text:style-name="T54">Wechselt den Display Stack zum Einstellungsfenster</text:span></text:p>
      <text:p text:style-name="P141">Returns: <text:span text:style-name="T50">Platzhalter</text:span></text:p>
      <text:p text:style-name="P142"/>
      <text:p text:style-name="P149">abort_expense_update(self) <text:s/><text:span text:style-name="T14">-&gt; None</text:span>:</text:p>
      <text:p text:style-name="P139">Argumente: <text:span text:style-name="T48">Keine</text:span></text:p>
      <text:p text:style-name="P141"><text:soft-page-break/>Beschreibung: <text:span text:style-name="T54">Wechselt die Ausgabe bearbeiten Maske zur Ausgabe erstellen Maske.</text:span></text:p>
      <text:p text:style-name="P141">Returns: <text:span text:style-name="T50">-</text:span></text:p>
      <text:p text:style-name="P142"/>
      <text:p text:style-name="P151">get_expense_list(self) <text:span text:style-name="T14">-&gt; None</text:span>:</text:p>
      <text:p text:style-name="P139">Argumente: <text:span text:style-name="T48">Keine</text:span></text:p>
      <text:p text:style-name="P141">Beschreibung: <text:span text:style-name="T55">Liest die Maske zum filtern von Ausgaben aus, leitet die Anfrage an das Backend weiter und erstellt aus der Antwort die Ausgabentabelle. </text:span></text:p>
      <text:p text:style-name="P141">Returns: <text:span text:style-name="T50">-</text:span></text:p>
      <text:p text:style-name="P142"/>
      <text:p text:style-name="P151">click_expense_table_cell(self, row, column) <text:span text:style-name="T14">-&gt; None</text:span>:</text:p>
      <text:p text:style-name="P139">Argumente: <text:span text:style-name="T55">row: int, column: int</text:span></text:p>
      <text:p text:style-name="P141">Beschreibung: <text:span text:style-name="T55">Wertet aus welche Zelle in der Ausgabentabelle angeklickt wurde und verarbeitet die Anfrage.</text:span></text:p>
      <text:p text:style-name="P141">Returns: <text:span text:style-name="T50">-</text:span></text:p>
      <text:p text:style-name="P142"/>
      <text:p text:style-name="P151">init_update_inputs(self, data) <text:s/><text:span text:style-name="T14">-&gt; None</text:span>:</text:p>
      <text:p text:style-name="P139">Argumente: <text:span text:style-name="T56">data: dict</text:span></text:p>
      <text:p text:style-name="P141">Beschreibung: <text:span text:style-name="T55">Füllt die Eingabemaske zum bearbeiten von Ausgaben mit den Werten der zu bearbeitenden Ausgabe.</text:span></text:p>
      <text:p text:style-name="P141">Returns: <text:span text:style-name="T50">-</text:span></text:p>
      <text:p text:style-name="P142"/>
      <text:p text:style-name="P152">update_expense(self) <text:span text:style-name="T14">-&gt; None</text:span>:</text:p>
      <text:p text:style-name="P139">Argumente: <text:span text:style-name="T48">Keine</text:span></text:p>
      <text:p text:style-name="P141">Beschreibung: <text:span text:style-name="T56">Wertet die Eingabemaske zum bearbeiten von Ausgaben aus. Bei gültigen Eingaben wird die Anfrage zum bearbeiten ans Backend gesendet. Der Nutzer wird per Messagebox informiert, wenn seine Eingaben nicht gültig sind oder wenn die Ausgabe erfolgreich bearbeitet wurde.</text:span></text:p>
      <text:p text:style-name="P141">Returns: <text:span text:style-name="T50">-</text:span></text:p>
      <text:p text:style-name="List_20_Contents"/>
      <text:h text:style-name="Heading_20_2" text:outline-level="2"><text:bookmark-start text:name="__RefHeading___Toc3693_1020165340"/><text:span text:style-name="T57">StatForm</text:span><text:span text:style-name="T40">(Q</text:span><text:span text:style-name="T57">Widget</text:span><text:span text:style-name="T40">)</text:span><text:bookmark-end text:name="__RefHeading___Toc3693_1020165340"/></text:h>
      <text:p text:style-name="P153"/>
      <text:h text:style-name="Heading_20_3" text:outline-level="3"><text:bookmark-start text:name="__RefHeading___Toc3695_1020165340"/>Modul<text:bookmark-end text:name="__RefHeading___Toc3695_1020165340"/></text:h>
      <text:p text:style-name="P153"/>
      <text:p text:style-name="P154"><text:span text:style-name="T41">ui</text:span>.py</text:p>
      <text:p text:style-name="P154"/>
      <text:h text:style-name="Heading_20_3" text:outline-level="3"><text:bookmark-start text:name="__RefHeading___Toc3697_1020165340"/>Beschreibung<text:bookmark-end text:name="__RefHeading___Toc3697_1020165340"/></text:h>
      <text:p text:style-name="P153"/>
      <text:p text:style-name="P155">Zuständig für Positionierung und Aussehen der Eingabemaske zum <text:span text:style-name="T46">Erstellen</text:span> von Diagrammen. </text:p>
      <text:h text:style-name="Heading_20_3" text:outline-level="3"><text:bookmark-start text:name="__RefHeading___Toc3699_1020165340"/>Abhängigkeiten<text:bookmark-end text:name="__RefHeading___Toc3699_1020165340"/></text:h>
      <text:p text:style-name="P156"/>
      <text:p text:style-name="P157">sys</text:p>
      <text:p text:style-name="P157">json</text:p>
      <text:p text:style-name="P157">pathlib</text:p>
      <text:p text:style-name="P157">datetime</text:p>
      <text:p text:style-name="P158">pyside6</text:p>
      <text:p text:style-name="P158">modules/api.py</text:p>
      <text:p text:style-name="P158"><text:soft-page-break/></text:p>
      <text:h text:style-name="P159" text:outline-level="3"><text:bookmark-start text:name="__RefHeading___Toc3701_1020165340"/>A<text:span text:style-name="T58">rgumente</text:span><text:bookmark-end text:name="__RefHeading___Toc3701_1020165340"/></text:h>
      <text:p text:style-name="P160"/>
      <text:p text:style-name="P161">Keine</text:p>
      <text:p text:style-name="P162"/>
      <text:h text:style-name="P163" text:outline-level="3"><text:bookmark-start text:name="__RefHeading___Toc3703_1020165340"/>Attribute<text:bookmark-end text:name="__RefHeading___Toc3703_1020165340"/></text:h>
      <text:p text:style-name="P153"/>
      <text:p text:style-name="P15"><text:span text:style-name="T59">g</text:span>rid: QgridLayout</text:p>
      <text:p text:style-name="P164">Layout der Eingabemaske für Statistiken</text:p>
      <text:p text:style-name="P15">self.year_input: QlineEdit</text:p>
      <text:p text:style-name="P165">Eingabefeld für das gewünschte Jahr.</text:p>
      <text:p text:style-name="P166">validator: QIntValidator</text:p>
      <text:p text:style-name="P165">Stellt sicher, dass ein gültiges Jahr eingegeben wurde.</text:p>
      <text:p text:style-name="P15">btn_sum_per_month: QPushButton</text:p>
      <text:p text:style-name="P165">Button zum erstellen des Monatsdiagramms</text:p>
      <text:p text:style-name="P15">btn_sum_per_category: QPushButton</text:p>
      <text:p text:style-name="P165">Button zum erstellen des Kategoriendiagramms</text:p>
      <text:p text:style-name="List_20_Contents"/>
      <text:h text:style-name="Heading_20_3" text:outline-level="3"><text:bookmark-start text:name="__RefHeading___Toc3705_1020165340"/>Methoden<text:bookmark-end text:name="__RefHeading___Toc3705_1020165340"/></text:h>
      <text:p text:style-name="P153"/>
      <text:p text:style-name="P41">plot_category_expense_bars(self) -&gt; bytes:</text:p>
      <text:p text:style-name="P167"><text:span text:style-name="T2">Argumente</text:span>: <text:span text:style-name="T58">Keine</text:span></text:p>
      <text:p text:style-name="P167"><text:span text:style-name="T2">Beschreibung</text:span>: Liest die Eingabe aus dem Eingabefeld für das Jahr aus. <text:span text:style-name="T58">Sendet die Anfrage an das Backend und gibt des erhaltene PNG zurück</text:span></text:p>
      <text:p text:style-name="P167"><text:span text:style-name="T2">Returns</text:span>: <text:span text:style-name="T58">bytes</text:span></text:p>
      <text:p text:style-name="P41"/>
      <text:p text:style-name="P41">plot_monthly_expense_bars(self) -&gt; bytes:</text:p>
      <text:p text:style-name="P167"><text:span text:style-name="T2">Argumente</text:span>: <text:span text:style-name="T58">Keine</text:span></text:p>
      <text:p text:style-name="P168"><text:span text:style-name="T2">Beschreibung</text:span>: Liest die Eingabe aus dem Eingabefeld für das Jahr aus. <text:span text:style-name="T58">Sendet die Anfrage an das Backend und gibt des erhaltene PNG zurück</text:span></text:p>
      <text:p text:style-name="P167"><text:span text:style-name="T2">Returns</text:span>: <text:span text:style-name="T58">bytes</text:span></text:p>
      <text:p text:style-name="P153"/>
      <text:p text:style-name="P153"/>
      <text:h text:style-name="Heading_20_2" text:outline-level="2"><text:bookmark-start text:name="__RefHeading___Toc3707_1020165340"/><text:span text:style-name="T40">SettingForm(Q</text:span><text:span text:style-name="T57">Widget</text:span><text:span text:style-name="T40">)</text:span><text:bookmark-end text:name="__RefHeading___Toc3707_1020165340"/></text:h>
      <text:p text:style-name="P153"/>
      <text:h text:style-name="Heading_20_3" text:outline-level="3"><text:bookmark-start text:name="__RefHeading___Toc3709_1020165340"/>Modul<text:bookmark-end text:name="__RefHeading___Toc3709_1020165340"/></text:h>
      <text:p text:style-name="P153"/>
      <text:p text:style-name="P154"><text:span text:style-name="T41">ui</text:span>.py</text:p>
      <text:p text:style-name="P154"/>
      <text:h text:style-name="Heading_20_3" text:outline-level="3"><text:bookmark-start text:name="__RefHeading___Toc3711_1020165340"/>Beschreibung<text:bookmark-end text:name="__RefHeading___Toc3711_1020165340"/></text:h>
      <text:p text:style-name="P153"/>
      <text:p text:style-name="P169">Kümmert sich um die Darstellung, Anordnung und Funktion der Einstellungsoptionen.</text:p>
      <text:h text:style-name="Heading_20_3" text:outline-level="3"><text:bookmark-start text:name="__RefHeading___Toc3713_1020165340"/>Abhängigkeiten<text:bookmark-end text:name="__RefHeading___Toc3713_1020165340"/></text:h>
      <text:p text:style-name="P156"/>
      <text:p text:style-name="P157"><text:soft-page-break/>sys</text:p>
      <text:p text:style-name="P157">json</text:p>
      <text:p text:style-name="P157">pathlib</text:p>
      <text:p text:style-name="P157">datetime</text:p>
      <text:p text:style-name="P158">pyside6</text:p>
      <text:p text:style-name="P158">modules/api.py</text:p>
      <text:p text:style-name="P162"/>
      <text:h text:style-name="Heading_20_3" text:outline-level="3"><text:bookmark-start text:name="__RefHeading___Toc3715_1020165340"/>Argumente<text:bookmark-end text:name="__RefHeading___Toc3715_1020165340"/></text:h>
      <text:p text:style-name="P153"/>
      <text:p text:style-name="P170">setting_screen: SettingsScreen</text:p>
      <text:p text:style-name="P171"/>
      <text:h text:style-name="Heading_20_3" text:outline-level="3"><text:bookmark-start text:name="__RefHeading___Toc3717_1020165340"/>Attribute<text:bookmark-end text:name="__RefHeading___Toc3717_1020165340"/></text:h>
      <text:p text:style-name="Standard"/>
      <text:p text:style-name="P15">self.grid: QgridLayout</text:p>
      <text:p text:style-name="P172">Layout für die Einstellungseingabemaske.</text:p>
      <text:p text:style-name="P15">self.settings_menu_container: Qwidget</text:p>
      <text:p text:style-name="P172">Kontainerelement für das Einstellungsmenü.</text:p>
      <text:p text:style-name="P15">self.settings_menu_layout: QgridLayout</text:p>
      <text:p text:style-name="P172">Layout für das Einstellungsmenü.</text:p>
      <text:p text:style-name="P15">self.btn_category_settings: QPushButton</text:p>
      <text:p text:style-name="P172">Button um die Einstellungsoptionen für Kategorien zu öffnen.</text:p>
      <text:p text:style-name="P15">self.btn_payment_settings: QPushButton</text:p>
      <text:p text:style-name="P172">Button um die Einstellungsoptionen für Bezahlmethoden zu öffnen.</text:p>
      <text:p text:style-name="P15">self.btn_export_settings: QPushButton</text:p>
      <text:p text:style-name="P172">Button um die Exportoptionen zu öffnen.</text:p>
      <text:p text:style-name="P15">self.setting_stack: QstackedWidget</text:p>
      <text:p text:style-name="P172">Stack für die Optionsmenüs</text:p>
      <text:p text:style-name="P15">self.category_settings_container: Qwidget</text:p>
      <text:p text:style-name="P172">Kontainer für die Kategorieoptionen</text:p>
      <text:p text:style-name="P15">self.category_settings_layout: QgridLayout</text:p>
      <text:p text:style-name="P172">Layout für den Kontainer für die Kategorieoptionen</text:p>
      <text:p text:style-name="P15">self.combo_category: QcomboBox</text:p>
      <text:p text:style-name="P172">Dropdownmenü für Kategorien</text:p>
      <text:p text:style-name="P15">self.category_name_input: QlineEdit</text:p>
      <text:p text:style-name="P172">Eingabefeld für den Kategorienamen</text:p>
      <text:p text:style-name="P15">self.btn_create_category: QPushButton</text:p>
      <text:p text:style-name="P172">Button zum anlegen von Kategorien</text:p>
      <text:p text:style-name="P15">self.btn_update_category: QPushButton</text:p>
      <text:p text:style-name="P172">Button zum bearbeiten von Kategorien</text:p>
      <text:p text:style-name="P15">self.btn_delete_category: QPushButton</text:p>
      <text:p text:style-name="P172">Button zum löschen von Kategorien</text:p>
      <text:p text:style-name="P15">self.combo_subcategory: QcomboBox</text:p>
      <text:p text:style-name="P172">Dropdownmenü für Unterkategorien</text:p>
      <text:p text:style-name="P15">self.subcategory_name_input: QlineEdit</text:p>
      <text:p text:style-name="P172">Eingabefeld für den Unterkategorienamen</text:p>
      <text:p text:style-name="P15">self.btn_create_subcategory: QPushButton</text:p>
      <text:p text:style-name="P172">Button zum erstellen von Unterkategorien</text:p>
      <text:p text:style-name="P15">self.btn_update_subcategory: QPushButton</text:p>
      <text:p text:style-name="P172">Button zum bearbeiten von Unterkategorien.</text:p>
      <text:p text:style-name="P15">self.btn_delete_subcategory: QPushButton</text:p>
      <text:p text:style-name="P172"><text:soft-page-break/>Button zum löschen von Unterkategorien.</text:p>
      <text:p text:style-name="P15">self.payment_settings_container: Qwidget</text:p>
      <text:p text:style-name="P173">Kontainerelement für die Bezahlmethodenoptionen.</text:p>
      <text:p text:style-name="P15">self.payment_settings_layout: QgridLayout</text:p>
      <text:p text:style-name="P173">Layout für das Kontainerelement der Bezahlmethodenoptionen.</text:p>
      <text:p text:style-name="P174">self.combo_payment: QComboBox</text:p>
      <text:p text:style-name="P173">Dropdownmenü für Bezahlmethoden</text:p>
      <text:p text:style-name="P15">self.payment_name_input: QLineEdit</text:p>
      <text:p text:style-name="P173">Eingabefeld für die Bezeichnung von Bezahlmethoden.</text:p>
      <text:p text:style-name="P15">self.btn_create_payment: QPushButton</text:p>
      <text:p text:style-name="P173">Button zum erstellen von Bezahlmethoden.</text:p>
      <text:p text:style-name="P15">self.btn_update_payment: QPushButton</text:p>
      <text:p text:style-name="P173">Button zum bearbeiten von Bezahlmethoden.</text:p>
      <text:p text:style-name="P15">self.btn_delete_payment: QPushButton</text:p>
      <text:p text:style-name="P173">Button zum löschen von Bezahlmethoden.</text:p>
      <text:p text:style-name="P15">self.export_settings_container: QWidget</text:p>
      <text:p text:style-name="P173">Kontainerelement für Exportoptionen.</text:p>
      <text:p text:style-name="P15">self.export_settings_layout: QGridLayout</text:p>
      <text:p text:style-name="P173">Layout für das Kontainerelement der Exportoptionen.</text:p>
      <text:p text:style-name="P15">self.btn_export_db_json: QPushButton</text:p>
      <text:p text:style-name="P173">Button zum exportieren der kompletten Datenbank im JSON Format.</text:p>
      <text:p text:style-name="P15">self.btn_export_exp_csv: QPushButton</text:p>
      <text:p text:style-name="P173">Button zum exportieren <text:span text:style-name="T60">der Ausgabentabelle im CSV Format.</text:span></text:p>
      <text:p text:style-name="P15">self.btn_export_cat_csv: QPushButton</text:p>
      <text:p text:style-name="P175">Button zum exportieren <text:span text:style-name="T60">der Kategorientabelle im CSV Format.</text:span></text:p>
      <text:p text:style-name="P15">self.btn_export_pay_csv: QPushButton</text:p>
      <text:p text:style-name="P175">Button zum exportieren <text:span text:style-name="T60">der Bezahlmethodentabelle im CSV Format.</text:span></text:p>
      <text:p text:style-name="P176"/>
      <text:h text:style-name="P177" text:outline-level="3"><text:bookmark-start text:name="__RefHeading___Toc3719_1020165340"/>Methoden<text:bookmark-end text:name="__RefHeading___Toc3719_1020165340"/></text:h>
      <text:p text:style-name="Standard"/>
      <text:p text:style-name="P41">change_parent_category(self, index) -&gt; None:</text:p>
      <text:p text:style-name="P178"><text:span text:style-name="T2">Argumente</text:span>: <text:span text:style-name="T61">index: int</text:span></text:p>
      <text:p text:style-name="P178"><text:span text:style-name="T2">Beschreibung</text:span>: <text:span text:style-name="T61">Ändert den Inhalt des Dropdownmenüs für Unterkategorie wenn eine andere Hauptkategorie ausgewählt wird.</text:span></text:p>
      <text:p text:style-name="P178"><text:span text:style-name="T2">Returns</text:span>: <text:span text:style-name="T61">-</text:span></text:p>
      <text:p text:style-name="P178"/>
      <text:p text:style-name="P41">show_category_settings(self) -&gt; None:</text:p>
      <text:p text:style-name="P178"><text:span text:style-name="T2">Argumente</text:span>: <text:span text:style-name="T61">Keine</text:span></text:p>
      <text:p text:style-name="P178"><text:span text:style-name="T2">Beschreibung</text:span>: <text:span text:style-name="T61">Zeigt das Einstellungsmenü für Kategorien an.</text:span></text:p>
      <text:p text:style-name="P178"><text:span text:style-name="T2">Returns</text:span>: <text:span text:style-name="T61">-</text:span></text:p>
      <text:p text:style-name="P178"/>
      <text:p text:style-name="P41">show_payment_settings(self) -&gt; None:</text:p>
      <text:p text:style-name="P178"><text:span text:style-name="T2">Argumente</text:span>: <text:span text:style-name="T61">Keine</text:span></text:p>
      <text:p text:style-name="P178"><text:span text:style-name="T2">Beschreibung</text:span>: <text:span text:style-name="T61">Zeigt das Einstellungsmenü für Bezahlmethoden an.</text:span></text:p>
      <text:p text:style-name="P178"><text:span text:style-name="T2">Returns</text:span>: <text:span text:style-name="T61">-</text:span></text:p>
      <text:p text:style-name="P178"/>
      <text:p text:style-name="P41">show_export_settings(self) -&gt; None:</text:p>
      <text:p text:style-name="P178"><text:span text:style-name="T2">Argumente</text:span>: <text:span text:style-name="T61">Keine</text:span></text:p>
      <text:p text:style-name="P178"><text:span text:style-name="T2">Beschreibung</text:span>: <text:span text:style-name="T61">Zeigt das Menü für Exportoptionen an.</text:span></text:p>
      <text:p text:style-name="P178"><text:span text:style-name="T2">Returns</text:span>: <text:span text:style-name="T61">-</text:span></text:p>
      <text:p text:style-name="P178"/>
      <text:p text:style-name="P41"><text:soft-page-break/>db_export_json(self) -&gt; bool:</text:p>
      <text:p text:style-name="P178"><text:span text:style-name="T2">Argumente</text:span>: <text:span text:style-name="T61">Keine</text:span></text:p>
      <text:p text:style-name="P178"><text:span text:style-name="T2">Beschreibung</text:span>: <text:span text:style-name="T61">Exportiert den Inhalt der gesamten Datenbank im JSON Format und speichert die Datei im </text:span><text:span text:style-name="T62">export</text:span><text:span text:style-name="T61"> Ordner.</text:span></text:p>
      <text:p text:style-name="P178"><text:span text:style-name="T2">Returns</text:span>: <text:span text:style-name="T61">bool</text:span></text:p>
      <text:p text:style-name="P178"/>
      <text:p text:style-name="P41">exp_export_csv(self) -&gt; bool:</text:p>
      <text:p text:style-name="P178"><text:span text:style-name="T2">Argumente</text:span>: <text:span text:style-name="T61">Keine</text:span></text:p>
      <text:p text:style-name="P178"><text:span text:style-name="T2">Beschreibung</text:span>: <text:span text:style-name="T61">Exportiert den Inhalt der Tabelle expense im CSV Format und speicher</text:span><text:span text:style-name="T63">t</text:span><text:span text:style-name="T61"> die Datei im </text:span><text:span text:style-name="T62">export</text:span><text:span text:style-name="T61"> Ordner.</text:span></text:p>
      <text:p text:style-name="P178"><text:span text:style-name="T2">Returns</text:span>: <text:span text:style-name="T64">bool</text:span></text:p>
      <text:p text:style-name="P178"/>
      <text:p text:style-name="P41">cat_export_csv(self) -&gt; bool:</text:p>
      <text:p text:style-name="P178"><text:span text:style-name="T2">Argumente</text:span>: <text:span text:style-name="T63">Keine</text:span></text:p>
      <text:p text:style-name="P179"><text:span text:style-name="T2">Beschreibung</text:span>: <text:span text:style-name="T61">Exportiert den Inhalt der Tabelle </text:span><text:span text:style-name="T63">category</text:span><text:span text:style-name="T61"> im CSV Format und speicher</text:span><text:span text:style-name="T63">t</text:span><text:span text:style-name="T61"> die Datei im </text:span><text:span text:style-name="T62">export</text:span><text:span text:style-name="T61"> Ordner.</text:span></text:p>
      <text:p text:style-name="P178"><text:span text:style-name="T2">Returns</text:span>: <text:span text:style-name="T63">-</text:span></text:p>
      <text:p text:style-name="P178"/>
      <text:p text:style-name="P41">pay_export_csv(self) -&gt; bool:</text:p>
      <text:p text:style-name="P178"><text:span text:style-name="T2">Argumente</text:span>: <text:span text:style-name="T63">Keine</text:span></text:p>
      <text:p text:style-name="P179"><text:span text:style-name="T2">Beschreibung</text:span>: <text:span text:style-name="T61">Exportiert den Inhalt der Tabelle </text:span><text:span text:style-name="T63">payment_method</text:span><text:span text:style-name="T61"> im CSV Format und speicher</text:span><text:span text:style-name="T63">t</text:span><text:span text:style-name="T61"> die Datei im </text:span><text:span text:style-name="T62">export</text:span><text:span text:style-name="T61"> Ordner.</text:span></text:p>
      <text:p text:style-name="P178"><text:span text:style-name="T2">Returns</text:span>: <text:span text:style-name="T63">-</text:span></text:p>
      <text:p text:style-name="P167"/>
      <text:h text:style-name="Heading_20_2" text:outline-level="2"><text:bookmark-start text:name="__RefHeading___Toc3721_1020165340"/>SettingsScreen(QWidget)<text:bookmark-end text:name="__RefHeading___Toc3721_1020165340"/></text:h>
      <text:p text:style-name="P153"/>
      <text:h text:style-name="P180" text:outline-level="3"><text:bookmark-start text:name="__RefHeading___Toc3723_1020165340"/>Modul<text:bookmark-end text:name="__RefHeading___Toc3723_1020165340"/></text:h>
      <text:p text:style-name="P181"/>
      <text:p text:style-name="P182"><text:span text:style-name="T41">ui</text:span>.py</text:p>
      <text:p text:style-name="P182"/>
      <text:h text:style-name="P180" text:outline-level="3"><text:bookmark-start text:name="__RefHeading___Toc3725_1020165340"/>Beschreibung<text:bookmark-end text:name="__RefHeading___Toc3725_1020165340"/></text:h>
      <text:p text:style-name="P181"/>
      <text:p text:style-name="P169">Verwantwortlich für die Darstellung von Hilfstexten zu den gewünschten Einstellungsmenüs.</text:p>
      <text:p text:style-name="P183"/>
      <text:h text:style-name="P180" text:outline-level="3"><text:bookmark-start text:name="__RefHeading___Toc3727_1020165340"/>Abhängigkeiten<text:bookmark-end text:name="__RefHeading___Toc3727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729_1020165340"/>Argumente<text:bookmark-end text:name="__RefHeading___Toc3729_1020165340"/></text:h>
      <text:p text:style-name="P181"/>
      <text:h text:style-name="P180" text:outline-level="3"><text:bookmark-start text:name="__RefHeading___Toc3731_1020165340"/><text:soft-page-break/>Attribute<text:bookmark-end text:name="__RefHeading___Toc3731_1020165340"/></text:h>
      <text:p text:style-name="P181"/>
      <text:p text:style-name="P15">self.grid<text:span text:style-name="T63">: </text:span>QGridLayout</text:p>
      <text:p text:style-name="List_20_Contents">Layout für den "Settingsscreen"</text:p>
      <text:p text:style-name="P15">self.setting_stack<text:span text:style-name="T63">:</text:span> QStackedWidget</text:p>
      <text:p text:style-name="List_20_Contents">Stack zum anzeigen des gewünschten Kontainers.</text:p>
      <text:p text:style-name="P15">self.category_settings_container<text:span text:style-name="T63">:</text:span> QWidget</text:p>
      <text:p text:style-name="List_20_Contents">Kontainerlement <text:span text:style-name="T65">für Hilfstexte zu den Kategorieoptionen.</text:span></text:p>
      <text:p text:style-name="P15">self.payment_settings_container<text:span text:style-name="T63">:</text:span> QWidget</text:p>
      <text:p text:style-name="List_20_Contents">Kontainerelement für Hilfstexte zu den Bezahlmethodenoptionen.</text:p>
      <text:p text:style-name="P15">self.payment_settings_layout<text:span text:style-name="T63">:</text:span> QGridLayout</text:p>
      <text:p text:style-name="List_20_Contents">Layout für den Bezahlmethodenkontainer.</text:p>
      <text:p text:style-name="P15">self.export_settings_container<text:span text:style-name="T63">:</text:span> QWidget</text:p>
      <text:p text:style-name="List_20_Contents">Kontainerelement für Hilfstexte zu den Exportoptionen.</text:p>
      <text:p text:style-name="P15">self.export_settings_layout<text:span text:style-name="T63">:</text:span> QGridLayout</text:p>
      <text:p text:style-name="List_20_Contents">Layout für das Exportkontainerelement</text:p>
      <text:p text:style-name="P15">export_help_label<text:span text:style-name="T63">:</text:span> QLabel</text:p>
      <text:p text:style-name="List_20_Contents">Label für den Hilfstext zu den Exportoptionen.</text:p>
      <text:p text:style-name="P15">payment_help_label: QLabel</text:p>
      <text:p text:style-name="List_20_Contents">Label für den Hilfstext zu den Bezahlmethodenoptionen.</text:p>
      <text:p text:style-name="P15">category_help_label: QLabel</text:p>
      <text:p text:style-name="List_20_Contents">Label für den Hilfstext zu den Kategorieoptionen.</text:p>
      <text:h text:style-name="Heading_20_3" text:outline-level="3"><text:bookmark-start text:name="__RefHeading___Toc3733_1020165340"/>Methoden<text:bookmark-end text:name="__RefHeading___Toc3733_1020165340"/></text:h>
      <text:p text:style-name="Standard"/>
      <text:p text:style-name="P169">Keine</text:p>
      <text:p text:style-name="Standard"/>
      <text:h text:style-name="P188" text:outline-level="2"><text:bookmark-start text:name="__RefHeading___Toc3735_1020165340"/><text:span text:style-name="T66">Diagram</text:span>Screen(QWidget)<text:bookmark-end text:name="__RefHeading___Toc3735_1020165340"/></text:h>
      <text:p text:style-name="P181"/>
      <text:h text:style-name="P180" text:outline-level="3"><text:bookmark-start text:name="__RefHeading___Toc3737_1020165340"/>Modul<text:bookmark-end text:name="__RefHeading___Toc3737_1020165340"/></text:h>
      <text:p text:style-name="P181"/>
      <text:p text:style-name="P182"><text:span text:style-name="T41">ui</text:span>.py</text:p>
      <text:p text:style-name="P182"/>
      <text:h text:style-name="P180" text:outline-level="3"><text:bookmark-start text:name="__RefHeading___Toc3739_1020165340"/>Beschreibung<text:bookmark-end text:name="__RefHeading___Toc3739_1020165340"/></text:h>
      <text:p text:style-name="P181"/>
      <text:p text:style-name="P189">Verantwortlich für das Darstellen von Diagrammen.</text:p>
      <text:p text:style-name="P183"/>
      <text:h text:style-name="P180" text:outline-level="3"><text:bookmark-start text:name="__RefHeading___Toc3741_1020165340"/>Abhängigkeiten<text:bookmark-end text:name="__RefHeading___Toc3741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743_1020165340"/><text:soft-page-break/>Argumente<text:bookmark-end text:name="__RefHeading___Toc3743_1020165340"/></text:h>
      <text:p text:style-name="P181"/>
      <text:h text:style-name="P180" text:outline-level="3"><text:bookmark-start text:name="__RefHeading___Toc3745_1020165340"/>Attribute<text:bookmark-end text:name="__RefHeading___Toc3745_1020165340"/></text:h>
      <text:p text:style-name="P181"/>
      <text:p text:style-name="P181">grid = QGridLayout()</text:p>
      <text:p text:style-name="P181">self.image_label = QLabel()</text:p>
      <text:p text:style-name="P181"/>
      <text:h text:style-name="P180" text:outline-level="3"><text:bookmark-start text:name="__RefHeading___Toc3747_1020165340"/>Methoden<text:bookmark-end text:name="__RefHeading___Toc3747_1020165340"/></text:h>
      <text:p text:style-name="P181"/>
      <text:p text:style-name="P41">pixmap_image(self, png_bytes: bytes):</text:p>
      <text:p text:style-name="P190"><text:span text:style-name="T2">Argumente</text:span>: <text:span text:style-name="T67">png: bytes</text:span></text:p>
      <text:p text:style-name="P190"><text:span text:style-name="T2">Beschreibung</text:span>: <text:span text:style-name="T67">Rendert das erhaltene PNG auf das image_label</text:span></text:p>
      <text:p text:style-name="P190"><text:span text:style-name="T2">Returns</text:span>: <text:span text:style-name="T67">-</text:span></text:p>
      <text:p text:style-name="P181"/>
      <text:h text:style-name="P188" text:outline-level="2"><text:bookmark-start text:name="__RefHeading___Toc3749_1020165340"/>ExpenseInsertForm(QWidget)<text:bookmark-end text:name="__RefHeading___Toc3749_1020165340"/></text:h>
      <text:p text:style-name="P181"/>
      <text:h text:style-name="P180" text:outline-level="3"><text:bookmark-start text:name="__RefHeading___Toc3751_1020165340"/>Modul<text:bookmark-end text:name="__RefHeading___Toc3751_1020165340"/></text:h>
      <text:p text:style-name="P181"/>
      <text:p text:style-name="P182"><text:span text:style-name="T41">ui</text:span>.py</text:p>
      <text:p text:style-name="P182"/>
      <text:h text:style-name="P180" text:outline-level="3"><text:bookmark-start text:name="__RefHeading___Toc3753_1020165340"/>Beschreibung<text:bookmark-end text:name="__RefHeading___Toc3753_1020165340"/></text:h>
      <text:p text:style-name="P181"/>
      <text:p text:style-name="P191">Eingabemaske zum Anlegen neuer Ausgaben.</text:p>
      <text:p text:style-name="P183"/>
      <text:h text:style-name="P180" text:outline-level="3"><text:bookmark-start text:name="__RefHeading___Toc3755_1020165340"/>Abhängigkeiten<text:bookmark-end text:name="__RefHeading___Toc3755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757_1020165340"/>Argumente<text:bookmark-end text:name="__RefHeading___Toc3757_1020165340"/></text:h>
      <text:p text:style-name="P181"/>
      <text:p text:style-name="P191">Keine</text:p>
      <text:h text:style-name="P180" text:outline-level="3"><text:bookmark-start text:name="__RefHeading___Toc3759_1020165340"/>Attribute<text:bookmark-end text:name="__RefHeading___Toc3759_1020165340"/></text:h>
      <text:p text:style-name="P181"/>
      <text:p text:style-name="P15">grid<text:span text:style-name="T68">: </text:span>QGridLayout</text:p>
      <text:p text:style-name="P192">Layout für die Eingabemaske</text:p>
      <text:p text:style-name="P15">self.amount_input<text:span text:style-name="T68">: </text:span>QLineEdit</text:p>
      <text:p text:style-name="P192">Eingabefeld für den Betrag der Ausgabe.</text:p>
      <text:p text:style-name="P15"><text:soft-page-break/>validator<text:span text:style-name="T68">:</text:span> QDoubleValidator</text:p>
      <text:p text:style-name="P192">Überprüft ob ein gültiger Wert für den Betrag eingeben worden ist.</text:p>
      <text:p text:style-name="P15">self.combo_category<text:span text:style-name="T68">:</text:span> QComboBox</text:p>
      <text:p text:style-name="P192">Dropdownmenü für Kategorien</text:p>
      <text:p text:style-name="P15">self.combo_subcategory<text:span text:style-name="T68">:</text:span> QComboBox</text:p>
      <text:p text:style-name="P192">Dropdownmenü für Unterkategorien</text:p>
      <text:p text:style-name="P15">self.combo_payment<text:span text:style-name="T68">:</text:span> QComboBox</text:p>
      <text:p text:style-name="P192">Dropdownmenü für Bezahlmethoden.</text:p>
      <text:p text:style-name="P15">self.date_edit<text:span text:style-name="T68">: </text:span>QDateEdit</text:p>
      <text:p text:style-name="P192">Eingabefeld für das Datum der Ausgabe.</text:p>
      <text:p text:style-name="P15">self.note_input<text:span text:style-name="T68">: </text:span>QTextEdit</text:p>
      <text:p text:style-name="P192">Eingabefeld für eine optionale Notiz zur Ausgabe.</text:p>
      <text:p text:style-name="P15">self.btn_save_expense<text:span text:style-name="T68">: </text:span>QPushButton</text:p>
      <text:p text:style-name="P192">Button zum speichern der Ausgabe</text:p>
      <text:p text:style-name="P181"/>
      <text:h text:style-name="P180" text:outline-level="3"><text:bookmark-start text:name="__RefHeading___Toc3761_1020165340"/>Methoden<text:bookmark-end text:name="__RefHeading___Toc3761_1020165340"/></text:h>
      <text:p text:style-name="P181"/>
      <text:p text:style-name="P41">change_parent_category(self, index) -&gt; None:</text:p>
      <text:p text:style-name="P193"><text:span text:style-name="T2">Argumente</text:span>: <text:span text:style-name="T69">index: int</text:span></text:p>
      <text:p text:style-name="P193"><text:span text:style-name="T2">Beschreibung</text:span>: <text:span text:style-name="T69">Ändert das Dropdownmenü für Unterkategorien wenn die Hauptkategorie gewechselt wird.</text:span></text:p>
      <text:p text:style-name="P193"><text:span text:style-name="T2">Returns</text:span>: <text:span text:style-name="T67">-</text:span></text:p>
      <text:p text:style-name="P193"/>
      <text:p text:style-name="P41">save_expense(self) -&gt; <text:span text:style-name="T70">bool</text:span>:</text:p>
      <text:p text:style-name="P194"><text:span text:style-name="T2">Argumente</text:span>: <text:span text:style-name="T69">Keine</text:span></text:p>
      <text:p text:style-name="P194"><text:span text:style-name="T2">Beschreibung</text:span>: <text:span text:style-name="T69">Sendet die Eingegebenen Daten an das Backend damit eine neue Ausgabe angelegt wird.</text:span></text:p>
      <text:p text:style-name="P194"><text:span text:style-name="T2">Returns</text:span>: <text:span text:style-name="T67">-</text:span></text:p>
      <text:p text:style-name="P181"/>
      <text:h text:style-name="P188" text:outline-level="2"><text:bookmark-start text:name="__RefHeading___Toc3763_1020165340"/>ProfileForm(QWidget)<text:bookmark-end text:name="__RefHeading___Toc3763_1020165340"/></text:h>
      <text:p text:style-name="P181"/>
      <text:h text:style-name="P180" text:outline-level="3"><text:bookmark-start text:name="__RefHeading___Toc3765_1020165340"/>Modul<text:bookmark-end text:name="__RefHeading___Toc3765_1020165340"/></text:h>
      <text:p text:style-name="P181"/>
      <text:p text:style-name="P182"><text:span text:style-name="T41">ui</text:span>.py</text:p>
      <text:p text:style-name="P182"/>
      <text:h text:style-name="P180" text:outline-level="3"><text:bookmark-start text:name="__RefHeading___Toc3767_1020165340"/>Beschreibung<text:bookmark-end text:name="__RefHeading___Toc3767_1020165340"/></text:h>
      <text:p text:style-name="P183"/>
      <text:p text:style-name="P195">Eingabemaske zum anlegen neuer Profile.</text:p>
      <text:h text:style-name="P180" text:outline-level="3"><text:bookmark-start text:name="__RefHeading___Toc3769_1020165340"/>Abhängigkeiten<text:bookmark-end text:name="__RefHeading___Toc3769_1020165340"/></text:h>
      <text:p text:style-name="P184"/>
      <text:p text:style-name="P185">sys</text:p>
      <text:p text:style-name="P185">json</text:p>
      <text:p text:style-name="P185">pathlib</text:p>
      <text:p text:style-name="P185">datetime</text:p>
      <text:p text:style-name="P186">pyside6</text:p>
      <text:p text:style-name="P186">modules/api.py</text:p>
      <text:p text:style-name="P187"><text:soft-page-break/></text:p>
      <text:h text:style-name="P180" text:outline-level="3"><text:bookmark-start text:name="__RefHeading___Toc3771_1020165340"/>Argumente<text:bookmark-end text:name="__RefHeading___Toc3771_1020165340"/></text:h>
      <text:p text:style-name="P181"/>
      <text:p text:style-name="P195">Keine</text:p>
      <text:p text:style-name="P181"/>
      <text:h text:style-name="P180" text:outline-level="3"><text:bookmark-start text:name="__RefHeading___Toc3773_1020165340"/>Attribute<text:bookmark-end text:name="__RefHeading___Toc3773_1020165340"/></text:h>
      <text:p text:style-name="P15">grid<text:span text:style-name="T71">: </text:span>QGridLayout</text:p>
      <text:p text:style-name="List_20_Contents">Layout für die Eingabemaske zum Anlegen neuer Profile.</text:p>
      <text:p text:style-name="P15">self.combo_profile<text:span text:style-name="T71">:</text:span> QComboBox</text:p>
      <text:p text:style-name="List_20_Contents">Dropdownmenü aller Profile.</text:p>
      <text:p text:style-name="P15">self.profile_name_input<text:span text:style-name="T71">:</text:span> QLineEdit</text:p>
      <text:p text:style-name="List_20_Contents">Eingabefeld für den Profilnamen.</text:p>
      <text:p text:style-name="P15">self.btn_switch_profile<text:span text:style-name="T71">:</text:span> QPushButton</text:p>
      <text:p text:style-name="List_20_Contents">Button zum ändern des derzeitig aktiven Profils.</text:p>
      <text:p text:style-name="P15">self.btn_create_profile<text:span text:style-name="T71">:</text:span> QPushButton</text:p>
      <text:p text:style-name="List_20_Contents">Button zum anlegen eines neuen Profils.</text:p>
      <text:p text:style-name="P15">self.btn_delete_profile<text:span text:style-name="T71">:</text:span> QPushButton</text:p>
      <text:p text:style-name="List_20_Contents">Button zum löschen eines vorhandenen Profils.</text:p>
      <text:p text:style-name="P15">self.btn_close_menu<text:span text:style-name="T71">:</text:span> QPushButton</text:p>
      <text:p text:style-name="List_20_Contents">Button um zurück zur Hauptansicht zu gelangen.</text:p>
      <text:p text:style-name="P181"/>
      <text:h text:style-name="P180" text:outline-level="3"><text:bookmark-start text:name="__RefHeading___Toc3775_1020165340"/>Methoden<text:bookmark-end text:name="__RefHeading___Toc3775_1020165340"/></text:h>
      <text:p text:style-name="P181"/>
      <text:p text:style-name="P41">init_combo_profile(self) -&gt; None:</text:p>
      <text:p text:style-name="P196"><text:span text:style-name="T2">Argumente</text:span>: <text:span text:style-name="T69">Keine</text:span></text:p>
      <text:p text:style-name="P196"><text:span text:style-name="T2">Beschreibung</text:span>: <text:span text:style-name="T71">Initialisiert das Dropdownmenü für Profile</text:span></text:p>
      <text:p text:style-name="P196"><text:span text:style-name="T2">Returns</text:span>: <text:span text:style-name="T67">-</text:span></text:p>
      <text:p text:style-name="P196"/>
      <text:p text:style-name="P197"/>
      <text:h text:style-name="P188" text:outline-level="2"><text:bookmark-start text:name="__RefHeading___Toc3777_1020165340"/>Profile<text:span text:style-name="T66">Details</text:span>(QWidget)<text:bookmark-end text:name="__RefHeading___Toc3777_1020165340"/></text:h>
      <text:p text:style-name="P181"/>
      <text:h text:style-name="P180" text:outline-level="3"><text:bookmark-start text:name="__RefHeading___Toc3779_1020165340"/>Modul<text:bookmark-end text:name="__RefHeading___Toc3779_1020165340"/></text:h>
      <text:p text:style-name="P181"/>
      <text:p text:style-name="P182"><text:span text:style-name="T41">ui</text:span>.py</text:p>
      <text:p text:style-name="P182"/>
      <text:h text:style-name="P180" text:outline-level="3"><text:bookmark-start text:name="__RefHeading___Toc3781_1020165340"/>Beschreibung<text:bookmark-end text:name="__RefHeading___Toc3781_1020165340"/></text:h>
      <text:p text:style-name="P183"/>
      <text:p text:style-name="P198">Gibt einen Überblick über das gewählte Profil. Ältester Eintrag, neuster Eintrag, Summe aller Ausgaben etc.</text:p>
      <text:h text:style-name="P180" text:outline-level="3"><text:bookmark-start text:name="__RefHeading___Toc3783_1020165340"/>Abhängigkeiten<text:bookmark-end text:name="__RefHeading___Toc3783_1020165340"/></text:h>
      <text:p text:style-name="P184"/>
      <text:p text:style-name="P185">sys</text:p>
      <text:p text:style-name="P185">json</text:p>
      <text:p text:style-name="P185">pathlib</text:p>
      <text:p text:style-name="P185"><text:soft-page-break/>datetime</text:p>
      <text:p text:style-name="P186">pyside6</text:p>
      <text:p text:style-name="P186">modules/api.py</text:p>
      <text:p text:style-name="P187"/>
      <text:h text:style-name="P180" text:outline-level="3"><text:bookmark-start text:name="__RefHeading___Toc3785_1020165340"/>Argumente<text:bookmark-end text:name="__RefHeading___Toc3785_1020165340"/></text:h>
      <text:p text:style-name="P181"/>
      <text:p text:style-name="P198">Keine</text:p>
      <text:h text:style-name="P180" text:outline-level="3"><text:bookmark-start text:name="__RefHeading___Toc3787_1020165340"/>Attribute<text:bookmark-end text:name="__RefHeading___Toc3787_1020165340"/></text:h>
      <text:p text:style-name="P181"/>
      <text:p text:style-name="P15">profile_info: <text:span text:style-name="T70">dict</text:span></text:p>
      <text:p text:style-name="List_20_Contents">Dict über Profilinformationen.</text:p>
      <text:p text:style-name="P15">grid<text:span text:style-name="T71">:</text:span> QGridLayout</text:p>
      <text:p text:style-name="List_20_Contents">Layout zur Darstellung von Profilinformationen.</text:p>
      <text:p text:style-name="P15">self.detail_list<text:span text:style-name="T71">: </text:span>QListWidget()</text:p>
      <text:p text:style-name="List_20_Contents">Listenelement zur Darstellung von Profilinformationen.</text:p>
      <text:p text:style-name="P181"/>
      <text:h text:style-name="P180" text:outline-level="3"><text:bookmark-start text:name="__RefHeading___Toc3789_1020165340"/>Methoden<text:bookmark-end text:name="__RefHeading___Toc3789_1020165340"/></text:h>
      <text:p text:style-name="P181"/>
      <text:p text:style-name="P41">update_detail_list(self) -&gt; None:</text:p>
      <text:p text:style-name="P199"><text:span text:style-name="T2">Argumente</text:span>: <text:span text:style-name="T69">Keine</text:span></text:p>
      <text:p text:style-name="P199"><text:span text:style-name="T2">Beschreibung</text:span>: <text:span text:style-name="T72">Aktualisiert die Profilinformationen wenn das Profil gewechselt wird.</text:span></text:p>
      <text:p text:style-name="P199"><text:span text:style-name="T2">Returns</text:span>: <text:span text:style-name="T67">-</text:span></text:p>
      <text:p text:style-name="P181"/>
      <text:h text:style-name="P188" text:outline-level="2"><text:bookmark-start text:name="__RefHeading___Toc3791_1020165340"/>ExpenseUpdateForm(QWidget)<text:bookmark-end text:name="__RefHeading___Toc3791_1020165340"/></text:h>
      <text:p text:style-name="P181"/>
      <text:h text:style-name="P180" text:outline-level="3"><text:bookmark-start text:name="__RefHeading___Toc3793_1020165340"/>Modul<text:bookmark-end text:name="__RefHeading___Toc3793_1020165340"/></text:h>
      <text:p text:style-name="P181"/>
      <text:p text:style-name="P182"><text:span text:style-name="T41">ui</text:span>.py</text:p>
      <text:p text:style-name="P182"/>
      <text:h text:style-name="P180" text:outline-level="3"><text:bookmark-start text:name="__RefHeading___Toc3795_1020165340"/>Beschreibung<text:bookmark-end text:name="__RefHeading___Toc3795_1020165340"/></text:h>
      <text:p text:style-name="P181"/>
      <text:p text:style-name="P200">Eingabemaske zum bearbeiten von Ausgaben.</text:p>
      <text:p text:style-name="P183"/>
      <text:h text:style-name="P180" text:outline-level="3"><text:bookmark-start text:name="__RefHeading___Toc3797_1020165340"/>Abhängigkeiten<text:bookmark-end text:name="__RefHeading___Toc3797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799_1020165340"/><text:soft-page-break/>Argumente<text:bookmark-end text:name="__RefHeading___Toc3799_1020165340"/></text:h>
      <text:p text:style-name="P181"/>
      <text:p text:style-name="P200">Keine</text:p>
      <text:p text:style-name="P181"/>
      <text:h text:style-name="P180" text:outline-level="3"><text:bookmark-start text:name="__RefHeading___Toc3801_1020165340"/>Attribute<text:bookmark-end text:name="__RefHeading___Toc3801_1020165340"/></text:h>
      <text:p text:style-name="P181"/>
      <text:p text:style-name="P15">grid<text:span text:style-name="T72">:</text:span> QGridLayout</text:p>
      <text:p text:style-name="P201">Layout für die Eingabemaske</text:p>
      <text:p text:style-name="P15">self.amount_input<text:span text:style-name="T72">:</text:span> QLineEdit</text:p>
      <text:p text:style-name="P201">Eingabefeld für den Betrag der Ausgabe.</text:p>
      <text:p text:style-name="P15">validator<text:span text:style-name="T72">:</text:span> QDoubleValidator</text:p>
      <text:p text:style-name="P201">Validiert das Eingabfeld für den Betrag der Ausgabe.</text:p>
      <text:p text:style-name="P15">self.combo_category<text:span text:style-name="T72">: </text:span>QComboBox</text:p>
      <text:p text:style-name="P201">Dropdownmenü für Kategorien.</text:p>
      <text:p text:style-name="P15">self.combo_subcategory<text:span text:style-name="T72">:</text:span> QComboBox</text:p>
      <text:p text:style-name="P201">Dropdownmenü für Unterkategorien</text:p>
      <text:p text:style-name="P15">self.combo_payment<text:span text:style-name="T72">:</text:span> QComboBox</text:p>
      <text:p text:style-name="P201">Dropdownmenü für Bezahlmethoden.</text:p>
      <text:p text:style-name="P15">self.date_edit<text:span text:style-name="T72">:</text:span> QDateEdit</text:p>
      <text:p text:style-name="P201">Eingabefeld für das Datum der Ausgabe.</text:p>
      <text:p text:style-name="P15">self.note_input<text:span text:style-name="T72">:</text:span> QTextEdit</text:p>
      <text:p text:style-name="P201">Eingabefeld für die Notiz zur Ausgabe.</text:p>
      <text:p text:style-name="P15">self.btn_update_expense<text:span text:style-name="T72">:</text:span> QPushButton</text:p>
      <text:p text:style-name="P201">Button zum bearbeiten der Ausgabe.</text:p>
      <text:p text:style-name="P15">self.btn_abort_update<text:span text:style-name="T72">:</text:span> QPushButton</text:p>
      <text:p text:style-name="P201">Button um das bearbeiten abzubrechen und zum Anlegen von Ausgaben zurückzukehren.</text:p>
      <text:p text:style-name="P15">self.id_input<text:span text:style-name="T72">:</text:span> QLineEdit</text:p>
      <text:p text:style-name="P201">Verstecktes Eingabefeld. Wird mit der ID der zu bearbeitenden Ausgabe initialisiert.</text:p>
      <text:p text:style-name="P181"/>
      <text:h text:style-name="P180" text:outline-level="3"><text:bookmark-start text:name="__RefHeading___Toc3803_1020165340"/>Methoden<text:bookmark-end text:name="__RefHeading___Toc3803_1020165340"/></text:h>
      <text:p text:style-name="P181"/>
      <text:p text:style-name="P41">def change_parent_category(self, index):</text:p>
      <text:p text:style-name="P199"><text:span text:style-name="T2">Argumente</text:span>: <text:span text:style-name="T69">Keine</text:span></text:p>
      <text:p text:style-name="P199"><text:span text:style-name="T2">Beschreibung</text:span>: <text:span text:style-name="T72">Aktualisiert das Dropdownmenü für Unterkategorien wenn die Hauptkategorie gewechselt wird.</text:span></text:p>
      <text:p text:style-name="P199"><text:span text:style-name="T2">Returns</text:span>: <text:span text:style-name="T67">-</text:span></text:p>
      <text:p text:style-name="P181"/>
      <text:h text:style-name="P188" text:outline-level="2"><text:bookmark-start text:name="__RefHeading___Toc3805_1020165340"/>ExpenseFilterForm(QWidget)<text:bookmark-end text:name="__RefHeading___Toc3805_1020165340"/></text:h>
      <text:p text:style-name="P181"/>
      <text:h text:style-name="P180" text:outline-level="3"><text:bookmark-start text:name="__RefHeading___Toc3807_1020165340"/>Modul<text:bookmark-end text:name="__RefHeading___Toc3807_1020165340"/></text:h>
      <text:p text:style-name="P181"/>
      <text:p text:style-name="P182"><text:span text:style-name="T41">ui</text:span>.py</text:p>
      <text:p text:style-name="P182"/>
      <text:h text:style-name="P180" text:outline-level="3"><text:bookmark-start text:name="__RefHeading___Toc3809_1020165340"/>Beschreibung<text:bookmark-end text:name="__RefHeading___Toc3809_1020165340"/></text:h>
      <text:p text:style-name="P181"/>
      <text:p text:style-name="P200"><text:soft-page-break/>Eingabemaske zum Filtern von Ausgaben.</text:p>
      <text:p text:style-name="P183"/>
      <text:h text:style-name="P180" text:outline-level="3"><text:bookmark-start text:name="__RefHeading___Toc3811_1020165340"/>Abhängigkeiten<text:bookmark-end text:name="__RefHeading___Toc3811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813_1020165340"/>Argumente<text:bookmark-end text:name="__RefHeading___Toc3813_1020165340"/></text:h>
      <text:p text:style-name="P181"/>
      <text:p text:style-name="P200">Keine</text:p>
      <text:p text:style-name="P181"/>
      <text:h text:style-name="P180" text:outline-level="3"><text:bookmark-start text:name="__RefHeading___Toc3815_1020165340"/>Attribute<text:bookmark-end text:name="__RefHeading___Toc3815_1020165340"/></text:h>
      <text:p text:style-name="P181"/>
      <text:p text:style-name="P15">grid<text:span text:style-name="T72">:</text:span> QGridLayout</text:p>
      <text:p text:style-name="P201">Layout für die Filtermaske</text:p>
      <text:p text:style-name="P15">validator<text:span text:style-name="T72">:</text:span> QDoubleValidator</text:p>
      <text:p text:style-name="P201">Validiert die eingebenen Daten bei minamount und maxamount.</text:p>
      <text:p text:style-name="P15">self.minamount_input<text:span text:style-name="T72">:</text:span> QLineEdit</text:p>
      <text:p text:style-name="P201">Eingabefeld für die Untergrenze des Betrages der zu filternden Ausgabe.</text:p>
      <text:p text:style-name="P15">self.maxamount_input<text:span text:style-name="T72">:</text:span> QLineEdit</text:p>
      <text:p text:style-name="P202">Eingabefeld für die <text:span text:style-name="T73">Ober</text:span>grenze des Betrages der zu filternden Ausgabe.</text:p>
      <text:p text:style-name="P203">self.ordercombo: QComboBox</text:p>
      <text:p text:style-name="P204">Dropdownmenü für die gewünschte Sortierreihenfolge.</text:p>
      <text:p text:style-name="P181"/>
      <text:h text:style-name="P180" text:outline-level="3"><text:bookmark-start text:name="__RefHeading___Toc3817_1020165340"/>Methoden<text:bookmark-end text:name="__RefHeading___Toc3817_1020165340"/></text:h>
      <text:p text:style-name="P181"/>
      <text:p text:style-name="P205"><text:span text:style-name="T74">search_expense</text:span>(<text:span text:style-name="T74">self</text:span>) -&gt; <text:span text:style-name="T74">list:</text:span></text:p>
      <text:p text:style-name="P206"><text:span text:style-name="T2">Argumente</text:span>: <text:span text:style-name="T74">expense_list: list</text:span></text:p>
      <text:p text:style-name="P206"><text:span text:style-name="T2">Beschreibung</text:span>: <text:span text:style-name="T74">Sendet ein Dict mit den Eingegebenen Filterkriterien an das Backend und gibt eine Liste mit den gefundenen Ausgaben zurück.</text:span></text:p>
      <text:p text:style-name="P206"><text:span text:style-name="T2">Returns</text:span>: <text:span text:style-name="T74">list</text:span></text:p>
      <text:p text:style-name="P181"/>
      <text:h text:style-name="P188" text:outline-level="2"><text:bookmark-start text:name="__RefHeading___Toc3819_1020165340"/>Expense<text:span text:style-name="T66">Table</text:span>(QWidget)<text:bookmark-end text:name="__RefHeading___Toc3819_1020165340"/></text:h>
      <text:p text:style-name="P181"/>
      <text:h text:style-name="P180" text:outline-level="3"><text:bookmark-start text:name="__RefHeading___Toc3821_1020165340"/>Modul<text:bookmark-end text:name="__RefHeading___Toc3821_1020165340"/></text:h>
      <text:p text:style-name="P181"/>
      <text:p text:style-name="P182"><text:span text:style-name="T41">ui</text:span>.py</text:p>
      <text:p text:style-name="P182"/>
      <text:h text:style-name="P180" text:outline-level="3"><text:bookmark-start text:name="__RefHeading___Toc3823_1020165340"/>Beschreibung<text:bookmark-end text:name="__RefHeading___Toc3823_1020165340"/></text:h>
      <text:p text:style-name="P183"/>
      <text:p text:style-name="P207"><text:soft-page-break/>Stellt die gesuchten Ausgaben in einer Tabelle dar.</text:p>
      <text:h text:style-name="P180" text:outline-level="3"><text:bookmark-start text:name="__RefHeading___Toc3825_1020165340"/>Abhängigkeiten<text:bookmark-end text:name="__RefHeading___Toc3825_1020165340"/></text:h>
      <text:p text:style-name="P184"/>
      <text:p text:style-name="P185">sys</text:p>
      <text:p text:style-name="P185">json</text:p>
      <text:p text:style-name="P185">pathlib</text:p>
      <text:p text:style-name="P185">datetime</text:p>
      <text:p text:style-name="P186">pyside6</text:p>
      <text:p text:style-name="P186">modules/api.py</text:p>
      <text:p text:style-name="P187"/>
      <text:h text:style-name="P180" text:outline-level="3"><text:bookmark-start text:name="__RefHeading___Toc3827_1020165340"/>Argumente<text:bookmark-end text:name="__RefHeading___Toc3827_1020165340"/></text:h>
      <text:p text:style-name="P208">Keine</text:p>
      <text:p text:style-name="P181"/>
      <text:h text:style-name="P180" text:outline-level="3"><text:bookmark-start text:name="__RefHeading___Toc3829_1020165340"/>Attribute<text:bookmark-end text:name="__RefHeading___Toc3829_1020165340"/></text:h>
      <text:p text:style-name="P181"/>
      <text:p text:style-name="P15">self.expense_table: QTableWidget</text:p>
      <text:p text:style-name="P209">Tabelle zur Darstellung von Ausgaben.</text:p>
      <text:h text:style-name="P180" text:outline-level="3"><text:bookmark-start text:name="__RefHeading___Toc3831_1020165340"/>Methoden<text:bookmark-end text:name="__RefHeading___Toc3831_1020165340"/></text:h>
      <text:p text:style-name="P181"/>
      <text:p text:style-name="P41">render_table(<text:span text:style-name="T74">self, </text:span>expense_list:list) -&gt; None</text:p>
      <text:p text:style-name="P206"><text:span text:style-name="T2">Argumente</text:span>: <text:span text:style-name="T74">expense_list: list</text:span></text:p>
      <text:p text:style-name="P206"><text:span text:style-name="T2">Beschreibung</text:span>: <text:span text:style-name="T74">Erstellt die Tabelle mit den Werten aus der übergebenen Liste.</text:span></text:p>
      <text:p text:style-name="P206"><text:span text:style-name="T2">Returns</text:span>: <text:span text:style-name="T67">-</text:span></text:p>
      <text:p text:style-name="P2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mpact" svg:font-family="Impact"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loext:graphic-properties draw:fill="solid" draw:fill-color="#f8b323"/>
      <style:paragraph-properties fo:margin-top="0.176cm" fo:margin-bottom="0cm" style:contextual-spacing="false" fo:background-color="#f8b323" fo:padding="0cm" fo:border="3pt solid #f8b323" style:shadow="none"/>
      <style:text-properties fo:font-variant="normal" fo:text-transform="none" fo:color="#ffffff" loext:opacity="100%" fo:font-size="12pt" fo:letter-spacing="0.026cm" fo:font-weight="bold" style:font-size-asian="11pt" style:font-size-complex="11pt"/>
    </style:style>
    <style:style style:name="Heading_20_2" style:display-name="Heading 2" style:family="paragraph" style:parent-style-name="Standard" style:next-style-name="Standard" loext:linked-style-name="Überschrift_20_2_20_Zchn" style:default-outline-level="2" style:list-style-name="" style:class="chapter">
      <loext:graphic-properties draw:fill="solid" draw:fill-color="#fdefd2"/>
      <style:paragraph-properties fo:margin-top="0.176cm" fo:margin-bottom="0cm" style:contextual-spacing="false" fo:background-color="#fdefd2" fo:padding="0cm" fo:border="3pt solid #fdefd2" style:shadow="none"/>
      <style:text-properties fo:font-variant="normal" fo:text-transform="none" fo:letter-spacing="0.026cm"/>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529cm" fo:margin-bottom="0cm" style:contextual-spacing="false" style:page-number="auto" fo:padding-left="0cm" fo:padding-right="0cm" fo:padding-top="0.071cm" fo:padding-bottom="0cm" fo:border-left="none" fo:border-right="none" fo:border-top="0.74pt solid #f8b323" fo:border-bottom="none">
        <style:tab-stops/>
      </style:paragraph-properties>
      <style:text-properties fo:font-variant="normal" fo:text-transform="none" fo:color="#885d04" loext:opacity="100%" fo:letter-spacing="0.026cm" fo:font-weight="bold"/>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353cm" fo:margin-bottom="0cm" style:contextual-spacing="false" fo:padding-left="0cm" fo:padding-right="0cm" fo:padding-top="0.071cm" fo:padding-bottom="0cm" fo:border-left="none" fo:border-right="none" fo:border-top="0.74pt dotted #f8b323" fo:border-bottom="none"/>
      <style:text-properties fo:text-transform="uppercase" fo:color="#cd8c06" loext:opacity="100%" fo:letter-spacing="0.018cm"/>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353cm" fo:margin-bottom="0cm" style:contextual-spacing="false" fo:padding-left="0cm" fo:padding-right="0cm" fo:padding-top="0cm" fo:padding-bottom="0.035cm" fo:border-left="none" fo:border-right="none" fo:border-top="none" fo:border-bottom="0.74pt solid #f8b323"/>
      <style:text-properties fo:text-transform="uppercase" fo:color="#cd8c06" loext:opacity="100%" fo:letter-spacing="0.018cm"/>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353cm" fo:margin-bottom="0cm" style:contextual-spacing="false" fo:padding-left="0cm" fo:padding-right="0cm" fo:padding-top="0cm" fo:padding-bottom="0.035cm" fo:border-left="none" fo:border-right="none" fo:border-top="none" fo:border-bottom="0.74pt dotted #f8b323"/>
      <style:text-properties fo:text-transform="uppercase" fo:color="#cd8c06" loext:opacity="100%" fo:letter-spacing="0.018cm"/>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353cm" fo:margin-bottom="0cm" style:contextual-spacing="false"/>
      <style:text-properties fo:text-transform="uppercase" fo:color="#cd8c06" loext:opacity="100%" fo:letter-spacing="0.018cm"/>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353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353cm" fo:margin-bottom="0cm" style:contextual-spacing="false"/>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next-style-name="Standard">
      <style:text-properties fo:color="#cd8c06" loext:opacity="100%" fo:font-size="8pt" fo:font-weight="bold" style:font-size-asian="8pt" style:font-weight-asian="bold" style:font-size-complex="8pt" style:font-weight-complex="bold"/>
    </style:style>
    <style:style style:name="Title" style:family="paragraph" style:parent-style-name="Standard" style:next-style-name="Standard" loext:linked-style-name="Titel_20_Zchn" style:class="chapter">
      <style:paragraph-properties fo:margin-top="0cm" fo:margin-bottom="0cm" style:contextual-spacing="false"/>
      <style:text-properties fo:font-variant="normal" fo:text-transform="none" fo:color="#f8b323" loext:opacity="100%" style:font-name="Liberation Sans2" fo:font-family="'Liberation Sans'" style:font-style-name="Standard" style:font-family-generic="swiss"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paragraph-properties fo:margin-top="0cm" fo:margin-bottom="0.882cm" style:contextual-spacing="false" fo:line-height="100%"/>
      <style:text-properties fo:text-transform="uppercase" fo:color="#595959" loext:opacity="100%" fo:font-size="10.5pt" fo:letter-spacing="0.018cm" style:font-size-asian="10.5pt" style:font-size-complex="10.5pt"/>
    </style:style>
    <style:style style:name="No_20_Spacing" style:display-name="No Spacing" style:family="paragraph">
      <style:paragraph-properties fo:margin-top="0.176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Zitat_20_Zchn">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loext:linked-style-name="Intensives_20_Zitat_20_Zchn">
      <style:paragraph-properties fo:margin-left="1.905cm" fo:margin-right="1.905cm" fo:margin-top="0.423cm" fo:margin-bottom="0.423cm" style:contextual-spacing="false" fo:line-height="100%" fo:text-align="center" style:justify-single-word="false" fo:text-indent="0cm" style:auto-text-indent="false"/>
      <style:text-properties fo:color="#f8b323" loext:opacity="100%" fo:font-size="12pt" style:font-size-asian="12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1.27cm" fo:margin-right="0cm" fo:margin-top="0.176cm" fo:margin-bottom="0.353cm" style: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fo:color="#ffffff" loext:opacity="100%" fo:font-size="11pt" fo:letter-spacing="0.026cm" fo:background-color="#f8b323" style:font-size-asian="11pt" style:font-size-complex="11pt"/>
    </style:style>
    <style:style style:name="Überschrift_20_2_20_Zchn" style:display-name="Überschrift 2 Zchn" style:family="text" style:parent-style-name="Default_20_Paragraph_20_Font">
      <style:text-properties fo:text-transform="uppercase" fo:letter-spacing="0.026cm" fo:background-color="#fdefd2"/>
    </style:style>
    <style:style style:name="Überschrift_20_3_20_Zchn" style:display-name="Überschrift 3 Zchn" style:family="text" style:parent-style-name="Default_20_Paragraph_20_Font">
      <style:text-properties fo:text-transform="uppercase" fo:color="#885d04" loext:opacity="100%" fo:letter-spacing="0.026cm"/>
    </style:style>
    <style:style style:name="Überschrift_20_4_20_Zchn" style:display-name="Überschrift 4 Zchn" style:family="text" style:parent-style-name="Default_20_Paragraph_20_Font">
      <style:text-properties fo:text-transform="uppercase" fo:color="#cd8c06" loext:opacity="100%" fo:letter-spacing="0.018cm"/>
    </style:style>
    <style:style style:name="Überschrift_20_5_20_Zchn" style:display-name="Überschrift 5 Zchn" style:family="text" style:parent-style-name="Default_20_Paragraph_20_Font">
      <style:text-properties fo:text-transform="uppercase" fo:color="#cd8c06" loext:opacity="100%" fo:letter-spacing="0.018cm"/>
    </style:style>
    <style:style style:name="Überschrift_20_6_20_Zchn" style:display-name="Überschrift 6 Zchn" style:family="text" style:parent-style-name="Default_20_Paragraph_20_Font">
      <style:text-properties fo:text-transform="uppercase" fo:color="#cd8c06" loext:opacity="100%" fo:letter-spacing="0.018cm"/>
    </style:style>
    <style:style style:name="Überschrift_20_7_20_Zchn" style:display-name="Überschrift 7 Zchn" style:family="text" style:parent-style-name="Default_20_Paragraph_20_Font">
      <style:text-properties fo:text-transform="uppercase" fo:color="#cd8c06" loext:opacity="100%" fo:letter-spacing="0.018cm"/>
    </style:style>
    <style:style style:name="Überschrift_20_8_20_Zchn" style:display-name="Überschrift 8 Zchn" style:family="text" style:parent-style-name="Default_20_Paragraph_20_Font">
      <style:text-properties fo:text-transform="uppercase" fo:font-size="9pt" fo:letter-spacing="0.018cm" style:font-size-asian="9pt" style:font-size-complex="9pt"/>
    </style:style>
    <style:style style:name="Überschrift_20_9_20_Zchn" style:display-name="Überschrift 9 Zchn"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el_20_Zchn" style:display-name="Titel Zchn" style:family="text" style:parent-style-name="Default_20_Paragraph_20_Font">
      <style:text-properties fo:text-transform="uppercase" fo:color="#f8b323" loext:opacity="100%" style:font-name="Impact" fo:font-family="Impact"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text-transform="uppercase" fo:color="#595959" loext:opacity="100%"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885d04" loext:opacity="100%" fo:letter-spacing="0.009cm"/>
    </style:style>
    <style:style style:name="Zitat_20_Zchn" style:display-name="Zitat Zchn" style:family="text" style:parent-style-name="Default_20_Paragraph_20_Font" loext:linked-style-name="Quote">
      <style:text-properties fo:font-size="12pt" fo:font-style="italic" style:font-size-asian="12pt" style:font-style-asian="italic" style:font-size-complex="12pt" style:font-style-complex="italic"/>
    </style:style>
    <style:style style:name="Intensives_20_Zitat_20_Zchn" style:display-name="Intensives Zitat Zchn" style:family="text" style:parent-style-name="Default_20_Paragraph_20_Font" loext:linked-style-name="Intense_20_Quote">
      <style:text-properties fo:color="#f8b323" loext:opacity="100%" fo:font-size="12pt" style:font-size-asian="12pt" style:font-size-complex="12pt"/>
    </style:style>
    <style:style style:name="Subtle_20_Emphasis" style:display-name="Subtle Emphasis" style:family="text">
      <style:text-properties fo:color="#885d04" loext:opacity="100%" fo:font-style="italic" style:font-style-asian="italic" style:font-style-complex="italic"/>
    </style:style>
    <style:style style:name="Intense_20_Emphasis" style:display-name="Intense Emphasis" style:family="text">
      <style:text-properties fo:text-transform="uppercase" fo:color="#885d04" loext:opacity="100%" fo:letter-spacing="0.018cm" fo:font-weight="bold" style:font-weight-asian="bold" style:font-weight-complex="bold"/>
    </style:style>
    <style:style style:name="Subtle_20_Reference" style:display-name="Subtle Reference" style:family="text">
      <style:text-properties fo:color="#f8b323" loext:opacity="100%" fo:font-weight="bold" style:font-weight-asian="bold" style:font-weight-complex="bold"/>
    </style:style>
    <style:style style:name="Intense_20_Reference" style:display-name="Intense Reference" style:family="text">
      <style:text-properties fo:text-transform="uppercase" fo:color="#f8b323"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9T07:58:33.597459881</meta:creation-date>
    <dc:date>2026-01-02T13:26:11.635050357</dc:date>
    <meta:editing-duration>PT1H17M31S</meta:editing-duration>
    <meta:editing-cycles>12</meta:editing-cycles>
    <meta:generator>LibreOffice/25.8.4.2$Linux_X86_64 LibreOffice_project/580$Build-2</meta:generator>
    <meta:document-statistic meta:table-count="0" meta:image-count="0" meta:object-count="0" meta:page-count="37" meta:paragraph-count="1245" meta:word-count="4951" meta:character-count="40078" meta:non-whitespace-character-count="36068"/>
  </office:meta>
</office:document-meta>
</file>